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6eb49"/>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list-style-name="L22">
      <style:paragraph-properties fo:margin-top="0cm" fo:margin-bottom="0cm" style:contextual-spacing="false"/>
    </style:style>
    <style:style style:name="P26" style:family="paragraph" style:parent-style-name="Text_20_body" style:list-style-name="L23">
      <style:paragraph-properties fo:margin-top="0cm" fo:margin-bottom="0cm" style:contextual-spacing="false"/>
    </style:style>
    <style:style style:name="P27" style:family="paragraph" style:parent-style-name="Text_20_body" style:list-style-name="L24">
      <style:paragraph-properties fo:margin-top="0cm" fo:margin-bottom="0cm" style:contextual-spacing="false"/>
    </style:style>
    <style:style style:name="P28" style:family="paragraph" style:parent-style-name="Text_20_body" style:list-style-name="L25">
      <style:paragraph-properties fo:margin-top="0cm" fo:margin-bottom="0cm" style:contextual-spacing="false"/>
    </style:style>
    <style:style style:name="P29" style:family="paragraph" style:parent-style-name="Text_20_body" style:list-style-name="L26">
      <style:paragraph-properties fo:margin-top="0cm" fo:margin-bottom="0cm" style:contextual-spacing="false"/>
    </style:style>
    <style:style style:name="P30" style:family="paragraph" style:parent-style-name="Text_20_body">
      <style:text-properties fo:font-weight="bold" style:font-weight-asian="bold" style:font-weight-complex="bold"/>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paragraph-properties fo:margin-top="0cm" fo:margin-bottom="0cm" style:contextual-spacing="false"/>
    </style:style>
    <style:style style:name="P38" style:family="paragraph" style:parent-style-name="Text_20_body">
      <style:text-properties fo:font-style="italic" style:font-style-asian="italic" style:font-style-complex="italic"/>
    </style:style>
    <style:style style:name="P39" style:family="paragraph" style:parent-style-name="Text_20_body" style:list-style-name="L34">
      <style:paragraph-properties fo:margin-top="0cm" fo:margin-bottom="0cm" style:contextual-spacing="false"/>
    </style:style>
    <style:style style:name="P40" style:family="paragraph" style:parent-style-name="Text_20_body" style:list-style-name="L35">
      <style:paragraph-properties fo:margin-top="0cm" fo:margin-bottom="0cm" style:contextual-spacing="false"/>
    </style:style>
    <style:style style:name="P41" style:family="paragraph" style:parent-style-name="Text_20_body" style:list-style-name="L36">
      <style:paragraph-properties fo:margin-top="0cm" fo:margin-bottom="0cm" style:contextual-spacing="false"/>
    </style:style>
    <style:style style:name="P42" style:family="paragraph" style:parent-style-name="Text_20_body" style:list-style-name="L37">
      <style:paragraph-properties fo:margin-top="0cm" fo:margin-bottom="0cm" style:contextual-spacing="false"/>
    </style:style>
    <style:style style:name="P43" style:family="paragraph" style:parent-style-name="Text_20_body" style:list-style-name="L38">
      <style:paragraph-properties fo:margin-top="0cm" fo:margin-bottom="0cm" style:contextual-spacing="false"/>
    </style:style>
    <style:style style:name="P44" style:family="paragraph" style:parent-style-name="Text_20_body" style:list-style-name="L39">
      <style:paragraph-properties fo:margin-top="0cm" fo:margin-bottom="0cm" style:contextual-spacing="false"/>
    </style:style>
    <style:style style:name="P45" style:family="paragraph" style:parent-style-name="Text_20_body" style:list-style-name="L40">
      <style:paragraph-properties fo:margin-top="0cm" fo:margin-bottom="0cm" style:contextual-spacing="false"/>
    </style:style>
    <style:style style:name="P46" style:family="paragraph" style:parent-style-name="Text_20_body" style:list-style-name="L41">
      <style:paragraph-properties fo:margin-top="0cm" fo:margin-bottom="0cm" style:contextual-spacing="false"/>
    </style:style>
    <style:style style:name="P47" style:family="paragraph" style:parent-style-name="Text_20_body" style:list-style-name="L42">
      <style:paragraph-properties fo:margin-top="0cm" fo:margin-bottom="0cm" style:contextual-spacing="false"/>
    </style:style>
    <style:style style:name="P48" style:family="paragraph" style:parent-style-name="Text_20_body" style:list-style-name="L43">
      <style:paragraph-properties fo:margin-top="0cm" fo:margin-bottom="0cm" style:contextual-spacing="false"/>
    </style:style>
    <style:style style:name="P49" style:family="paragraph" style:parent-style-name="Text_20_body" style:list-style-name="L44">
      <style:paragraph-properties fo:margin-top="0cm" fo:margin-bottom="0cm" style:contextual-spacing="false"/>
    </style:style>
    <style:style style:name="P50" style:family="paragraph" style:parent-style-name="Text_20_body">
      <style:text-properties officeooo:paragraph-rsid="0016eb49"/>
    </style:style>
    <style:style style:name="P51" style:family="paragraph" style:parent-style-name="Text_20_body">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Literature Review</text:p>
      <text:list text:style-name="L1">
        <text:list-item>
          <text:p text:style-name="P4"><text:a xlink:type="simple" xlink:href="#literature-review" text:style-name="Internet_20_link" text:visited-style-name="Visited_20_Internet_20_Link"><text:span text:style-name="Definition">Literature Review</text:span></text:a></text:p>
          <text:list text:style-name="L2">
            <text:list-item>
              <text:p text:style-name="P5"><text:a xlink:type="simple" xlink:href="#research-questions---july-2024" text:style-name="Internet_20_link" text:visited-style-name="Visited_20_Internet_20_Link"><text:span text:style-name="Definition">Research Questions - July 2024</text:span></text:a></text:p>
            </text:list-item>
            <text:list-item>
              <text:p text:style-name="P5"><text:a xlink:type="simple" xlink:href="#introduction-structure-of-lr" text:style-name="Internet_20_link" text:visited-style-name="Visited_20_Internet_20_Link"><text:span text:style-name="Definition">Introduction &amp; Structure of LR</text:span></text:a></text:p>
            </text:list-item>
            <text:list-item>
              <text:p text:style-name="P5"><text:a xlink:type="simple" xlink:href="#context-of-game-making-and-digital-projects-in-schools" text:style-name="Internet_20_link" text:visited-style-name="Visited_20_Internet_20_Link"><text:span text:style-name="Definition">Context of game making and digital projects in schools</text:span></text:a></text:p>
            </text:list-item>
            <text:list-item>
              <text:p text:style-name="P5"><text:a xlink:type="simple" xlink:href="#context-of-game-making-and-digital-projects-at-home-and-other-informal-settings" text:style-name="Internet_20_link" text:visited-style-name="Visited_20_Internet_20_Link"><text:span text:style-name="Definition">Context of game making and digital projects at home and other informal settings</text:span></text:a></text:p>
              <text:list text:style-name="L3">
                <text:list-item>
                  <text:p text:style-name="P6"><text:a xlink:type="simple" xlink:href="#examples-of-research-on-practice" text:style-name="Internet_20_link" text:visited-style-name="Visited_20_Internet_20_Link"><text:span text:style-name="Definition">Examples of research on practice</text:span></text:a></text:p>
                  <text:list text:style-name="L4">
                    <text:list-item>
                      <text:p text:style-name="P7"><text:a xlink:type="simple" xlink:href="#ito-gee---hanging-out" text:style-name="Internet_20_link" text:visited-style-name="Visited_20_Internet_20_Link"><text:span text:style-name="Definition">Ito / Gee - hanging out</text:span></text:a></text:p>
                    </text:list-item>
                    <text:list-item>
                      <text:p text:style-name="P7"><text:a xlink:type="simple" xlink:href="#home-making-and-consuming-of-media" text:style-name="Internet_20_link" text:visited-style-name="Visited_20_Internet_20_Link"><text:span text:style-name="Definition">Home making and consuming of media</text:span></text:a></text:p>
                    </text:list-item>
                    <text:list-item>
                      <text:p text:style-name="P7"><text:a xlink:type="simple" xlink:href="#mozilla-authentic-link-toolsets" text:style-name="Internet_20_link" text:visited-style-name="Visited_20_Internet_20_Link"><text:span text:style-name="Definition">Mozilla, authentic-link toolsets</text:span></text:a></text:p>
                    </text:list-item>
                  </text:list>
                </text:list-item>
                <text:list-item>
                  <text:p text:style-name="P6"><text:a xlink:type="simple" xlink:href="#inequality-of-access-to-participatory-culture-communities-barrier" text:style-name="Internet_20_link" text:visited-style-name="Visited_20_Internet_20_Link"><text:span text:style-name="Definition">Inequality of access to participatory culture communities (Barrier)</text:span></text:a></text:p>
                </text:list-item>
              </text:list>
            </text:list-item>
            <text:list-item>
              <text:p text:style-name="P5"><text:a xlink:type="simple" xlink:href="#pedagogies-for-project-based-game-making-via-coding" text:style-name="Internet_20_link" text:visited-style-name="Visited_20_Internet_20_Link"><text:span text:style-name="Definition">Pedagogies for project-based game making via coding</text:span></text:a></text:p>
              <text:list text:style-name="L5">
                <text:list-item>
                  <text:p text:style-name="P8"><text:a xlink:type="simple" xlink:href="#what-is-a-pedagogy" text:style-name="Internet_20_link" text:visited-style-name="Visited_20_Internet_20_Link"><text:span text:style-name="Definition">What is a pedagogy?</text:span></text:a></text:p>
                </text:list-item>
              </text:list>
            </text:list-item>
            <text:list-item>
              <text:p text:style-name="P5"><text:a xlink:type="simple" xlink:href="#computation-thinking-curriculum-concepts-andor-and-pedagogical-framework" text:style-name="Internet_20_link" text:visited-style-name="Visited_20_Internet_20_Link"><text:span text:style-name="Definition">Computation Thinking: curriculum concepts and/or and pedagogical framework</text:span></text:a></text:p>
              <text:list text:style-name="L6">
                <text:list-item>
                  <text:p text:style-name="P9"><text:a xlink:type="simple" xlink:href="#situating-computational-thinking-within-curricular-concerns" text:style-name="Internet_20_link" text:visited-style-name="Visited_20_Internet_20_Link"><text:span text:style-name="Definition">Situating Computational thinking within curricular concerns</text:span></text:a></text:p>
                </text:list-item>
                <text:list-item>
                  <text:p text:style-name="P9"><text:a xlink:type="simple" xlink:href="#studies-exploring-ct-as-an-pedagogical-framework-to-support-learning-computer-coding" text:style-name="Internet_20_link" text:visited-style-name="Visited_20_Internet_20_Link"><text:span text:style-name="Definition">Studies exploring CT as an pedagogical framework to support learning computer coding</text:span></text:a></text:p>
                </text:list-item>
              </text:list>
            </text:list-item>
            <text:list-item>
              <text:p text:style-name="P5"><text:a xlink:type="simple" xlink:href="#primm-semantic-waves-and-pushing-the-abstract" text:style-name="Internet_20_link" text:visited-style-name="Visited_20_Internet_20_Link"><text:span text:style-name="Definition">PRIMM, Semantic Waves and pushing the abstract</text:span></text:a></text:p>
              <text:list text:style-name="L7">
                <text:list-item>
                  <text:p text:style-name="P10"><text:a xlink:type="simple" xlink:href="#primm" text:style-name="Internet_20_link" text:visited-style-name="Visited_20_Internet_20_Link"><text:span text:style-name="Definition">PRIMM</text:span></text:a></text:p>
                </text:list-item>
                <text:list-item>
                  <text:p text:style-name="P10"><text:a xlink:type="simple" xlink:href="#semantic-profiles-and-waves" text:style-name="Internet_20_link" text:visited-style-name="Visited_20_Internet_20_Link"><text:span text:style-name="Definition">Semantic Profiles and Waves</text:span></text:a></text:p>
                </text:list-item>
                <text:list-item>
                  <text:p text:style-name="P10"><text:a xlink:type="simple" xlink:href="#problematising-distinctions-between-instruction-based-tutorials-and-unguided-approaches" text:style-name="Internet_20_link" text:visited-style-name="Visited_20_Internet_20_Link"><text:span text:style-name="Definition">Problematising distinctions between instruction-based tutorials and unguided approaches</text:span></text:a></text:p>
                </text:list-item>
              </text:list>
            </text:list-item>
            <text:list-item>
              <text:p text:style-name="P5"><text:a xlink:type="simple" xlink:href="#studies-on-pedagogies-scaffolding-practice-based-exploration" text:style-name="Internet_20_link" text:visited-style-name="Visited_20_Internet_20_Link"><text:span text:style-name="Definition">Studies on Pedagogies scaffolding practice based exploration</text:span></text:a></text:p>
              <text:list text:style-name="L8">
                <text:list-item>
                  <text:p text:style-name="P11"><text:a xlink:type="simple" xlink:href="#use-modify-create" text:style-name="Internet_20_link" text:visited-style-name="Visited_20_Internet_20_Link"><text:span text:style-name="Definition">Use Modify Create</text:span></text:a></text:p>
                </text:list-item>
                <text:list-item>
                  <text:p text:style-name="P11"><text:a xlink:type="simple" xlink:href="#microworlds-as-an-embodiment-of-umc-and-other-constructionist-design-principles" text:style-name="Internet_20_link" text:visited-style-name="Visited_20_Internet_20_Link"><text:span text:style-name="Definition">Microworlds as an embodiment of UMC and other constructionist design principles</text:span></text:a></text:p>
                </text:list-item>
                <text:list-item>
                  <text:p text:style-name="P11"><text:a xlink:type="simple" xlink:href="#constructionist-design-principles" text:style-name="Internet_20_link" text:visited-style-name="Visited_20_Internet_20_Link"><text:span text:style-name="Definition">Constructionist design principles</text:span></text:a></text:p>
                </text:list-item>
                <text:list-item>
                  <text:p text:style-name="P11"><text:a xlink:type="simple" xlink:href="#half-baked-games-as-microworlds" text:style-name="Internet_20_link" text:visited-style-name="Visited_20_Internet_20_Link"><text:span text:style-name="Definition">Half-baked games as Microworlds</text:span></text:a></text:p>
                </text:list-item>
                <text:list-item>
                  <text:p text:style-name="P11"><text:a xlink:type="simple" xlink:href="#pair-programming-socialcollaborative-coding" text:style-name="Internet_20_link" text:visited-style-name="Visited_20_Internet_20_Link"><text:span text:style-name="Definition">Pair programming &amp; social/collaborative coding</text:span></text:a></text:p>
                </text:list-item>
                <text:list-item>
                  <text:p text:style-name="P11"><text:a xlink:type="simple" xlink:href="#project-based-learning-pbl" text:style-name="Internet_20_link" text:visited-style-name="Visited_20_Internet_20_Link"><text:span text:style-name="Definition">Project Based Learning (PBL)</text:span></text:a></text:p>
                  <text:list text:style-name="L9">
                    <text:list-item>
                      <text:p text:style-name="P12"><text:a xlink:type="simple" xlink:href="#project-based-learning-as-an-inclusive-pedagogy" text:style-name="Internet_20_link" text:visited-style-name="Visited_20_Internet_20_Link"><text:span text:style-name="Definition">Project Based Learning as an inclusive pedagogy</text:span></text:a></text:p>
                    </text:list-item>
                    <text:list-item>
                      <text:p text:style-name="P12"><text:a xlink:type="simple" xlink:href="#complications-with-project-based-learning" text:style-name="Internet_20_link" text:visited-style-name="Visited_20_Internet_20_Link"><text:span text:style-name="Definition">Complications with Project Based Learning</text:span></text:a></text:p>
                    </text:list-item>
                    <text:list-item>
                      <text:p text:style-name="P12"><text:a xlink:type="simple" xlink:href="#game-making-and-project-problem-based-learning" text:style-name="Internet_20_link" text:visited-style-name="Visited_20_Internet_20_Link"><text:span text:style-name="Definition">Game making and Project / Problem Based Learning</text:span></text:a></text:p>
                    </text:list-item>
                    <text:list-item>
                      <text:p text:style-name="P12"><text:a xlink:type="simple" xlink:href="#pbl-and-authenticity-in-the-domain-of-teaching-programming" text:style-name="Internet_20_link" text:visited-style-name="Visited_20_Internet_20_Link"><text:span text:style-name="Definition">PBL and Authenticity in the domain of teaching programming</text:span></text:a></text:p>
                    </text:list-item>
                    <text:list-item>
                      <text:p text:style-name="P12"><text:a xlink:type="simple" xlink:href="#issues-of-inclusion-and-pbl-addressed-through-udl-principles" text:style-name="Internet_20_link" text:visited-style-name="Visited_20_Internet_20_Link"><text:span text:style-name="Definition">Issues of Inclusion and PBL addressed through UDL principles</text:span></text:a></text:p>
                    </text:list-item>
                  </text:list>
                </text:list-item>
              </text:list>
            </text:list-item>
            <text:list-item>
              <text:p text:style-name="P5"><text:a xlink:type="simple" xlink:href="#pedagogical-resources-in-the-form-of-professional-practices-and-frameworks" text:style-name="Internet_20_link" text:visited-style-name="Visited_20_Internet_20_Link"><text:span text:style-name="Definition">Pedagogical resources in the form of professional practices and frameworks</text:span></text:a></text:p>
              <text:list text:style-name="L10">
                <text:list-item>
                  <text:p text:style-name="P13"><text:a xlink:type="simple" xlink:href="#design-steps-frameworks-via-stages" text:style-name="Internet_20_link" text:visited-style-name="Visited_20_Internet_20_Link"><text:span text:style-name="Definition">Design steps frameworks via stages</text:span></text:a></text:p>
                  <text:list text:style-name="L11">
                    <text:list-item>
                      <text:p text:style-name="P14"><text:a xlink:type="simple" xlink:href="#broad-design-based-approaches" text:style-name="Internet_20_link" text:visited-style-name="Visited_20_Internet_20_Link"><text:span text:style-name="Definition">Broad design based approaches</text:span></text:a></text:p>
                    </text:list-item>
                  </text:list>
                </text:list-item>
                <text:list-item>
                  <text:p text:style-name="P13"><text:a xlink:type="simple" xlink:href="#mda-and-conceptual-game-elements-framework" text:style-name="Internet_20_link" text:visited-style-name="Visited_20_Internet_20_Link"><text:span text:style-name="Definition">MDA and conceptual game elements framework</text:span></text:a></text:p>
                </text:list-item>
                <text:list-item>
                  <text:p text:style-name="P13"><text:a xlink:type="simple" xlink:href="#design-patterns-and-game-design-patterns-in-professional-context" text:style-name="Internet_20_link" text:visited-style-name="Visited_20_Internet_20_Link"><text:span text:style-name="Definition">Design Patterns and Game Design Patterns in professional context</text:span></text:a></text:p>
                </text:list-item>
                <text:list-item>
                  <text:p text:style-name="P13"><text:a xlink:type="simple" xlink:href="#using-professional-frameworks-to-help-novice-game-makers" text:style-name="Internet_20_link" text:visited-style-name="Visited_20_Internet_20_Link"><text:span text:style-name="Definition">Using professional frameworks to help novice game makers</text:span></text:a></text:p>
                  <text:list text:style-name="L12">
                    <text:list-item>
                      <text:p text:style-name="P15"><text:a xlink:type="simple" xlink:href="#using-pattern-collections-and-code-examples-to-help-novice-students." text:style-name="Internet_20_link" text:visited-style-name="Visited_20_Internet_20_Link"><text:span text:style-name="Definition">Using pattern collections and code examples to help novice students.</text:span></text:a></text:p>
                    </text:list-item>
                  </text:list>
                </text:list-item>
              </text:list>
            </text:list-item>
            <text:list-item>
              <text:p text:style-name="P5"><text:a xlink:type="simple" xlink:href="#responses-to-challenges" text:style-name="Internet_20_link" text:visited-style-name="Visited_20_Internet_20_Link"><text:soft-page-break/><text:span text:style-name="Definition">Responses to Challenges</text:span></text:a></text:p>
              <text:list text:style-name="L13">
                <text:list-item>
                  <text:p text:style-name="P16"><text:a xlink:type="simple" xlink:href="#resource-provision-and-cpd" text:style-name="Internet_20_link" text:visited-style-name="Visited_20_Internet_20_Link"><text:span text:style-name="Definition">Resource provision and CPD</text:span></text:a></text:p>
                </text:list-item>
                <text:list-item>
                  <text:p text:style-name="P16"><text:a xlink:type="simple" xlink:href="#programmes-working-to-address-barriers---concerning-identity-and-structure" text:style-name="Internet_20_link" text:visited-style-name="Visited_20_Internet_20_Link"><text:span text:style-name="Definition">Programmes working to address barriers - concerning identity, and structure</text:span></text:a></text:p>
                  <text:list text:style-name="L14">
                    <text:list-item>
                      <text:p text:style-name="P17"><text:a xlink:type="simple" xlink:href="#educational-game-jams-game-competitions" text:style-name="Internet_20_link" text:visited-style-name="Visited_20_Internet_20_Link"><text:span text:style-name="Definition">Educational Game Jams &amp; game competitions</text:span></text:a></text:p>
                    </text:list-item>
                    <text:list-item>
                      <text:p text:style-name="P17"><text:a xlink:type="simple" xlink:href="#game-making-studies-addressing-gender-and-race" text:style-name="Internet_20_link" text:visited-style-name="Visited_20_Internet_20_Link"><text:span text:style-name="Definition">Game making studies addressing gender and race</text:span></text:a></text:p>
                    </text:list-item>
                  </text:list>
                </text:list-item>
                <text:list-item>
                  <text:p text:style-name="P16"><text:a xlink:type="simple" xlink:href="#th-dimension-case-study" text:style-name="Internet_20_link" text:visited-style-name="Visited_20_Internet_20_Link"><text:span text:style-name="Definition">5th Dimension Case Study</text:span></text:a></text:p>
                </text:list-item>
                <text:list-item>
                  <text:p text:style-name="P16"><text:a xlink:type="simple" xlink:href="#creative-family-learning---roque" text:style-name="Internet_20_link" text:visited-style-name="Visited_20_Internet_20_Link"><text:span text:style-name="Definition">Creative Family Learning - Roque</text:span></text:a></text:p>
                </text:list-item>
              </text:list>
            </text:list-item>
            <text:list-item>
              <text:p text:style-name="P5"><text:a xlink:type="simple" xlink:href="#synthesis-of-chapter-discussion" text:style-name="Internet_20_link" text:visited-style-name="Visited_20_Internet_20_Link"><text:span text:style-name="Definition">Synthesis of chapter / discussion</text:span></text:a></text:p>
              <text:list text:style-name="L15">
                <text:list-item>
                  <text:p text:style-name="P18"><text:a xlink:type="simple" xlink:href="#deficit-of-cultural-processes-appropriate-frameworks-to-support-community-based-coding-for-beginners" text:style-name="Internet_20_link" text:visited-style-name="Visited_20_Internet_20_Link"><text:span text:style-name="Definition">Deficit of cultural processes &amp; appropriate frameworks to support community-based coding for beginners</text:span></text:a></text:p>
                  <text:list text:style-name="L16">
                    <text:list-item>
                      <text:p text:style-name="P19"><text:a xlink:type="simple" xlink:href="#supporting-roles-and-social-practices-to-support-learners" text:style-name="Internet_20_link" text:visited-style-name="Visited_20_Internet_20_Link"><text:span text:style-name="Definition">Supporting roles and social practices to support learners</text:span></text:a></text:p>
                    </text:list-item>
                  </text:list>
                </text:list-item>
                <text:list-item>
                  <text:p text:style-name="P18"><text:a xlink:type="simple" xlink:href="#tensions-surrounding-authenticity-of-tool-use" text:style-name="Internet_20_link" text:visited-style-name="Visited_20_Internet_20_Link"><text:span text:style-name="Definition">Tensions surrounding authenticity of tool use</text:span></text:a></text:p>
                </text:list-item>
              </text:list>
            </text:list-item>
            <text:list-item>
              <text:p text:style-name="P5"><text:a xlink:type="simple" xlink:href="#conclusion" text:style-name="Internet_20_link" text:visited-style-name="Visited_20_Internet_20_Link"><text:span text:style-name="Definition">Conclusion</text:span></text:a></text:p>
              <text:list text:style-name="L17">
                <text:list-item>
                  <text:p text:style-name="P20"><text:a xlink:type="simple" xlink:href="#discussion-sythetis-of-current-responses-to-challenges-presented---move-later" text:style-name="Internet_20_link" text:visited-style-name="Visited_20_Internet_20_Link"><text:span text:style-name="Definition">Discussion / Sythetis of current Responses to challenges presented - MOVE LATER?</text:span></text:a></text:p>
                </text:list-item>
                <text:list-item>
                  <text:p text:style-name="P20"><text:a xlink:type="simple" xlink:href="#the-problem-statement-of-the-thesis" text:style-name="Internet_20_link" text:visited-style-name="Visited_20_Internet_20_Link"><text:span text:style-name="Definition">The problem statement of the thesis</text:span></text:a></text:p>
                </text:list-item>
              </text:list>
            </text:list-item>
            <text:list-item>
              <text:p text:style-name="P5"><text:a xlink:type="simple" xlink:href="#link-to-the-next-chapters" text:style-name="Internet_20_link" text:visited-style-name="Visited_20_Internet_20_Link"><text:span text:style-name="Definition">Link to the next chapters</text:span></text:a></text:p>
            </text:list-item>
            <text:list-item>
              <text:p text:style-name="P5"><text:a xlink:type="simple" xlink:href="#holding-zone-for-the-chop" text:style-name="Internet_20_link" text:visited-style-name="Visited_20_Internet_20_Link"><text:span text:style-name="Definition">Holding Zone / For the Chop?</text:span></text:a></text:p>
            </text:list-item>
            <text:list-item>
              <text:p text:style-name="P5"><text:a xlink:type="simple" xlink:href="#barriers-to-participation-in-game-making-practices-explored-in-contextual-settings" text:style-name="Internet_20_link" text:visited-style-name="Visited_20_Internet_20_Link"><text:span text:style-name="Definition">Barriers to participation in game making practices (explored in contextual settings)</text:span></text:a></text:p>
              <text:list text:style-name="L18">
                <text:list-item>
                  <text:p text:style-name="P21"><text:a xlink:type="simple" xlink:href="#institutional-barriers---related-to-uk-school-context" text:style-name="Internet_20_link" text:visited-style-name="Visited_20_Internet_20_Link"><text:span text:style-name="Definition">Institutional Barriers - related to UK School context</text:span></text:a></text:p>
                </text:list-item>
                <text:list-item>
                  <text:p text:style-name="P21"><text:a xlink:type="simple" xlink:href="#technical-barriers---difficulties-in-learning-to-program" text:style-name="Internet_20_link" text:visited-style-name="Visited_20_Internet_20_Link"><text:span text:style-name="Definition">Technical Barriers - Difficulties in learning to program</text:span></text:a></text:p>
                </text:list-item>
                <text:list-item>
                  <text:p text:style-name="P21"><text:a xlink:type="simple" xlink:href="#cultural-identity-barriers-to-participation-in" text:style-name="Internet_20_link" text:visited-style-name="Visited_20_Internet_20_Link"><text:span text:style-name="Definition">Cultural / Identity barriers to participation in …</text:span></text:a></text:p>
                  <text:list text:style-name="L19">
                    <text:list-item>
                      <text:p text:style-name="P22"><text:a xlink:type="simple" xlink:href="#barrier---identity-and-computer-cultures" text:style-name="Internet_20_link" text:visited-style-name="Visited_20_Internet_20_Link"><text:span text:style-name="Definition">Barrier - Identity and computer cultures</text:span></text:a></text:p>
                    </text:list-item>
                  </text:list>
                </text:list-item>
                <text:list-item>
                  <text:p text:style-name="P21"><text:a xlink:type="simple" xlink:href="#barrier---unfamiliarity-with-support-practices" text:style-name="Internet_20_link" text:visited-style-name="Visited_20_Internet_20_Link"><text:span text:style-name="Definition">Barrier - unfamiliarity with support practices</text:span></text:a></text:p>
                </text:list-item>
                <text:list-item>
                  <text:p text:style-name="P21"><text:a xlink:type="simple" xlink:href="#outlining-cultural-barriers-aspects-of-game-making" text:style-name="Internet_20_link" text:visited-style-name="Visited_20_Internet_20_Link"><text:span text:style-name="Definition">Outlining cultural barriers / aspects of game making</text:span></text:a></text:p>
                </text:list-item>
              </text:list>
            </text:list-item>
            <text:list-item>
              <text:p text:style-name="P5"><text:a xlink:type="simple" xlink:href="#game-making-and-coding-and-in-schools-and-formal-education" text:style-name="Internet_20_link" text:visited-style-name="Visited_20_Internet_20_Link"><text:span text:style-name="Definition">Game making and coding and in schools and formal education</text:span></text:a></text:p>
              <text:list text:style-name="L20">
                <text:list-item>
                  <text:p text:style-name="P23"><text:a xlink:type="simple" xlink:href="#coding-and-computing-as-a-school-subject-in-the-uk" text:style-name="Internet_20_link" text:visited-style-name="Visited_20_Internet_20_Link"><text:span text:style-name="Definition">Coding and Computing as a School Subject in the UK</text:span></text:a></text:p>
                </text:list-item>
              </text:list>
            </text:list-item>
            <text:list-item>
              <text:p text:style-name="P5"><text:a xlink:type="simple" xlink:href="#context-of-game-making-and-wider-digital-making-and-culture-home-and-informal-settings" text:style-name="Internet_20_link" text:visited-style-name="Visited_20_Internet_20_Link"><text:span text:style-name="Definition">Context of game making and wider digital making and culture home and informal settings</text:span></text:a></text:p>
              <text:list text:style-name="L21">
                <text:list-item>
                  <text:p text:style-name="P24"><text:a xlink:type="simple" xlink:href="#on-games-as-a-home-and-informal-culture" text:style-name="Internet_20_link" text:visited-style-name="Visited_20_Internet_20_Link"><text:span text:style-name="Definition">On games as a home and informal culture</text:span></text:a></text:p>
                </text:list-item>
                <text:list-item>
                  <text:p text:style-name="P24"><text:a xlink:type="simple" xlink:href="#context-of-home-education-and-family-learning" text:style-name="Internet_20_link" text:visited-style-name="Visited_20_Internet_20_Link"><text:span text:style-name="Definition">Context of Home Education and family learning</text:span></text:a></text:p>
                </text:list-item>
              </text:list>
            </text:list-item>
            <text:list-item>
              <text:p text:style-name="P5"><text:a xlink:type="simple" xlink:href="#game-making-and-maker-culture-in-non-formal-learning-contexts-and-third-spaces" text:style-name="Internet_20_link" text:visited-style-name="Visited_20_Internet_20_Link"><text:span text:style-name="Definition">Game making and maker culture in non-formal learning contexts and third spaces</text:span></text:a></text:p>
              <text:list text:style-name="L22">
                <text:list-item>
                  <text:p text:style-name="P25"><text:a xlink:type="simple" xlink:href="#physical-spaces-which-suit-non-formal-approaches" text:style-name="Internet_20_link" text:visited-style-name="Visited_20_Internet_20_Link"><text:span text:style-name="Definition">Physical spaces which suit non-formal approaches</text:span></text:a></text:p>
                  <text:list text:style-name="L23">
                    <text:list-item>
                      <text:p text:style-name="P26"><text:a xlink:type="simple" xlink:href="#an-area-of-tension-to-address---limited-leaner-choice-in-process-if-driven-by-curriculum." text:style-name="Internet_20_link" text:visited-style-name="Visited_20_Internet_20_Link"><text:span text:style-name="Definition">An area of tension to address - limited leaner choice in process if driven by curriculum.</text:span></text:a></text:p>
                    </text:list-item>
                  </text:list>
                </text:list-item>
                <text:list-item>
                  <text:p text:style-name="P25"><text:a xlink:type="simple" xlink:href="#sketchy-pedagogies" text:style-name="Internet_20_link" text:visited-style-name="Visited_20_Internet_20_Link"><text:span text:style-name="Definition">Sketchy pedagogies</text:span></text:a></text:p>
                </text:list-item>
                <text:list-item>
                  <text:p text:style-name="P25"><text:a xlink:type="simple" xlink:href="#funds-of-knowledge-and-third-space" text:style-name="Internet_20_link" text:visited-style-name="Visited_20_Internet_20_Link"><text:span text:style-name="Definition">Funds of knowledge and third space</text:span></text:a></text:p>
                </text:list-item>
                <text:list-item>
                  <text:p text:style-name="P25"><text:a xlink:type="simple" xlink:href="#third-spaces-and-the-context-of-this-study" text:style-name="Internet_20_link" text:visited-style-name="Visited_20_Internet_20_Link"><text:span text:style-name="Definition">Third spaces and the context of this study</text:span></text:a></text:p>
                </text:list-item>
                <text:list-item>
                  <text:p text:style-name="P25"><text:a xlink:type="simple" xlink:href="#game-making-as-a-fund-of-knowledge" text:style-name="Internet_20_link" text:visited-style-name="Visited_20_Internet_20_Link"><text:span text:style-name="Definition">Game making as a fund of knowledge</text:span></text:a></text:p>
                  <text:list text:style-name="L24">
                    <text:list-item>
                      <text:p text:style-name="P27"><text:a xlink:type="simple" xlink:href="#play-circles-and-moe-as-a-third-space" text:style-name="Internet_20_link" text:visited-style-name="Visited_20_Internet_20_Link"><text:span text:style-name="Definition">Play circles and MOE as a third space</text:span></text:a></text:p>
                    </text:list-item>
                  </text:list>
                </text:list-item>
                <text:list-item>
                  <text:p text:style-name="P25"><text:a xlink:type="simple" xlink:href="#work-in-non-formal-settings-drawing-on-home-interests" text:style-name="Internet_20_link" text:visited-style-name="Visited_20_Internet_20_Link"><text:span text:style-name="Definition">Work in non-formal settings drawing on home interests</text:span></text:a></text:p>
                </text:list-item>
                <text:list-item>
                  <text:p text:style-name="P25"><text:a xlink:type="simple" xlink:href="#mozilla---teach-the-web-as-context-and-community" text:style-name="Internet_20_link" text:visited-style-name="Visited_20_Internet_20_Link"><text:span text:style-name="Definition">Mozilla - Teach the Web as context and community</text:span></text:a></text:p>
                </text:list-item>
                <text:list-item>
                  <text:p text:style-name="P25"><text:a xlink:type="simple" xlink:href="#authentic-web-technology-code-playgrounds" text:style-name="Internet_20_link" text:visited-style-name="Visited_20_Internet_20_Link"><text:span text:style-name="Definition">Authentic web technology &amp; Code playgrounds</text:span></text:a></text:p>
                  <text:list text:style-name="L25">
                    <text:list-item>
                      <text:p text:style-name="P28"><text:a xlink:type="simple" xlink:href="#code-playgrounds---too-specific-move-or-summarise-and-merge-up" text:style-name="Internet_20_link" text:visited-style-name="Visited_20_Internet_20_Link"><text:span text:style-name="Definition">Code playgrounds - TOO SPECIFIC? MOVE OR SUMMARISE AND </text:span><text:soft-page-break/><text:span text:style-name="Definition">MERGE UP</text:span></text:a></text:p>
                    </text:list-item>
                  </text:list>
                </text:list-item>
                <text:list-item>
                  <text:p text:style-name="P25"><text:a xlink:type="simple" xlink:href="#mantle-of-the-expert---processes-drama-used-in-teaching-technology" text:style-name="Internet_20_link" text:visited-style-name="Visited_20_Internet_20_Link"><text:span text:style-name="Definition">Mantle of the Expert - processes drama used in teaching technology</text:span></text:a></text:p>
                </text:list-item>
              </text:list>
            </text:list-item>
            <text:list-item>
              <text:p text:style-name="P5"><text:a xlink:type="simple" xlink:href="#to-perhaps-add-to-lit-review" text:style-name="Internet_20_link" text:visited-style-name="Visited_20_Internet_20_Link"><text:span text:style-name="Definition">To perhaps add to Lit REVIEW</text:span></text:a></text:p>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26">
        <text:list-item>
          <text:p text:style-name="P29">What contradictions arose in participation in this research’s game coding processes and what pedagogical tools and processes are available to address these contradictions?</text:p>
        </text:list-item>
        <text:list-item>
          <text:p text:style-name="P29">How can game design patterns support the development of computational fluency in novices?</text:p>
        </text:list-item>
        <text:list-item>
          <text:p text:style-name="P29">How can learners build agency in an evolving community of game makers?</text:p>
        </text:list-item>
      </text:list>
      <text:h text:style-name="Heading_20_2" text:outline-level="2"><text:bookmark-start text:name="introduction-structure-of-lr"/>Introduction &amp; Structure of LR<text:bookmark-end text:name="introduction-structure-of-lr"/></text:h>
      <text:p text:style-name="First_20_paragraph">To help answer the research questions and to prepare the reader for the findings of this thesis, this literature review explores pedagogies and resources used by practitioners and learners to support the process of learning. The LR is themed broadly using Rogoff’s three planes of analysis (personal knowledge, interpersonal activity and cultural factors) [(<text:span text:style-name="T1">rogoff_observing_1995?</text:span>). This approach appears to have influenced the structure of Kafai and Burke’s review of this area <text:reference-mark-start text:name="ZOTERO_ITEM CSL_CITATION {&quot;citationID&quot;:&quot;tntfqppj&quot;,&quot;properties&quot;:{&quot;formattedCitation&quot;:&quot;(Kafai et al., 2014; Kafai and Burke, 2015)&quot;,&quot;plainCitation&quot;:&quot;(Kafai et al., 2014; Kafai and Burke, 2015)&quot;,&quot;noteIndex&quot;:0},&quot;citationItems&quot;:[{&quot;id&quot;:3821,&quot;uris&quot;:[&quot;http://zotero.org/users/1913249/items/N9MX6X8L&quot;,[&quot;http://zotero.org/users/1913249/items/N9MX6X8L&quot;]],&quot;itemData&quot;:{&quot;id&quot;:3821,&quot;type&quot;:&quot;book&quot;,&quot;event-place&quot;:&quot;Cambridge, UNITED STATES&quot;,&quot;ISBN&quot;:&quot;978-0-262-31924-9&quot;,&quot;publisher&quot;:&quot;MIT Press&quot;,&quot;publisher-place&quot;:&quot;Cambridge, UNITED STATES&quot;,&quot;source&quot;:&quot;ProQuest Ebook Central&quot;,&quot;title&quot;:&quot;Connected Code: Why Children Need to Learn Programming&quot;,&quot;title-short&quot;:&quot;Connected Code&quot;,&quot;URL&quot;:&quot;http://ebookcentral.proquest.com/lib/mmu/detail.action?docID=3339832&quot;,&quot;author&quot;:[{&quot;family&quot;:&quot;Kafai&quot;,&quot;given&quot;:&quot;Yasmin B.&quot;},{&quot;family&quot;:&quot;Burke&quot;,&quot;given&quot;:&quot;Quinn&quot;},{&quot;family&quot;:&quot;Resnick&quot;,&quot;given&quot;:&quot;Mitchel&quot;}],&quot;accessed&quot;:{&quot;date-parts&quot;:[[&quot;2020&quot;,12,27]]},&quot;issued&quot;:{&quot;date-parts&quot;:[[&quot;2014&quot;]]},&quot;citation-key&quot;:&quot;kafai_connected_2014-1&quot;},&quot;prefix&quot;:&quot;&quot;,&quot;suffix&quot;:&quot;&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H9tlTS4tm7"/>(Kafai et al., 2014; Kafai and Burke, 2015)<text:reference-mark-end text:name="ZOTERO_ITEM CSL_CITATION {&quot;citationID&quot;:&quot;tntfqppj&quot;,&quot;properties&quot;:{&quot;formattedCitation&quot;:&quot;(Kafai et al., 2014; Kafai and Burke, 2015)&quot;,&quot;plainCitation&quot;:&quot;(Kafai et al., 2014; Kafai and Burke, 2015)&quot;,&quot;noteIndex&quot;:0},&quot;citationItems&quot;:[{&quot;id&quot;:3821,&quot;uris&quot;:[&quot;http://zotero.org/users/1913249/items/N9MX6X8L&quot;,[&quot;http://zotero.org/users/1913249/items/N9MX6X8L&quot;]],&quot;itemData&quot;:{&quot;id&quot;:3821,&quot;type&quot;:&quot;book&quot;,&quot;event-place&quot;:&quot;Cambridge, UNITED STATES&quot;,&quot;ISBN&quot;:&quot;978-0-262-31924-9&quot;,&quot;publisher&quot;:&quot;MIT Press&quot;,&quot;publisher-place&quot;:&quot;Cambridge, UNITED STATES&quot;,&quot;source&quot;:&quot;ProQuest Ebook Central&quot;,&quot;title&quot;:&quot;Connected Code: Why Children Need to Learn Programming&quot;,&quot;title-short&quot;:&quot;Connected Code&quot;,&quot;URL&quot;:&quot;http://ebookcentral.proquest.com/lib/mmu/detail.action?docID=3339832&quot;,&quot;author&quot;:[{&quot;family&quot;:&quot;Kafai&quot;,&quot;given&quot;:&quot;Yasmin B.&quot;},{&quot;family&quot;:&quot;Burke&quot;,&quot;given&quot;:&quot;Quinn&quot;},{&quot;family&quot;:&quot;Resnick&quot;,&quot;given&quot;:&quot;Mitchel&quot;}],&quot;accessed&quot;:{&quot;date-parts&quot;:[[&quot;2020&quot;,12,27]]},&quot;issued&quot;:{&quot;date-parts&quot;:[[&quot;2014&quot;]]},&quot;citation-key&quot;:&quot;kafai_connected_2014-1&quot;},&quot;prefix&quot;:&quot;&quot;,&quot;suffix&quot;:&quot;&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H9tlTS4tm7"/>. While Kafai and Burke’s work as a convincing review of some of the diverse potential and efficacy of game coding, this LR focuses in on the detail of the pedagogies of relevant studies.</text:p>
      <text:p text:style-name="Text_20_body">However, as studies do not neatly fall in to each category they are not structured rigidly via section. Instead this chapter follows a general direction studies which outline pedagogies focusing on personal knowledge to those which draw on social coding practices and finally covers studies with a significant element of development of cultural practices of coding. While most pedagogies explored here are specific to approaches for game making or learning coding at times where needed to capture community focuses the net is cast wider to highlight more general principles.</text:p>
      <text:p text:style-name="P30">LR and how it addresses RQs</text:p>
      <text:p text:style-name="Text_20_body">This chapter helps answer the research questions in the following ways. In coverage of relevant studies I focus in particular the to barriers to participation and pedagogical elements which address them as notes in RQ1.</text:p>
      <text:p text:style-name="Text_20_body">A section in the middle of the chapter addresses game design patterns in particular, as the focus of RQ2, and exposes gaps in the current research in the area of developing notice coding practices.</text:p>
      <text:p text:style-name="Text_20_body">RQ3 addresses the development of agency, a deeper exploration of which is covered Chapter 3. In this literature review of pedagogies, it is worth noting the following elements in pedagogies which are relevant to later discussion.</text:p>
      <text:list text:style-name="L27">
        <text:list-item>
          <text:p text:style-name="P31"><text:soft-page-break/>the limits of contextual settings on the development of agency</text:p>
        </text:list-item>
        <text:list-item>
          <text:p text:style-name="P31">pedagogical frameworks which help participants develop coding practices within a community focus</text:p>
        </text:list-item>
        <text:list-item>
          <text:p text:style-name="P31">pedagogies which facilitate and highlight community membership: e.g. Barron’s roles and legitimate peripheral participation</text:p>
        </text:list-item>
      </text:list>
      <text:p text:style-name="P2">Specifics of structure</text:p>
      <text:p text:style-name="Text_20_body">The chapter begins with pedagogies focused on personal knowedge within a K12 school education context</text:p>
      <text:p text:style-name="Text_20_body">This starts with a examination of computational thinking as a pedagogy.</text:p>
      <text:p text:style-name="Text_20_body">It also address some key barriers to coding practices presented by the constraints of curriculum and assessment.</text:p>
      <text:h text:style-name="Heading_20_2" text:outline-level="2"><text:bookmark-start text:name="context-of-game-making-and-digital-projects-in-schools"/>Context of game making and digital projects in schools<text:bookmark-end text:name="context-of-game-making-and-digital-projects-in-schools"/></text:h>
      <text:list text:style-name="L28">
        <text:list-item>
          <text:p text:style-name="P32">Curriculum</text:p>
        </text:list-item>
        <text:list-item>
          <text:p text:style-name="P32">Exams</text:p>
        </text:list-item>
        <text:list-item>
          <text:p text:style-name="P32">Barriers</text:p>
        </text:list-item>
        <text:list-item>
          <text:p text:style-name="P32">Support programs &amp; limitations</text:p>
        </text:list-item>
      </text:list>
      <text:h text:style-name="Heading_20_3" text:outline-level="3"><text:bookmark-start text:name="motivations-for-learning-game-making-coding"/>MOTIVATIONS FOR LEARNING GAME MAKING / CODING<text:bookmark-end text:name="motivations-for-learning-game-making-coding"/></text:h>
      <text:list text:style-name="L29">
        <text:list-item>
          <text:p text:style-name="P33">Learning coding and related digital skills to progress to join the commercial games industry</text:p>
        </text:list-item>
        <text:list-item>
          <text:p text:style-name="P33">Getting more people to take Computing qualifications, a motivation which aligns with the concept of feeding the STEM pipeline in to science industries</text:p>
        </text:list-item>
        <text:list-item>
          <text:p text:style-name="P33">Parents motivations to develop individual useful skills in young peoples.</text:p>
        </text:list-item>
        <text:list-item>
          <text:p text:style-name="P33">Game making for intrinsic pleasure of making games or similar projects that are celebrated</text:p>
        </text:list-item>
        <text:list-item>
          <text:p text:style-name="P33">for empowerment of individual and health of society as consumers of technology</text:p>
        </text:list-item>
      </text:list>
      <text:h text:style-name="Heading_20_2" text:outline-level="2"><text:bookmark-start text:name="barriers-contextual-to-participation"/>Barriers (contextual?) to participation<text:bookmark-end text:name="barriers-contextual-to-participation"/></text:h>
      <text:p text:style-name="First_20_paragraph">These barriers are relevant to both formal and informal contexts.</text:p>
      <text:p text:style-name="Text_20_body"><text:span text:style-name="T1">Gender related identities:</text:span> Papert and Turkle <text:reference-mark-start text:name="ZOTERO_ITEM CSL_CITATION {&quot;citationID&quot;:&quot;wucxmjwe&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W1G0xAnCo9"/>(Papert and Turkle, 1990)<text:reference-mark-end text:name="ZOTERO_ITEM CSL_CITATION {&quot;citationID&quot;:&quot;wucxmjwe&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W1G0xAnCo9"/> identified some girls’ alienation with abstract approaches to computing. They highlight the need for diversity of teaching and learning styles to address issues surrounding the early socialisation of women and girls to value personal and concrete styles of working. Denner and colleagues<text:reference-mark-start text:name="ZOTERO_ITEM CSL_CITATION {&quot;citationID&quot;:&quot;ncfkyktl&quot;,&quot;properties&quot;:{&quot;formattedCitation&quot;:&quot;(Denner and Campe, 2008; Denner, Ortiz, et al., 2014)&quot;,&quot;plainCitation&quot;:&quot;(Denner and Campe, 2008; Denner, Ortiz, et al., 2014)&quot;,&quot;noteIndex&quot;:0},&quot;citationItems&quot;:[{&quot;id&quot;:2676,&quot;uris&quot;:[&quot;http://zotero.org/users/1913249/items/HF2UTF38&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suffix&quot;:&quot;&quot;},{&quot;id&quot;:2850,&quot;uris&quot;:[&quot;http://zotero.org/users/1913249/items/GABBTVL8&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uffix&quot;:&quot;&quot;}],&quot;schema&quot;:&quot;https://github.com/citation-style-language/schema/raw/master/csl-citation.json&quot;} RNDjxHf4ipoue"/>(Denner and Campe, 2008; Denner, Ortiz, et al., 2014)<text:reference-mark-end text:name="ZOTERO_ITEM CSL_CITATION {&quot;citationID&quot;:&quot;ncfkyktl&quot;,&quot;properties&quot;:{&quot;formattedCitation&quot;:&quot;(Denner and Campe, 2008; Denner, Ortiz, et al., 2014)&quot;,&quot;plainCitation&quot;:&quot;(Denner and Campe, 2008; Denner, Ortiz, et al., 2014)&quot;,&quot;noteIndex&quot;:0},&quot;citationItems&quot;:[{&quot;id&quot;:2676,&quot;uris&quot;:[&quot;http://zotero.org/users/1913249/items/HF2UTF38&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suffix&quot;:&quot;&quot;},{&quot;id&quot;:2850,&quot;uris&quot;:[&quot;http://zotero.org/users/1913249/items/GABBTVL8&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uffix&quot;:&quot;&quot;}],&quot;schema&quot;:&quot;https://github.com/citation-style-language/schema/raw/master/csl-citation.json&quot;} RNDjxHf4ipoue"/> highlighted inclusive gender practice in game making includes allowing participants choice over not only the content of the games they make but also the dominant mode of play (game mechanics). Their findings show a complex picture of girls interests in game genres, a picture supported by research which caution against gender stereo-typing and identity in this area <text:reference-mark-start text:name="ZOTERO_ITEM CSL_CITATION {&quot;citationID&quot;:&quot;yhozecqj&quot;,&quot;properties&quot;:{&quot;formattedCitation&quot;:&quot;(Pelletier, 2008)&quot;,&quot;plainCitation&quot;:&quot;(Pelletier, 2008)&quot;,&quot;noteIndex&quot;:0},&quot;citationItems&quot;:[{&quot;id&quot;:2943,&quot;uris&quot;:[&quot;http://zotero.org/users/1913249/items/CI3UYB78&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FQ4tTKAtn3"/>(Pelletier, 2008)<text:reference-mark-end text:name="ZOTERO_ITEM CSL_CITATION {&quot;citationID&quot;:&quot;yhozecqj&quot;,&quot;properties&quot;:{&quot;formattedCitation&quot;:&quot;(Pelletier, 2008)&quot;,&quot;plainCitation&quot;:&quot;(Pelletier, 2008)&quot;,&quot;noteIndex&quot;:0},&quot;citationItems&quot;:[{&quot;id&quot;:2943,&quot;uris&quot;:[&quot;http://zotero.org/users/1913249/items/CI3UYB78&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FQ4tTKAtn3"/>. Kafai and Burke <text:reference-mark-start text:name="ZOTERO_ITEM CSL_CITATION {&quot;citationID&quot;:&quot;gzjdoaga&quot;,&quot;properties&quot;:{&quot;formattedCitation&quot;:&quot;(Kafai and Burke, 2014a)&quot;,&quot;plainCitation&quot;:&quot;(Kafai and Burke, 2014a)&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9TbZa8Y1X"/>(Kafai and Burke, 2014a)<text:reference-mark-end text:name="ZOTERO_ITEM CSL_CITATION {&quot;citationID&quot;:&quot;gzjdoaga&quot;,&quot;properties&quot;:{&quot;formattedCitation&quot;:&quot;(Kafai and Burke, 2014a)&quot;,&quot;plainCitation&quot;:&quot;(Kafai and Burke, 2014a)&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b9TbZa8Y1X"/> address the issues of gender identities within game design by advocating the creation of new <text:soft-page-break/>communities and learning environments which align with values of participants rather than trying to lure girls in to existing, male-gendered spaces. Similarly Buechley et al <text:reference-mark-start text:name="ZOTERO_ITEM CSL_CITATION {&quot;citationID&quot;:&quot;eesozamp&quot;,&quot;properties&quot;:{&quot;formattedCitation&quot;:&quot;(Buechley et al., 2008:431)&quot;,&quot;plainCitation&quot;:&quot;(Buechley et al., 2008:431)&quot;,&quot;noteIndex&quot;:0},&quot;citationItems&quot;:[{&quot;id&quot;:9629,&quot;uris&quot;:[&quot;http://zotero.org/users/1913249/items/DZ9J8VZZ&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 431&quot;,&quot;prefix&quot;:&quot;&quot;}],&quot;schema&quot;:&quot;https://github.com/citation-style-language/schema/raw/master/csl-citation.json&quot;} RNDydHyt29Fbq"/>(Buechley et al., 2008:431)<text:reference-mark-end text:name="ZOTERO_ITEM CSL_CITATION {&quot;citationID&quot;:&quot;eesozamp&quot;,&quot;properties&quot;:{&quot;formattedCitation&quot;:&quot;(Buechley et al., 2008:431)&quot;,&quot;plainCitation&quot;:&quot;(Buechley et al., 2008:431)&quot;,&quot;noteIndex&quot;:0},&quot;citationItems&quot;:[{&quot;id&quot;:9629,&quot;uris&quot;:[&quot;http://zotero.org/users/1913249/items/DZ9J8VZZ&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 431&quot;,&quot;prefix&quot;:&quot;&quot;}],&quot;schema&quot;:&quot;https://github.com/citation-style-language/schema/raw/master/csl-citation.json&quot;} RNDydHyt29Fbq"/> ask “how can we integrate computer science with activities and communities that girls and women are already engaged in?”,</text:p>
      <text:p text:style-name="Text_20_body"><text:span text:style-name="T1">Race related identities:</text:span> Research Margolis et al [(<text:span text:style-name="T1">margolis_stuck_2008?</text:span>);] outlined barriers causing a race gap in participation and achievement in computing in a US context; specifically, feelings of isolation, less access to computing opportunities, and lack of social support. In the Glitch game testers programme, DiSalvo and colleagues investigated a link between such barriers to accessing computing and interest in computer games. <text:reference-mark-start text:name="ZOTERO_ITEM CSL_CITATION {&quot;citationID&quot;:&quot;tjthsxmk&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psnu1PMXC2"/>(DiSalvo et al., 2008, 2009, 2014)<text:reference-mark-end text:name="ZOTERO_ITEM CSL_CITATION {&quot;citationID&quot;:&quot;tjthsxmk&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psnu1PMXC2"/>. In this study they highlight not only the importance of the enjoyableness of the leading activity but also the underlying values attached to it by the young, African American male they were working with. Similarly, in a wider critique of digital making cultures, Vossoughi et al <text:reference-mark-start text:name="ZOTERO_ITEM CSL_CITATION {&quot;citationID&quot;:&quot;dloxahyq&quot;,&quot;properties&quot;:{&quot;formattedCitation&quot;:&quot;(2016)&quot;,&quot;plainCitation&quot;:&quot;(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1ymIqJl6wA"/>(2016)<text:reference-mark-end text:name="ZOTERO_ITEM CSL_CITATION {&quot;citationID&quot;:&quot;dloxahyq&quot;,&quot;properties&quot;:{&quot;formattedCitation&quot;:&quot;(2016)&quot;,&quot;plainCitation&quot;:&quot;(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1ymIqJl6wA"/> stress the need to explore and incorporate not only the values of but also cultural experiences of working-class students and students of colour into the making process. They also stress a greater focus on pedagogy of making can address a over reliance on technologies and tools as a guiding principle, a theme which is explored in more depth in Chapters 2 and 7 of this thesis.</text:p>
      <text:h text:style-name="Heading_20_2" text:outline-level="2"><text:bookmark-start text:name="context-of-game-making-and-digital-projects-at-home-and-other-informal-settings"/>Context of game making and digital projects at home and other informal settings<text:bookmark-end text:name="context-of-game-making-and-digital-projects-at-home-and-other-informal-settings"/></text:h>
      <text:list xml:id="list486698714" text:style-name="L30">
        <text:list-item>
          <text:p text:style-name="P34">Benefits</text:p>
        </text:list-item>
        <text:list-item>
          <text:p text:style-name="P34">Examples of research</text:p>
          <text:list text:style-name="L31">
            <text:list-item>
              <text:p text:style-name="P35">Ito, gee</text:p>
            </text:list-item>
            <text:list-item>
              <text:p text:style-name="P35">Mozilla (my previous work)</text:p>
            </text:list-item>
          </text:list>
        </text:list-item>
        <text:list-item>
          <text:p text:style-name="P34">Barriers</text:p>
          <text:list text:style-name="L32">
            <text:list-item>
              <text:p text:style-name="P36">Inequality of access</text:p>
            </text:list-item>
            <text:list-item>
              <text:p text:style-name="P36">technical knowledge &amp; equipment</text:p>
            </text:list-item>
          </text:list>
        </text:list-item>
      </text:list>
      <text:h text:style-name="Heading_20_3" text:outline-level="3"><text:bookmark-start text:name="defining-informal-and-non-formal"/>Defining informal and non-formal<text:bookmark-end text:name="defining-informal-and-non-formal"/></text:h>
      <text:p text:style-name="First_20_paragraph">Definitions of informal education are complex. Informal education generally refers to learning that occurs outside a traditional school environment <text:reference-mark-start text:name="ZOTERO_ITEM CSL_CITATION {&quot;citationID&quot;:&quot;kjfwuqvv&quot;,&quot;properties&quot;:{&quot;formattedCitation&quot;:&quot;(Sefton-Green and Erstad, 2012)&quot;,&quot;plainCitation&quot;:&quot;(Sefton-Green and Erstad, 2012)&quot;,&quot;noteIndex&quot;:0},&quot;citationItems&quot;:[{&quot;id&quot;:3752,&quot;uris&quot;:[&quot;http://zotero.org/users/1913249/items/TE57K2KN&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AeGx7wyg6h"/>(Sefton-Green and Erstad, 2012)<text:reference-mark-end text:name="ZOTERO_ITEM CSL_CITATION {&quot;citationID&quot;:&quot;kjfwuqvv&quot;,&quot;properties&quot;:{&quot;formattedCitation&quot;:&quot;(Sefton-Green and Erstad, 2012)&quot;,&quot;plainCitation&quot;:&quot;(Sefton-Green and Erstad, 2012)&quot;,&quot;noteIndex&quot;:0},&quot;citationItems&quot;:[{&quot;id&quot;:3752,&quot;uris&quot;:[&quot;http://zotero.org/users/1913249/items/TE57K2KN&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AeGx7wyg6h"/>. However, as Sefton-Green (<text:span text:style-name="T1">sefton-green_literature_2004?</text:span>) notes formally structured learning can take place in informal settings, and vice-versa. Others writers <text:reference-mark-start text:name="ZOTERO_ITEM CSL_CITATION {&quot;citationID&quot;:&quot;viosdybi&quot;,&quot;properties&quot;:{&quot;formattedCitation&quot;:&quot;(Eshach, 2007:173; Werquin, 2009)&quot;,&quot;plainCitation&quot;:&quot;(Eshach, 2007:173; Werquin, 2009)&quot;,&quot;noteIndex&quot;:0},&quot;citationItems&quot;:[{&quot;id&quot;:3302,&quot;uris&quot;:[&quot;http://zotero.org/users/1913249/items/CKARKKW9&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 173&quot;,&quot;prefix&quot;:&quot;&quot;},{&quot;id&quot;:3306,&quot;uris&quot;:[&quot;http://zotero.org/users/1913249/items/WJMQLNPY&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uffix&quot;:&quot;&quot;}],&quot;schema&quot;:&quot;https://github.com/citation-style-language/schema/raw/master/csl-citation.json&quot;} RNDZGR3NflFNM"/>(Eshach, 2007:173; Werquin, 2009)<text:reference-mark-end text:name="ZOTERO_ITEM CSL_CITATION {&quot;citationID&quot;:&quot;viosdybi&quot;,&quot;properties&quot;:{&quot;formattedCitation&quot;:&quot;(Eshach, 2007:173; Werquin, 2009)&quot;,&quot;plainCitation&quot;:&quot;(Eshach, 2007:173; Werquin, 2009)&quot;,&quot;noteIndex&quot;:0},&quot;citationItems&quot;:[{&quot;id&quot;:3302,&quot;uris&quot;:[&quot;http://zotero.org/users/1913249/items/CKARKKW9&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 173&quot;,&quot;prefix&quot;:&quot;&quot;},{&quot;id&quot;:3306,&quot;uris&quot;:[&quot;http://zotero.org/users/1913249/items/WJMQLNPY&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uffix&quot;:&quot;&quot;}],&quot;schema&quot;:&quot;https://github.com/citation-style-language/schema/raw/master/csl-citation.json&quot;} RNDZGR3NflFNM"/> use the term ‘non-formal’ describe learning that happens outside of formal institutions that may involve little instruction but still comprises a carefully planned learner experience, in contrast to both formal and unstructured (informal) learning. This study uses the term ‘non-formal’ in this way, and the term ‘informal’ is used more loosely to indicate learning activities happening outside of a classroom lesson.</text:p>
      <text:h text:style-name="Heading_20_3" text:outline-level="3"><text:bookmark-start text:name="home-eduction-contextual-factors-relevant-to-this-study"/><text:soft-page-break/>Home eduction contextual factors relevant to this study<text:bookmark-end text:name="home-eduction-contextual-factors-relevant-to-this-study"/></text:h>
      <text:p text:style-name="First_20_paragraph">The processes and motivations driving of home education are varied <text:reference-mark-start text:name="ZOTERO_ITEM CSL_CITATION {&quot;citationID&quot;:&quot;lxmuqjbz&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EcDs7LZoPk"/>(Fensham-Smith, 2021)<text:reference-mark-end text:name="ZOTERO_ITEM CSL_CITATION {&quot;citationID&quot;:&quot;lxmuqjbz&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EcDs7LZoPk"/>. Two broad streams are sometimes framed as pedagogy and ideology <text:reference-mark-start text:name="ZOTERO_ITEM CSL_CITATION {&quot;citationID&quot;:&quot;autwqsni&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g48L8nFiXQ"/>(Galen and Pitman, 1991)<text:reference-mark-end text:name="ZOTERO_ITEM CSL_CITATION {&quot;citationID&quot;:&quot;autwqsni&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g48L8nFiXQ"/> <text:reference-mark-start text:name="ZOTERO_ITEM CSL_CITATION {&quot;citationID&quot;:&quot;dqgyamzn&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cr8aQmQS2K"/>(Rothermel, 2003)<text:reference-mark-end text:name="ZOTERO_ITEM CSL_CITATION {&quot;citationID&quot;:&quot;dqgyamzn&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cr8aQmQS2K"/>. In terms of pedagogy, popular concepts in home ed circles include unschooling and deschooling. Holt’s concept of unschooling <text:reference-mark-start text:name="ZOTERO_ITEM CSL_CITATION {&quot;citationID&quot;:&quot;fzyvkhot&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djXcItq8oo"/>(Gray and Riley, 2013)<text:reference-mark-end text:name="ZOTERO_ITEM CSL_CITATION {&quot;citationID&quot;:&quot;fzyvkhot&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djXcItq8oo"/>, highlights the value facilitating learning around of the process of drawing out interests of children in everyday activities. Illich’s work around deschooling promotes an idea of webs of learning. Instead of one educational site as the font of all knowledge, learners access learning experiences in varied contexts based on their interests and needs [illich_deschooling_1971]. Many home educating families are active in identifying networks to tap into <text:reference-mark-start text:name="ZOTERO_ITEM CSL_CITATION {&quot;citationID&quot;:&quot;epurxkwq&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0fYzswwwNo"/>(Doroudi and Ahmad, 2023)<text:reference-mark-end text:name="ZOTERO_ITEM CSL_CITATION {&quot;citationID&quot;:&quot;epurxkwq&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0fYzswwwNo"/> using friendship and social networking groups and email to share opportunities and collaborate on learning activities.</text:p>
      <text:h text:style-name="Heading_20_3" text:outline-level="3"><text:bookmark-start text:name="examples-of-research-on-practice"/>Examples of research on practice<text:bookmark-end text:name="examples-of-research-on-practice"/></text:h>
      <text:h text:style-name="Heading_20_4" text:outline-level="4"><text:bookmark-start text:name="ito-gee---hanging-out"/>Ito / Gee - hanging out<text:bookmark-end text:name="ito-gee---hanging-out"/></text:h>
      <text:h text:style-name="Heading_20_4" text:outline-level="4"><text:bookmark-start text:name="home-making-and-consuming-of-media"/>Home making and consuming of media<text:bookmark-end text:name="home-making-and-consuming-of-media"/></text:h>
      <text:p text:style-name="P3">Messing around and affinity groups. Ito’s work on and naturalistic studies of digital use and creativity in the home including the value of informal playing around <text:reference-mark-start text:name="ZOTERO_ITEM CSL_CITATION {&quot;citationID&quot;:&quot;stquyekk&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WZZljBnwe0"/><text:span text:style-name="T8">(Itō et al., 2010; Ito et al., 2013)</text:span><text:reference-mark-end text:name="ZOTERO_ITEM CSL_CITATION {&quot;citationID&quot;:&quot;stquyekk&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WZZljBnwe0"/>, and Gee and the process of tapping into affinity groups and affinity spaces <text:reference-mark-start text:name="ZOTERO_ITEM CSL_CITATION {&quot;citationID&quot;:&quot;evrervrd&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IfHNLHBIDZ"/>(Gee, 2004)<text:reference-mark-end text:name="ZOTERO_ITEM CSL_CITATION {&quot;citationID&quot;:&quot;evrervrd&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IfHNLHBIDZ"/>. Gee’s (2004b) work on games and associated culture as learning experiences is founded on his understanding of how the engender a shared discourse and emerging identities .</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vmnrdqec&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bqoyyXucN7"/>(Boyle and Kao, 2017)<text:reference-mark-end text:name="ZOTERO_ITEM CSL_CITATION {&quot;citationID&quot;:&quot;vmnrdqec&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bqoyyXucN7"/>.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twpzaejb&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5sXqPAnasj"/>(Garda, 2014)<text:reference-mark-end text:name="ZOTERO_ITEM CSL_CITATION {&quot;citationID&quot;:&quot;twpzaejb&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5sXqPAnasj"/>.</text:p>
      <text:p text:style-name="Text_20_body">Building on the concept of participatory culture <text:reference-mark-start text:name="ZOTERO_ITEM CSL_CITATION {&quot;citationID&quot;:&quot;ujgtqcrx&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GxlBCD08J0"/>(Jenkins, 2009)<text:reference-mark-end text:name="ZOTERO_ITEM CSL_CITATION {&quot;citationID&quot;:&quot;ujgtqcrx&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GxlBCD08J0"/>, where x and y, there are several streams of activity that are important to reference as foundational context for this study.</text:p>
      <text:h text:style-name="Heading_20_4" text:outline-level="4"><text:bookmark-start text:name="mozilla-authentic-link-toolsets"/>Mozilla, authentic-link toolsets<text:bookmark-end text:name="mozilla-authentic-link-toolsets"/></text:h>
      <text:p text:style-name="First_20_paragraph">A Mozilla white paper <text:reference-mark-start text:name="ZOTERO_ITEM CSL_CITATION {&quot;citationID&quot;:&quot;qzhbmapd&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y2cCcobQz9"/>(Mozilla Foundation, 2014)<text:reference-mark-end text:name="ZOTERO_ITEM CSL_CITATION {&quot;citationID&quot;:&quot;qzhbmapd&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y2cCcobQz9"/> outlines the power of exploring web technology as an empowering activity. As part of their teach the web and web literacy <text:soft-page-break/>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citationID&quot;:&quot;anseyonu&quot;,&quot;properties&quot;:{&quot;formattedCitation&quot;:&quot;(Thorne, 2015)&quot;,&quot;plainCitation&quot;:&quot;(Thorne, 2015)&quot;,&quot;noteIndex&quot;:0},&quot;citationItems&quot;:[{&quot;id&quot;:9602,&quot;uris&quot;:[&quot;http://zotero.org/users/1913249/items/J4X6L9CF&quot;,[&quot;http://zotero.org/users/1913249/items/J4X6L9CF&quot;]],&quot;itemData&quot;:{&quot;id&quot;:9602,&quot;type&quot;:&quot;post-weblog&quot;,&quot;container-title&quot;:&quot;Mozilla Clubs&quot;,&quot;language&quot;:&quot;en-US&quot;,&quot;title&quot;:&quot;Clubs: Web Literacy Basics curriculum&quot;,&quot;title-short&quot;:&quot;Clubs&quot;,&quot;URL&quot;:&quot;https://michellethorne.cc/2015/03/clubs-web-literacy-basics-curriculum/&quot;,&quot;author&quot;:[{&quot;family&quot;:&quot;Thorne&quot;,&quot;given&quot;:&quot;Michelle&quot;}],&quot;accessed&quot;:{&quot;date-parts&quot;:[[&quot;2024&quot;,7,11]]},&quot;issued&quot;:{&quot;date-parts&quot;:[[&quot;2015&quot;]]},&quot;citation-key&quot;:&quot;thorne_clubs_2015&quot;},&quot;prefix&quot;:&quot;&quot;,&quot;suffix&quot;:&quot;&quot;}],&quot;schema&quot;:&quot;https://github.com/citation-style-language/schema/raw/master/csl-citation.json&quot;} RND6nczBZ1Msw"/>(Thorne, 2015)<text:reference-mark-end text:name="ZOTERO_ITEM CSL_CITATION {&quot;citationID&quot;:&quot;anseyonu&quot;,&quot;properties&quot;:{&quot;formattedCitation&quot;:&quot;(Thorne, 2015)&quot;,&quot;plainCitation&quot;:&quot;(Thorne, 2015)&quot;,&quot;noteIndex&quot;:0},&quot;citationItems&quot;:[{&quot;id&quot;:9602,&quot;uris&quot;:[&quot;http://zotero.org/users/1913249/items/J4X6L9CF&quot;,[&quot;http://zotero.org/users/1913249/items/J4X6L9CF&quot;]],&quot;itemData&quot;:{&quot;id&quot;:9602,&quot;type&quot;:&quot;post-weblog&quot;,&quot;container-title&quot;:&quot;Mozilla Clubs&quot;,&quot;language&quot;:&quot;en-US&quot;,&quot;title&quot;:&quot;Clubs: Web Literacy Basics curriculum&quot;,&quot;title-short&quot;:&quot;Clubs&quot;,&quot;URL&quot;:&quot;https://michellethorne.cc/2015/03/clubs-web-literacy-basics-curriculum/&quot;,&quot;author&quot;:[{&quot;family&quot;:&quot;Thorne&quot;,&quot;given&quot;:&quot;Michelle&quot;}],&quot;accessed&quot;:{&quot;date-parts&quot;:[[&quot;2024&quot;,7,11]]},&quot;issued&quot;:{&quot;date-parts&quot;:[[&quot;2015&quot;]]},&quot;citation-key&quot;:&quot;thorne_clubs_2015&quot;},&quot;prefix&quot;:&quot;&quot;,&quot;suffix&quot;:&quot;&quot;}],&quot;schema&quot;:&quot;https://github.com/citation-style-language/schema/raw/master/csl-citation.json&quot;} RND6nczBZ1Msw"/>.</text:p>
      <text:p text:style-name="Text_20_body">In 2015 I contributed a short line course called Quacking Javascript to this webmaker curriclum. In my report on the underlying pedagogical approaches <text:reference-mark-start text:name="ZOTERO_ITEM CSL_CITATION {&quot;citationID&quot;:&quot;gnkvcrpu&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oX9DT3lkjM"/>(Chesterman, 2015)<text:reference-mark-end text:name="ZOTERO_ITEM CSL_CITATION {&quot;citationID&quot;:&quot;gnkvcrpu&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oX9DT3lkjM"/>, I outlines the following possibilities to increase participant engagement; playful approaches, use of games, and the ability for particpiants to incorporate popular culture and home interests into their work.</text:p>
      <text:h text:style-name="Heading_20_3" text:outline-level="3"><text:bookmark-start text:name="inequality-of-access-to-participatory-culture-communities-barrier"/>Inequality of access to participatory culture communities (Barrier)<text:bookmark-end text:name="inequality-of-access-to-participatory-culture-communities-barrier"/></text:h>
      <text:p text:style-name="First_20_paragraph">In these more naturalistic settings, Ito and colleagues note that generative activities are the exception rather than norm even in expressly creative communities <text:reference-mark-start text:name="ZOTERO_ITEM CSL_CITATION {&quot;citationID&quot;:&quot;tkvydcsb&quot;,&quot;properties&quot;:{&quot;formattedCitation&quot;:&quot;(2010)&quot;,&quot;plainCitation&quot;:&quot;(2010)&quot;,&quot;noteIndex&quot;:0},&quot;citationItems&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uffix&quot;:&quot;&quot;}],&quot;schema&quot;:&quot;https://github.com/citation-style-language/schema/raw/master/csl-citation.json&quot;} RND27AYO3YQNC"/>(2010)<text:reference-mark-end text:name="ZOTERO_ITEM CSL_CITATION {&quot;citationID&quot;:&quot;tkvydcsb&quot;,&quot;properties&quot;:{&quot;formattedCitation&quot;:&quot;(2010)&quot;,&quot;plainCitation&quot;:&quot;(2010)&quot;,&quot;noteIndex&quot;:0},&quot;citationItems&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uffix&quot;:&quot;&quot;}],&quot;schema&quot;:&quot;https://github.com/citation-style-language/schema/raw/master/csl-citation.json&quot;} RND27AYO3YQNC"/>. Productive partnerships in communities like Scratch are extremely rare compared to false starts. Studies of the New Grounds site which has a similar aim of creating media collaborations, via collabs, showed a 80 percent failure rate of collaborative projects <text:reference-mark-start text:name="ZOTERO_ITEM CSL_CITATION {&quot;citationID&quot;:&quot;vyiprafe&quot;,&quot;properties&quot;:{&quot;formattedCitation&quot;:&quot;(Luther et al., 2010)&quot;,&quot;plainCitation&quot;:&quot;(Luther et al., 2010)&quot;,&quot;noteIndex&quot;:0},&quot;citationItems&quot;:[{&quot;id&quot;:2775,&quot;uris&quot;:[&quot;http://zotero.org/users/1913249/items/9XTYDSSZ&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prefix&quot;:&quot;&quot;,&quot;suffix&quot;:&quot;&quot;}],&quot;schema&quot;:&quot;https://github.com/citation-style-language/schema/raw/master/csl-citation.json&quot;} RNDzmscNjSc4H"/>(Luther et al., 2010)<text:reference-mark-end text:name="ZOTERO_ITEM CSL_CITATION {&quot;citationID&quot;:&quot;vyiprafe&quot;,&quot;properties&quot;:{&quot;formattedCitation&quot;:&quot;(Luther et al., 2010)&quot;,&quot;plainCitation&quot;:&quot;(Luther et al., 2010)&quot;,&quot;noteIndex&quot;:0},&quot;citationItems&quot;:[{&quot;id&quot;:2775,&quot;uris&quot;:[&quot;http://zotero.org/users/1913249/items/9XTYDSSZ&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prefix&quot;:&quot;&quot;,&quot;suffix&quot;:&quot;&quot;}],&quot;schema&quot;:&quot;https://github.com/citation-style-language/schema/raw/master/csl-citation.json&quot;} RNDzmscNjSc4H"/>.</text:p>
      <text:p text:style-name="Text_20_body">On the other end of the spectrum is the desire to bring open-ended practices into the school setting. We see that a similar pattern in different communities – ABOVE IN MAKING - SCRATCH IN SCHOOLS While the focus of my study will be on family learning, due to the need for strategies to bring game making into schools settings, which I will address this issue. Kafai’s study detailing an emergent peer pedagogy, accepts some of the limits of the school setting but identifies peer practices that show great promise.</text:p>
      <text:h text:style-name="Heading_20_2" text:outline-level="2"><text:bookmark-start text:name="pedagogies-for-project-based-game-making-via-coding"/>Pedagogies for project-based game making via coding<text:bookmark-end text:name="pedagogies-for-project-based-game-making-via-coding"/></text:h>
      <text:h text:style-name="Heading_20_3" text:outline-level="3"><text:bookmark-start text:name="what-is-a-pedagogy"/>What is a pedagogy?<text:bookmark-end text:name="what-is-a-pedagogy"/></text:h>
      <text:p text:style-name="First_20_paragraph">One of the main themes of this review is to address what pedagogies are available in to help coding, in relation to RQ1.</text:p>
      <text:p text:style-name="Text_20_body">Following activity theory terms pedagogy can be reframed as pedagogical tools and processes and can be viewed as a kind of mediational strategy.</text:p>
      <text:h text:style-name="Heading_20_2" text:outline-level="2"><text:bookmark-start text:name="computation-thinking-curriculum-concepts-andor-and-pedagogical-framework"/>Computation Thinking: curriculum concepts and/or and pedagogical framework<text:bookmark-end text:name="computation-thinking-curriculum-concepts-andor-and-pedagogical-framework"/></text:h>
      <text:h text:style-name="Heading_20_3" text:outline-level="3"><text:bookmark-start text:name="situating-computational-thinking-within-curricular-concerns"/>Situating Computational thinking within curricular concerns<text:bookmark-end text:name="situating-computational-thinking-within-curricular-concerns"/></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D&quot;:&quot;htghgofz&quot;,&quot;properties&quot;:{&quot;formattedCitation&quot;:&quot;(Tedre and Denning, 2016)&quot;,&quot;plainCitation&quot;:&quot;(Tedre and Denning, 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uffix&quot;:&quot;&quot;}],&quot;schema&quot;:&quot;https://github.com/citation-style-language/schema/raw/master/csl-citation.json&quot;} RNDtfHsfaCsiw"/>(Tedre and Denning, 2016)<text:reference-mark-end text:name="ZOTERO_ITEM CSL_CITATION {&quot;citationID&quot;:&quot;htghgofz&quot;,&quot;properties&quot;:{&quot;formattedCitation&quot;:&quot;(Tedre and Denning, 2016)&quot;,&quot;plainCitation&quot;:&quot;(Tedre and Denning, 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uffix&quot;:&quot;&quot;}],&quot;schema&quot;:&quot;https://github.com/citation-style-language/schema/raw/master/csl-citation.json&quot;} RNDtfHsfaCsiw"/>. We can use the distinction between <text:soft-page-break/>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D&quot;:&quot;oshiaqzk&quot;,&quot;properties&quot;:{&quot;formattedCitation&quot;:&quot;(Wing, 2011)&quot;,&quot;plainCitation&quot;:&quot;(Wing, 2011)&quot;,&quot;noteIndex&quot;:0},&quot;citationItems&quot;:[{&quot;id&quot;:3913,&quot;uris&quot;:[&quot;http://zotero.org/users/1913249/items/JH4LGUDX&quot;,[&quot;http://zotero.org/users/1913249/items/JH4LGUDX&quot;]],&quot;itemData&quot;:{&quot;id&quot;:3913,&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prefix&quot;:&quot;&quot;,&quot;suffix&quot;:&quot;&quot;}],&quot;schema&quot;:&quot;https://github.com/citation-style-language/schema/raw/master/csl-citation.json&quot;} RNDymHO5dA9q0"/>(Wing, 2011)<text:reference-mark-end text:name="ZOTERO_ITEM CSL_CITATION {&quot;citationID&quot;:&quot;oshiaqzk&quot;,&quot;properties&quot;:{&quot;formattedCitation&quot;:&quot;(Wing, 2011)&quot;,&quot;plainCitation&quot;:&quot;(Wing, 2011)&quot;,&quot;noteIndex&quot;:0},&quot;citationItems&quot;:[{&quot;id&quot;:3913,&quot;uris&quot;:[&quot;http://zotero.org/users/1913249/items/JH4LGUDX&quot;,[&quot;http://zotero.org/users/1913249/items/JH4LGUDX&quot;]],&quot;itemData&quot;:{&quot;id&quot;:3913,&quot;type&quot;:&quot;article-journal&quot;,&quot;container-title&quot;:&quot;The link magazine&quot;,&quot;note&quot;:&quot;Citation Key: wing2011research&quot;,&quot;page&quot;:&quot;20–23&quot;,&quot;title&quot;:&quot;Research notebook: Computational thinking—What and why&quot;,&quot;volume&quot;:&quot;6&quot;,&quot;author&quot;:[{&quot;family&quot;:&quot;Wing&quot;,&quot;given&quot;:&quot;Jeanette&quot;}],&quot;issued&quot;:{&quot;date-parts&quot;:[[&quot;2011&quot;]]},&quot;citation-key&quot;:&quot;wing2011research&quot;},&quot;prefix&quot;:&quot;&quot;,&quot;suffix&quot;:&quot;&quot;}],&quot;schema&quot;:&quot;https://github.com/citation-style-language/schema/raw/master/csl-citation.json&quot;} RNDymHO5dA9q0"/>. Many learning resources designed to support the computing curriculum present this principle as four key pillars of CT: decomposition, pattern recognition, abstraction and algorithmic thinking <text:reference-mark-start text:name="ZOTERO_ITEM CSL_CITATION {&quot;citationID&quot;:&quot;cktgbwtg&quot;,&quot;properties&quot;:{&quot;formattedCitation&quot;:&quot;(BBC Bitesize, n.d.)&quot;,&quot;plainCitation&quot;:&quot;(BBC Bitesize, n.d.)&quot;,&quot;noteIndex&quot;:0},&quot;citationItems&quot;:[{&quot;id&quot;:71,&quot;uris&quot;:[&quot;http://zotero.org/users/1913249/items/IA6P67BV&quot;,[&quot;http://zotero.org/users/1913249/items/IA6P67BV&quot;]],&quot;itemData&quot;:{&quot;id&quot;:71,&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schema&quot;:&quot;https://github.com/citation-style-language/schema/raw/master/csl-citation.json&quot;} RND6vPIPqcFJt"/>(BBC Bitesize, n.d.)<text:reference-mark-end text:name="ZOTERO_ITEM CSL_CITATION {&quot;citationID&quot;:&quot;cktgbwtg&quot;,&quot;properties&quot;:{&quot;formattedCitation&quot;:&quot;(BBC Bitesize, n.d.)&quot;,&quot;plainCitation&quot;:&quot;(BBC Bitesize, n.d.)&quot;,&quot;noteIndex&quot;:0},&quot;citationItems&quot;:[{&quot;id&quot;:71,&quot;uris&quot;:[&quot;http://zotero.org/users/1913249/items/IA6P67BV&quot;,[&quot;http://zotero.org/users/1913249/items/IA6P67BV&quot;]],&quot;itemData&quot;:{&quot;id&quot;:71,&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citation-key&quot;:&quot;bbc_bitesize_introduction_nodate&quot;},&quot;prefix&quot;:&quot;&quot;,&quot;suffix&quot;:&quot;&quot;}],&quot;schema&quot;:&quot;https://github.com/citation-style-language/schema/raw/master/csl-citation.json&quot;} RND6vPIPqcFJt"/>. The essence here is to deal with concepts and principles as abstract and separate from the context of coding.</text:p>
      <text:p text:style-name="Text_20_body">Another widely used definition of CT by Brennan and Resnick <text:reference-mark-start text:name="ZOTERO_ITEM CSL_CITATION {&quot;citationID&quot;:&quot;gplzqbsx&quot;,&quot;properties&quot;:{&quot;formattedCitation&quot;:&quot;(2012)&quot;,&quot;plainCitation&quot;:&quot;(2012)&quot;,&quot;noteIndex&quot;:0},&quot;citationItems&quot;:[{&quot;id&quot;:271,&quot;uris&quot;:[&quot;http://zotero.org/users/1913249/items/7IHK4HWD&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znjFhj43Xj"/>(2012)<text:reference-mark-end text:name="ZOTERO_ITEM CSL_CITATION {&quot;citationID&quot;:&quot;gplzqbsx&quot;,&quot;properties&quot;:{&quot;formattedCitation&quot;:&quot;(2012)&quot;,&quot;plainCitation&quot;:&quot;(2012)&quot;,&quot;noteIndex&quot;:0},&quot;citationItems&quot;:[{&quot;id&quot;:271,&quot;uris&quot;:[&quot;http://zotero.org/users/1913249/items/7IHK4HWD&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znjFhj43Xj"/>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s designing and coding collaborative, creative computing projects. The resulting map they created includes computational concepts, computational practices and computational perspectives.</text:p>
      <text:list text:style-name="L33">
        <text:list-item>
          <text:p text:style-name="P37"><text:span text:style-name="T3">Computational concepts</text:span> include sequences, loops, parallelism, events, conditionaluma; thus representing the mechanics of coding structures.</text:p>
        </text:list-item>
        <text:list-item>
          <text:p text:style-name="P37"><text:span text:style-name="T3">Computational practices</text:span> include debugging, iteration, reuse and remixing, and abstracting and taking a modular approach.</text:p>
        </text:list-item>
        <text:list-item>
          <text:p text:style-name="P37"><text:span text:style-name="T3">Computational perspectives</text:span> such as expressing, questioning connecting were observed in the behaviour of learners completing their coding designs.</text:p>
        </text:list-item>
      </text:list>
      <text:p text:style-name="First_20_paragraph">This interpretation of CT, based on observation of learners in action, is more accessible to teachers and learners as they can more easily recognise their own practice than in the more abstract interpretations of CT. To give a specific example, rather than decomposition, the applied framework outlines taking an iterative, incremental approach to problem solving and arranging code in modules.</text:p>
      <text:p text:style-name="Text_20_body">This broader, process driven definition of CT has been used and adapted by many organisations seeking to support the new computing curiculum may be familiar from websites, posters and other supporting material created by groups like Barefoot computing. Lye’s extensive review of teaching Computational Thinking <text:reference-mark-start text:name="ZOTERO_ITEM CSL_CITATION {&quot;citationID&quot;:&quot;pmwjrqqa&quot;,&quot;properties&quot;:{&quot;formattedCitation&quot;:&quot;(Lye and Koh, 2014)&quot;,&quot;plainCitation&quot;:&quot;(Lye and Koh, 2014)&quot;,&quot;noteIndex&quot;:0},&quot;citationItems&quot;:[{&quot;id&quot;:2729,&quot;uris&quot;:[&quot;http://zotero.org/users/1913249/items/8MV3LZYA&quot;,[&quot;http://zotero.org/users/1913249/items/8MV3LZYA&quot;]],&quot;itemData&quot;:{&quot;id&quot;:2729,&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URL&quot;:&quot;http://www.sciencedirect.com/science/article/pii/S0747563214004634&quot;,&quot;volume&quot;:&quot;41&quot;,&quot;author&quot;:[{&quot;family&quot;:&quot;Lye&quot;,&quot;given&quot;:&quot;Sze Yee&quot;},{&quot;family&quot;:&quot;Koh&quot;,&quot;given&quot;:&quot;Joyce Hwee Ling&quot;}],&quot;accessed&quot;:{&quot;date-parts&quot;:[[&quot;2018&quot;,9,16]]},&quot;issued&quot;:{&quot;date-parts&quot;:[[&quot;2014&quot;,12,1]]},&quot;citation-key&quot;:&quot;lye_review_2014&quot;},&quot;prefix&quot;:&quot;&quot;,&quot;suffix&quot;:&quot;&quot;}],&quot;schema&quot;:&quot;https://github.com/citation-style-language/schema/raw/master/csl-citation.json&quot;} RNDbH5Y7lGyTo"/>(Lye and Koh, 2014)<text:reference-mark-end text:name="ZOTERO_ITEM CSL_CITATION {&quot;citationID&quot;:&quot;pmwjrqqa&quot;,&quot;properties&quot;:{&quot;formattedCitation&quot;:&quot;(Lye and Koh, 2014)&quot;,&quot;plainCitation&quot;:&quot;(Lye and Koh, 2014)&quot;,&quot;noteIndex&quot;:0},&quot;citationItems&quot;:[{&quot;id&quot;:2729,&quot;uris&quot;:[&quot;http://zotero.org/users/1913249/items/8MV3LZYA&quot;,[&quot;http://zotero.org/users/1913249/items/8MV3LZYA&quot;]],&quot;itemData&quot;:{&quot;id&quot;:2729,&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URL&quot;:&quot;http://www.sciencedirect.com/science/article/pii/S0747563214004634&quot;,&quot;volume&quot;:&quot;41&quot;,&quot;author&quot;:[{&quot;family&quot;:&quot;Lye&quot;,&quot;given&quot;:&quot;Sze Yee&quot;},{&quot;family&quot;:&quot;Koh&quot;,&quot;given&quot;:&quot;Joyce Hwee Ling&quot;}],&quot;accessed&quot;:{&quot;date-parts&quot;:[[&quot;2018&quot;,9,16]]},&quot;issued&quot;:{&quot;date-parts&quot;:[[&quot;2014&quot;,12,1]]},&quot;citation-key&quot;:&quot;lye_review_2014&quot;},&quot;prefix&quot;:&quot;&quot;,&quot;suffix&quot;:&quot;&quot;}],&quot;schema&quot;:&quot;https://github.com/citation-style-language/schema/raw/master/csl-citation.json&quot;} RNDbH5Y7lGyTo"/>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citationID&quot;:&quot;corbvcgv&quot;,&quot;properties&quot;:{&quot;formattedCitation&quot;:&quot;(Csizmadia et al., 2015a)&quot;,&quot;plainCitation&quot;:&quot;(Csizmadia et al., 2015a)&quot;,&quot;noteIndex&quot;:0},&quot;citationItems&quot;:[{&quot;id&quot;:3914,&quot;uris&quot;:[&quot;http://zotero.org/users/1913249/items/Z5NBBV7S&quot;,[&quot;http://zotero.org/users/1913249/items/Z5NBBV7S&quot;]],&quot;itemData&quot;:{&quot;id&quot;:3914,&quot;type&quot;:&quot;report&quot;,&quot;publisher&quot;:&quot;Computing at School&quot;,&quot;source&quot;:&quot;ResearchGate&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1,1]]},&quot;citation-key&quot;:&quot;csizmadia_computational_2015-1&quot;},&quot;prefix&quot;:&quot;&quot;,&quot;suffix&quot;:&quot;&quot;}],&quot;schema&quot;:&quot;https://github.com/citation-style-language/schema/raw/master/csl-citation.json&quot;} RNDBXwAUiZcwz"/>(Csizmadia et al., 2015a)<text:reference-mark-end text:name="ZOTERO_ITEM CSL_CITATION {&quot;citationID&quot;:&quot;corbvcgv&quot;,&quot;properties&quot;:{&quot;formattedCitation&quot;:&quot;(Csizmadia et al., 2015a)&quot;,&quot;plainCitation&quot;:&quot;(Csizmadia et al., 2015a)&quot;,&quot;noteIndex&quot;:0},&quot;citationItems&quot;:[{&quot;id&quot;:3914,&quot;uris&quot;:[&quot;http://zotero.org/users/1913249/items/Z5NBBV7S&quot;,[&quot;http://zotero.org/users/1913249/items/Z5NBBV7S&quot;]],&quot;itemData&quot;:{&quot;id&quot;:3914,&quot;type&quot;:&quot;report&quot;,&quot;publisher&quot;:&quot;Computing at School&quot;,&quot;source&quot;:&quot;ResearchGate&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1,1]]},&quot;citation-key&quot;:&quot;csizmadia_computational_2015-1&quot;},&quot;prefix&quot;:&quot;&quot;,&quot;suffix&quot;:&quot;&quot;}],&quot;schema&quot;:&quot;https://github.com/citation-style-language/schema/raw/master/csl-citation.json&quot;} RNDBXwAUiZcwz"/> have included elements of this applied framework as well as other more abstract CT concepts.</text:p>
      <text:h text:style-name="Heading_20_3" text:outline-level="3"><text:bookmark-start text:name="studies-exploring-ct-as-an-pedagogical-framework-to-support-learning-computer-coding"/>Studies exploring CT as an pedagogical framework to support learning computer coding<text:bookmark-end text:name="studies-exploring-ct-as-an-pedagogical-framework-to-support-learning-computer-coding"/></text:h>
      <text:p text:style-name="First_20_paragraph">The term abstraction has varied interpretation even within the field of computer science education <text:reference-mark-start text:name="ZOTERO_ITEM CSL_CITATION {&quot;citationID&quot;:&quot;zepxuflj&quot;,&quot;properties&quot;:{&quot;formattedCitation&quot;:&quot;(Hazzan, 2002)&quot;,&quot;plainCitation&quot;:&quot;(Hazzan, 2002)&quot;,&quot;noteIndex&quot;:0},&quot;citationItems&quot;:[{&quot;id&quot;:3699,&quot;uris&quot;:[&quot;http://zotero.org/users/1913249/items/UENCJTPP&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KUkt4aChzv"/>(Hazzan, 2002)<text:reference-mark-end text:name="ZOTERO_ITEM CSL_CITATION {&quot;citationID&quot;:&quot;zepxuflj&quot;,&quot;properties&quot;:{&quot;formattedCitation&quot;:&quot;(Hazzan, 2002)&quot;,&quot;plainCitation&quot;:&quot;(Hazzan, 2002)&quot;,&quot;noteIndex&quot;:0},&quot;citationItems&quot;:[{&quot;id&quot;:3699,&quot;uris&quot;:[&quot;http://zotero.org/users/1913249/items/UENCJTPP&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KUkt4aChzv"/>. Papert and Turkle’s <text:reference-mark-start text:name="ZOTERO_ITEM CSL_CITATION {&quot;citationID&quot;:&quot;evdursee&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M12yjkSP3g"/>(1990)<text:reference-mark-end text:name="ZOTERO_ITEM CSL_CITATION {&quot;citationID&quot;:&quot;evdursee&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M12yjkSP3g"/> encourage a of diversity in approaches to teaching coding beyond a formal, abstract approach “that emphasizes control and through structure and planning”. Their celebration of concrete coding approaches, including the use of <text:soft-page-break/>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jwtmmdkv&quot;,&quot;properties&quot;:{&quot;formattedCitation&quot;:&quot;(1991)&quot;,&quot;plainCitation&quot;:&quot;(1991)&quot;,&quot;noteIndex&quot;:0},&quot;citationItems&quot;:[{&quot;id&quot;:3687,&quot;uris&quot;:[&quot;http://zotero.org/users/1913249/items/U3NMBFHL&quot;,[&quot;http://zotero.org/users/1913249/items/U3NMBFHL&quot;]],&quot;itemData&quot;:{&quot;id&quot;:3687,&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L6zq0EdIFt"/>(1991)<text:reference-mark-end text:name="ZOTERO_ITEM CSL_CITATION {&quot;citationID&quot;:&quot;jwtmmdkv&quot;,&quot;properties&quot;:{&quot;formattedCitation&quot;:&quot;(1991)&quot;,&quot;plainCitation&quot;:&quot;(1991)&quot;,&quot;noteIndex&quot;:0},&quot;citationItems&quot;:[{&quot;id&quot;:3687,&quot;uris&quot;:[&quot;http://zotero.org/users/1913249/items/U3NMBFHL&quot;,[&quot;http://zotero.org/users/1913249/items/U3NMBFHL&quot;]],&quot;itemData&quot;:{&quot;id&quot;:3687,&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L6zq0EdIFt"/>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zzvwaihp&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PM70EPdpFB"/>(2016)<text:reference-mark-end text:name="ZOTERO_ITEM CSL_CITATION {&quot;citationID&quot;:&quot;zzvwaihp&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PM70EPdpFB"/> review of CT cautions against a too narrow definition of CT that highlights formal abstractions as represented by Wing’s take on CT <text:reference-mark-start text:name="ZOTERO_ITEM CSL_CITATION {&quot;citationID&quot;:&quot;daktwhyb&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7RvLHx3Ngj"/>(2008)<text:reference-mark-end text:name="ZOTERO_ITEM CSL_CITATION {&quot;citationID&quot;:&quot;daktwhyb&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7RvLHx3Ngj"/>. This is not to argue that Wing’s approach to CT is without technical merit <text:reference-mark-start text:name="ZOTERO_ITEM CSL_CITATION {&quot;citationID&quot;:&quot;sntoknur&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M3Kvo5gqUA"/>(Lodi and Martini, 2021)<text:reference-mark-end text:name="ZOTERO_ITEM CSL_CITATION {&quot;citationID&quot;:&quot;sntoknur&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M3Kvo5gqUA"/>,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fnfnlora&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fza8qJVT3m"/>(Resnick and Rusk, 2020)<text:reference-mark-end text:name="ZOTERO_ITEM CSL_CITATION {&quot;citationID&quot;:&quot;fnfnlora&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fza8qJVT3m"/>.</text:p>
      <text:p text:style-name="Text_20_body">In teaching computing pedagogy the concept of levels of abstraction can be taught to students to help them understand the level of abstraction that they are working at <text:reference-mark-start text:name="ZOTERO_ITEM CSL_CITATION {&quot;citationID&quot;:&quot;flswjkdw&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0K9E35LjS7"/>(Statter and Armoni, 2016; Waite et al., 2016, 2018a)<text:reference-mark-end text:name="ZOTERO_ITEM CSL_CITATION {&quot;citationID&quot;:&quot;flswjkdw&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0K9E35LjS7"/>.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ifufafiy&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zTrXzqw3su"/>(Waite et al., 2018b)<text:reference-mark-end text:name="ZOTERO_ITEM CSL_CITATION {&quot;citationID&quot;:&quot;ifufafiy&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zTrXzqw3su"/></text:p>
      <text:h text:style-name="Heading_20_2" text:outline-level="2"><text:bookmark-start text:name="primm-semantic-waves-and-pushing-the-abstract"/>PRIMM, Semantic Waves and pushing the abstract<text:bookmark-end text:name="primm-semantic-waves-and-pushing-the-abstract"/></text:h>
      <text:h text:style-name="Heading_20_3" text:outline-level="3"><text:bookmark-start text:name="primm"/>PRIMM<text:bookmark-end text:name="primm"/></text:h>
      <text:p text:style-name="First_20_paragraph">FIND MATERIAL IN OTHER BOOK CHAPTERS</text:p>
      <text:p text:style-name="Text_20_body">PRIMM addresses the perceived need for structured and explicit approach to teaching computing concepts and is particularly aimed at a school setting <text:reference-mark-start text:name="ZOTERO_ITEM CSL_CITATION {&quot;citationID&quot;:&quot;dvqjgkev&quot;,&quot;properties&quot;:{&quot;formattedCitation&quot;:&quot;(Sentance et al., 2019)&quot;,&quot;plainCitation&quot;:&quot;(Sentance et al., 2019)&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meJhhmohjQ"/>(Sentance et al., 2019)<text:reference-mark-end text:name="ZOTERO_ITEM CSL_CITATION {&quot;citationID&quot;:&quot;dvqjgkev&quot;,&quot;properties&quot;:{&quot;formattedCitation&quot;:&quot;(Sentance et al., 2019)&quot;,&quot;plainCitation&quot;:&quot;(Sentance et al., 2019)&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meJhhmohjQ"/>.</text:p>
      <text:p text:style-name="Text_20_body"><text:span text:style-name="T1">PRIMM:</text:span> PRIMM stands for Predict, Run, Investigate, Modify and Make. This model helps learners adopt coding practices and computational concepts through providing a concrete code example that they run after predicting what it does. Learners make changes to the existing code before finally creating code from scratch.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of learners to unpack and repack the same set of concepts in a restricted time scale. This process that supports formal problem solving, paper-based questions of the GCSE exams. The use of code examples and a structured set of varied activities aligns well to UDL principle of representing knowledge in a variety of means. For a more detailed summary of the PRIMM approach the Quick Read pedagogy article.[^5]</text:p>
      <text:p text:style-name="Text_20_body">Primm based on UMC but developed to highlight abstract concepts and processes via a predict stage.</text:p>
      <text:p text:style-name="Text_20_body"><text:soft-page-break/>In proposing PRIMM Sentence et al highlights a deficit of exploration based approaches of Papert and constructionism proposed by Grover <text:reference-mark-start text:name="ZOTERO_ITEM CSL_CITATION {&quot;citationID&quot;:&quot;ilbqksqj&quot;,&quot;properties&quot;:{&quot;formattedCitation&quot;:&quot;(2019:5)&quot;,&quot;plainCitation&quot;:&quot;(2019:5)&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5&quot;,&quot;suppress-author&quot;:true,&quot;prefix&quot;:&quot;&quot;}],&quot;schema&quot;:&quot;https://github.com/citation-style-language/schema/raw/master/csl-citation.json&quot;} RNDzPQKFfOAbx"/>(2019:5)<text:reference-mark-end text:name="ZOTERO_ITEM CSL_CITATION {&quot;citationID&quot;:&quot;ilbqksqj&quot;,&quot;properties&quot;:{&quot;formattedCitation&quot;:&quot;(2019:5)&quot;,&quot;plainCitation&quot;:&quot;(2019:5)&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5&quot;,&quot;suppress-author&quot;:true,&quot;prefix&quot;:&quot;&quot;}],&quot;schema&quot;:&quot;https://github.com/citation-style-language/schema/raw/master/csl-citation.json&quot;} RNDzPQKFfOAbx"/></text:p>
      <text:p text:style-name="Text_20_body">However, given the importance of explicit instruction of concepts, it seems lacking then that there is no guidance on what concepts should be best explored via this pedagogy.</text:p>
      <text:p text:style-name="Text_20_body">A similar observation can be made of a linked pedagogy that of semantic waves which uses an example of algorithms in one research process but again does not link to an underlying framework of “complex” concepts to illustrate.</text:p>
      <text:p text:style-name="Text_20_body">We can turn to the UK curriculum perhaps for guidance.</text:p>
      <text:p text:style-name="Text_20_body">THIS COUDL BE PUT BEFORE CT - AND THEN CT IS EXPLPORED AS A FRAMEWORK OF CONCEPTS - THEN A PEDAGOGY</text:p>
      <text:p text:style-name="Text_20_body">DEVELOP THIS DEFICIT AND THE ASSUMPTIONS PRESENT IN A CRITICAL WAY ABSTRACT VS CONCRETE</text:p>
      <text:h text:style-name="Heading_20_3" text:outline-level="3"><text:bookmark-start text:name="semantic-profiles-and-waves"/>Semantic Profiles and Waves<text:bookmark-end text:name="semantic-profiles-and-waves"/></text:h>
      <text:p text:style-name="First_20_paragraph">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citationID&quot;:&quot;ytdigsgo&quot;,&quot;properties&quot;:{&quot;formattedCitation&quot;:&quot;(Macnaught et al., 2013)&quot;,&quot;plainCitation&quot;:&quot;(Macnaught et al., 2013)&quot;,&quot;noteIndex&quot;:0},&quot;citationItems&quot;:[{&quot;id&quot;:3624,&quot;uris&quot;:[&quot;http://zotero.org/users/1913249/items/8KA63FXV&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Q0ANl5bRjn"/>(Macnaught et al., 2013)<text:reference-mark-end text:name="ZOTERO_ITEM CSL_CITATION {&quot;citationID&quot;:&quot;ytdigsgo&quot;,&quot;properties&quot;:{&quot;formattedCitation&quot;:&quot;(Macnaught et al., 2013)&quot;,&quot;plainCitation&quot;:&quot;(Macnaught et al., 2013)&quot;,&quot;noteIndex&quot;:0},&quot;citationItems&quot;:[{&quot;id&quot;:3624,&quot;uris&quot;:[&quot;http://zotero.org/users/1913249/items/8KA63FXV&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Q0ANl5bRjn"/>.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citationID&quot;:&quot;fgysibye&quot;,&quot;properties&quot;:{&quot;formattedCitation&quot;:&quot;(2020)&quot;,&quot;plainCitation&quot;:&quot;(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9WPJljYWxb"/>(2020)<text:reference-mark-end text:name="ZOTERO_ITEM CSL_CITATION {&quot;citationID&quot;:&quot;fgysibye&quot;,&quot;properties&quot;:{&quot;formattedCitation&quot;:&quot;(2020)&quot;,&quot;plainCitation&quot;:&quot;(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9WPJljYWxb"/>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P38">semantic waves</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3" text:outline-level="3"><text:bookmark-start text:name="problematising-distinctions-between-instruction-based-tutorials-and-unguided-approaches"/><text:soft-page-break/>Problematising distinctions between instruction-based tutorials and unguided approaches<text:bookmark-end text:name="problematising-distinctions-between-instruction-based-tutorials-and-unguided-approaches"/></text:h>
      <text:p text:style-name="First_20_paragraph">The process of learning technical skills through trial and error is something that many self-driven learners are familiar with. The desire to complete a particular project and self-motivated access to the resources to achieve it is the stuff of computing mythology, recalling the kind of garage innovation that created Apple computer and early hacker computing culture <text:reference-mark-start text:name="ZOTERO_ITEM CSL_CITATION {&quot;citationID&quot;:&quot;efkunboz&quot;,&quot;properties&quot;:{&quot;formattedCitation&quot;:&quot;(Fuller, 2015)&quot;,&quot;plainCitation&quot;:&quot;(Fuller, 2015)&quot;,&quot;noteIndex&quot;:0},&quot;citationItems&quot;:[{&quot;id&quot;:9069,&quot;uris&quot;:[&quot;http://zotero.org/users/1913249/items/6V6PSBQ6&quot;,[&quot;http://zotero.org/users/1913249/items/6V6PSBQ6&quot;]],&quot;itemData&quot;:{&quot;id&quot;:9069,&quot;type&quot;:&quot;article-journal&quot;,&quot;container-title&quot;:&quot;Angelaki&quot;,&quot;DOI&quot;:&quot;10.1080/0969725X.2015.1017393&quot;,&quot;ISSN&quot;:&quot;0969-725X, 1469-2899&quot;,&quot;issue&quot;:&quot;1&quot;,&quot;journalAbbreviation&quot;:&quot;Angelaki&quot;,&quot;language&quot;:&quot;en&quot;,&quot;page&quot;:&quot;125-136&quot;,&quot;source&quot;:&quot;DOI.org (Crossref)&quot;,&quot;title&quot;:&quot;IN THE GARAGE: assemblage, opportunity and techno-aesthetics&quot;,&quot;title-short&quot;:&quot;IN THE GARAGE&quot;,&quot;URL&quot;:&quot;https://www.tandfonline.com/doi/full/10.1080/0969725X.2015.1017393&quot;,&quot;volume&quot;:&quot;20&quot;,&quot;author&quot;:[{&quot;family&quot;:&quot;Fuller&quot;,&quot;given&quot;:&quot;Glen&quot;}],&quot;accessed&quot;:{&quot;date-parts&quot;:[[&quot;2023&quot;,10,30]]},&quot;issued&quot;:{&quot;date-parts&quot;:[[&quot;2015&quot;,1,2]]},&quot;citation-key&quot;:&quot;fuller_garage_2015&quot;},&quot;prefix&quot;:&quot;&quot;,&quot;suffix&quot;:&quot;&quot;}],&quot;schema&quot;:&quot;https://github.com/citation-style-language/schema/raw/master/csl-citation.json&quot;} RNDPqieyHbUyf"/>(Fuller, 2015)<text:reference-mark-end text:name="ZOTERO_ITEM CSL_CITATION {&quot;citationID&quot;:&quot;efkunboz&quot;,&quot;properties&quot;:{&quot;formattedCitation&quot;:&quot;(Fuller, 2015)&quot;,&quot;plainCitation&quot;:&quot;(Fuller, 2015)&quot;,&quot;noteIndex&quot;:0},&quot;citationItems&quot;:[{&quot;id&quot;:9069,&quot;uris&quot;:[&quot;http://zotero.org/users/1913249/items/6V6PSBQ6&quot;,[&quot;http://zotero.org/users/1913249/items/6V6PSBQ6&quot;]],&quot;itemData&quot;:{&quot;id&quot;:9069,&quot;type&quot;:&quot;article-journal&quot;,&quot;container-title&quot;:&quot;Angelaki&quot;,&quot;DOI&quot;:&quot;10.1080/0969725X.2015.1017393&quot;,&quot;ISSN&quot;:&quot;0969-725X, 1469-2899&quot;,&quot;issue&quot;:&quot;1&quot;,&quot;journalAbbreviation&quot;:&quot;Angelaki&quot;,&quot;language&quot;:&quot;en&quot;,&quot;page&quot;:&quot;125-136&quot;,&quot;source&quot;:&quot;DOI.org (Crossref)&quot;,&quot;title&quot;:&quot;IN THE GARAGE: assemblage, opportunity and techno-aesthetics&quot;,&quot;title-short&quot;:&quot;IN THE GARAGE&quot;,&quot;URL&quot;:&quot;https://www.tandfonline.com/doi/full/10.1080/0969725X.2015.1017393&quot;,&quot;volume&quot;:&quot;20&quot;,&quot;author&quot;:[{&quot;family&quot;:&quot;Fuller&quot;,&quot;given&quot;:&quot;Glen&quot;}],&quot;accessed&quot;:{&quot;date-parts&quot;:[[&quot;2023&quot;,10,30]]},&quot;issued&quot;:{&quot;date-parts&quot;:[[&quot;2015&quot;,1,2]]},&quot;citation-key&quot;:&quot;fuller_garage_2015&quot;},&quot;prefix&quot;:&quot;&quot;,&quot;suffix&quot;:&quot;&quot;}],&quot;schema&quot;:&quot;https://github.com/citation-style-language/schema/raw/master/csl-citation.json&quot;} RNDPqieyHbUyf"/>. However, this is not an ideal pedagogy. Even with access to resources and critiques of pure discovery learning are also valid <text:reference-mark-start text:name="ZOTERO_ITEM CSL_CITATION {&quot;citationID&quot;:&quot;hjmojeks&quot;,&quot;properties&quot;:{&quot;formattedCitation&quot;:&quot;(Mayer, 2004)&quot;,&quot;plainCitation&quot;:&quot;(Mayer, 2004)&quot;,&quot;noteIndex&quot;:0},&quot;citationItems&quot;:[{&quot;id&quot;:1907,&quot;uris&quot;:[&quot;http://zotero.org/users/1913249/items/7TSBS695&quot;,[&quot;http://zotero.org/users/1913249/items/7TSBS695&quot;]],&quot;itemData&quot;:{&quot;id&quot;:1907,&quot;type&quot;:&quot;article-journal&quot;,&quot;container-title&quot;:&quot;American Psychologist&quot;,&quot;DOI&quot;:&quot;10.1037/0003-066X.59.1.14&quot;,&quot;ISSN&quot;:&quot;1935-990X, 0003-066X&quot;,&quot;issue&quot;:&quot;1&quot;,&quot;language&quot;:&quot;en&quot;,&quot;page&quot;:&quot;14-19&quot;,&quot;source&quot;:&quot;CrossRef&quot;,&quot;title&quot;:&quot;Should There Be a Three-Strikes Rule Against Pure Discovery Learning?&quot;,&quot;URL&quot;:&quot;http://doi.apa.org/getdoi.cfm?doi=10.1037/0003-066X.59.1.14&quot;,&quot;volume&quot;:&quot;59&quot;,&quot;author&quot;:[{&quot;family&quot;:&quot;Mayer&quot;,&quot;given&quot;:&quot;Richard E.&quot;}],&quot;accessed&quot;:{&quot;date-parts&quot;:[[&quot;2017&quot;,10,2]]},&quot;issued&quot;:{&quot;date-parts&quot;:[[&quot;2004&quot;]]},&quot;citation-key&quot;:&quot;mayer_should_2004&quot;},&quot;prefix&quot;:&quot;&quot;,&quot;suffix&quot;:&quot;&quot;}],&quot;schema&quot;:&quot;https://github.com/citation-style-language/schema/raw/master/csl-citation.json&quot;} RNDUHz7y0949i"/>(Mayer, 2004)<text:reference-mark-end text:name="ZOTERO_ITEM CSL_CITATION {&quot;citationID&quot;:&quot;hjmojeks&quot;,&quot;properties&quot;:{&quot;formattedCitation&quot;:&quot;(Mayer, 2004)&quot;,&quot;plainCitation&quot;:&quot;(Mayer, 2004)&quot;,&quot;noteIndex&quot;:0},&quot;citationItems&quot;:[{&quot;id&quot;:1907,&quot;uris&quot;:[&quot;http://zotero.org/users/1913249/items/7TSBS695&quot;,[&quot;http://zotero.org/users/1913249/items/7TSBS695&quot;]],&quot;itemData&quot;:{&quot;id&quot;:1907,&quot;type&quot;:&quot;article-journal&quot;,&quot;container-title&quot;:&quot;American Psychologist&quot;,&quot;DOI&quot;:&quot;10.1037/0003-066X.59.1.14&quot;,&quot;ISSN&quot;:&quot;1935-990X, 0003-066X&quot;,&quot;issue&quot;:&quot;1&quot;,&quot;language&quot;:&quot;en&quot;,&quot;page&quot;:&quot;14-19&quot;,&quot;source&quot;:&quot;CrossRef&quot;,&quot;title&quot;:&quot;Should There Be a Three-Strikes Rule Against Pure Discovery Learning?&quot;,&quot;URL&quot;:&quot;http://doi.apa.org/getdoi.cfm?doi=10.1037/0003-066X.59.1.14&quot;,&quot;volume&quot;:&quot;59&quot;,&quot;author&quot;:[{&quot;family&quot;:&quot;Mayer&quot;,&quot;given&quot;:&quot;Richard E.&quot;}],&quot;accessed&quot;:{&quot;date-parts&quot;:[[&quot;2017&quot;,10,2]]},&quot;issued&quot;:{&quot;date-parts&quot;:[[&quot;2004&quot;]]},&quot;citation-key&quot;:&quot;mayer_should_2004&quot;},&quot;prefix&quot;:&quot;&quot;,&quot;suffix&quot;:&quot;&quot;}],&quot;schema&quot;:&quot;https://github.com/citation-style-language/schema/raw/master/csl-citation.json&quot;} RNDUHz7y0949i"/>.</text:p>
      <text:p text:style-name="Text_20_body">On the other end of the spectrum, tutorials are a common way of learning coding and exist in many forms and formats <text:reference-mark-start text:name="ZOTERO_ITEM CSL_CITATION {&quot;citationID&quot;:&quot;hqljjybr&quot;,&quot;properties&quot;:{&quot;formattedCitation&quot;:&quot;(Kim and Ko, 2017; Head et al., 2020)&quot;,&quot;plainCitation&quot;:&quot;(Kim and Ko, 2017; Head et al., 2020)&quot;,&quot;noteIndex&quot;:0},&quot;citationItems&quot;:[{&quot;id&quot;:8712,&quot;uris&quot;:[&quot;http://zotero.org/users/1913249/items/7I5JT79P&quot;,[&quot;http://zotero.org/users/1913249/items/7I5JT79P&quot;]],&quot;itemData&quot;:{&quot;id&quot;:8712,&quot;type&quot;:&quot;paper-conference&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collection-title&quot;:&quot;CHI '20&quot;,&quot;container-title&quot;:&quot;Proceedings of the 2020 CHI Conference on Human Factors in Computing Systems&quot;,&quot;DOI&quot;:&quot;10.1145/3313831.3376798&quot;,&quot;event-place&quot;:&quot;New York, NY, USA&quot;,&quot;ISBN&quot;:&quot;978-1-4503-6708-0&quot;,&quot;page&quot;:&quot;1–12&quot;,&quot;publisher&quot;:&quot;Association for Computing Machinery&quot;,&quot;publisher-place&quot;:&quot;New York, NY, USA&quot;,&quot;source&quot;:&quot;ACM Digital Library&quot;,&quot;title&quot;:&quot;Composing Flexibly-Organized Step-by-Step Tutorials from Linked Source Code, Snippets, and Outputs&quot;,&quot;URL&quot;:&quot;https://dl.acm.org/doi/10.1145/3313831.3376798&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accessed&quot;:{&quot;date-parts&quot;:[[&quot;2023&quot;,6,13]]},&quot;issued&quot;:{&quot;date-parts&quot;:[[&quot;2020&quot;,4,23]]},&quot;citation-key&quot;:&quot;head_composing_2020&quot;},&quot;prefix&quot;:&quot;&quot;,&quot;suffix&quot;:&quot;&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FAxQbl2ViF"/>(Kim and Ko, 2017; Head et al., 2020)<text:reference-mark-end text:name="ZOTERO_ITEM CSL_CITATION {&quot;citationID&quot;:&quot;hqljjybr&quot;,&quot;properties&quot;:{&quot;formattedCitation&quot;:&quot;(Kim and Ko, 2017; Head et al., 2020)&quot;,&quot;plainCitation&quot;:&quot;(Kim and Ko, 2017; Head et al., 2020)&quot;,&quot;noteIndex&quot;:0},&quot;citationItems&quot;:[{&quot;id&quot;:8712,&quot;uris&quot;:[&quot;http://zotero.org/users/1913249/items/7I5JT79P&quot;,[&quot;http://zotero.org/users/1913249/items/7I5JT79P&quot;]],&quot;itemData&quot;:{&quot;id&quot;:8712,&quot;type&quot;:&quot;paper-conference&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collection-title&quot;:&quot;CHI '20&quot;,&quot;container-title&quot;:&quot;Proceedings of the 2020 CHI Conference on Human Factors in Computing Systems&quot;,&quot;DOI&quot;:&quot;10.1145/3313831.3376798&quot;,&quot;event-place&quot;:&quot;New York, NY, USA&quot;,&quot;ISBN&quot;:&quot;978-1-4503-6708-0&quot;,&quot;page&quot;:&quot;1–12&quot;,&quot;publisher&quot;:&quot;Association for Computing Machinery&quot;,&quot;publisher-place&quot;:&quot;New York, NY, USA&quot;,&quot;source&quot;:&quot;ACM Digital Library&quot;,&quot;title&quot;:&quot;Composing Flexibly-Organized Step-by-Step Tutorials from Linked Source Code, Snippets, and Outputs&quot;,&quot;URL&quot;:&quot;https://dl.acm.org/doi/10.1145/3313831.3376798&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accessed&quot;:{&quot;date-parts&quot;:[[&quot;2023&quot;,6,13]]},&quot;issued&quot;:{&quot;date-parts&quot;:[[&quot;2020&quot;,4,23]]},&quot;citation-key&quot;:&quot;head_composing_2020&quot;},&quot;prefix&quot;:&quot;&quot;,&quot;suffix&quot;:&quot;&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FAxQbl2ViF"/>.</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citationID&quot;:&quot;yelsdpmy&quot;,&quot;properties&quot;:{&quot;formattedCitation&quot;:&quot;(Kim and Ko, 2017:325)&quot;,&quot;plainCitation&quot;:&quot;(Kim and Ko, 2017:325)&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locator&quot;:&quot; 325&quot;,&quot;prefix&quot;:&quot;&quot;}],&quot;schema&quot;:&quot;https://github.com/citation-style-language/schema/raw/master/csl-citation.json&quot;} RNDQJz8K0dfMm"/>(Kim and Ko, 2017:325)<text:reference-mark-end text:name="ZOTERO_ITEM CSL_CITATION {&quot;citationID&quot;:&quot;yelsdpmy&quot;,&quot;properties&quot;:{&quot;formattedCitation&quot;:&quot;(Kim and Ko, 2017:325)&quot;,&quot;plainCitation&quot;:&quot;(Kim and Ko, 2017:325)&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locator&quot;:&quot; 325&quot;,&quot;prefix&quot;:&quot;&quot;}],&quot;schema&quot;:&quot;https://github.com/citation-style-language/schema/raw/master/csl-citation.json&quot;} RNDQJz8K0dfMm"/>.</text:p>
      <text:p text:style-name="Text_20_body">Critique of instruction…</text:p>
      <text:p text:style-name="Text_20_body">In short there are concerns with reproduction of information as a goal for varied reason but authenticity of experience and resulting negative on effects on motivation and participant agency are of particular relevance to this study.</text:p>
      <text:h text:style-name="Heading_20_2" text:outline-level="2"><text:bookmark-start text:name="studies-on-pedagogies-scaffolding-practice-based-exploration"/>Studies on Pedagogies scaffolding practice based exploration<text:bookmark-end text:name="studies-on-pedagogies-scaffolding-practice-based-exploration"/></text:h>
      <text:p text:style-name="First_20_paragraph">NOTES remaining. ADD IN SECTIONS IF RELEVANT / AND OR TIME / SPACE</text:p>
      <text:list text:style-name="L34">
        <text:list-item>
          <text:p text:style-name="P39">Design approaches - designing for an audience</text:p>
        </text:list-item>
        <text:list-item>
          <text:p text:style-name="P39">Physical methods, feedback, from constructionism</text:p>
        </text:list-item>
        <text:list-item>
          <text:p text:style-name="P39">Design patterns in Agent sheets</text:p>
        </text:list-item>
      </text:list>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D&quot;:&quot;hvsxvqxd&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E9w5DQhTc4"/>(2011)<text:reference-mark-end text:name="ZOTERO_ITEM CSL_CITATION {&quot;citationID&quot;:&quot;hvsxvqxd&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E9w5DQhTc4"/>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bawzkazh&quot;,&quot;properties&quot;:{&quot;formattedCitation&quot;:&quot;(Denner et al., 2012; Werner et al., 2013, 2014; Denner, Werner, et al., 2014)&quot;,&quot;plainCitation&quot;:&quot;(Denner et al., 2012; Werner et al., 2013, 2014; Denner, Werner, et al., 2014)&quot;,&quot;noteIndex&quot;:0},&quot;citationItems&quot;:[{&quot;id&quot;:275,&quot;uris&quot;:[&quot;http://zotero.org/users/1913249/items/VJ5HVJHB&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suffix&quot;:&quot;&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suffix&quot;:&quot;&quot;},{&quot;id&quot;:280,&quot;uris&quot;:[&quot;http://zotero.org/users/1913249/items/PH47MUUV&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suffix&quot;:&quot;&quot;},{&quot;id&quot;:2929,&quot;uris&quot;:[&quot;http://zotero.org/users/1913249/items/GK5Z3NX3&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schema&quot;:&quot;https://github.com/citation-style-language/schema/raw/master/csl-citation.json&quot;} RNDReBG2WQRR8"/>(Denner et al., 2012; Werner et al., 2013, 2014; Denner, Werner, et al., 2014)<text:reference-mark-end text:name="ZOTERO_ITEM CSL_CITATION {&quot;citationID&quot;:&quot;bawzkazh&quot;,&quot;properties&quot;:{&quot;formattedCitation&quot;:&quot;(Denner et al., 2012; Werner et al., 2013, 2014; Denner, Werner, et al., 2014)&quot;,&quot;plainCitation&quot;:&quot;(Denner et al., 2012; Werner et al., 2013, 2014; Denner, Werner, et al., 2014)&quot;,&quot;noteIndex&quot;:0},&quot;citationItems&quot;:[{&quot;id&quot;:275,&quot;uris&quot;:[&quot;http://zotero.org/users/1913249/items/VJ5HVJHB&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suffix&quot;:&quot;&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suffix&quot;:&quot;&quot;},{&quot;id&quot;:280,&quot;uris&quot;:[&quot;http://zotero.org/users/1913249/items/PH47MUUV&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suffix&quot;:&quot;&quot;},{&quot;id&quot;:2929,&quot;uris&quot;:[&quot;http://zotero.org/users/1913249/items/GK5Z3NX3&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schema&quot;:&quot;https://github.com/citation-style-language/schema/raw/master/csl-citation.json&quot;} RNDReBG2WQRR8"/>.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bsyxzvoa&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BZfXE7D6XE"/>(2011)<text:reference-mark-end text:name="ZOTERO_ITEM CSL_CITATION {&quot;citationID&quot;:&quot;bsyxzvoa&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BZfXE7D6XE"/></text:p>
      <text:p text:style-name="Text_20_body"><text:span text:style-name="T1">Use:</text:span> In the <text:span text:style-name="T3">Use</text:span> stage, coders build a familiarity with coding interfaces, code structures and syntax through scaffolded approaches which involve interacting with the program code and what <text:soft-page-break/>it produces.</text:p>
      <text:p text:style-name="Text_20_body"><text:span text:style-name="T1">Modify:</text:span> In the <text:span text:style-name="T3">Modify</text:span> stage learners progress to working on real projects created by others. Learners deepen their knowledge of coding structures and practices by altering existing projects and templates to suit their own aims.</text:p>
      <text:p text:style-name="Text_20_body"><text:span text:style-name="T1">Create:</text:span> After novice coders become more familiar with patterns of code design in use in the modify stage, they can progress to replicate such patterns in other code that they create from scratch.</text:p>
      <text:p text:style-name="P50">A study involving five hundred 9 to 14 year-olds found that the UMC approach can balance a structured approach with more student-led exploration <text:reference-mark-start text:name="ZOTERO_ITEM CSL_CITATION {&quot;citationID&quot;:&quot;enxpeouw&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jdbp0ixaIu"/>(Franklin et al., 2020)<text:reference-mark-end text:name="ZOTERO_ITEM CSL_CITATION {&quot;citationID&quot;:&quot;enxpeouw&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jdbp0ixaIu"/>.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jvyaflfn&quot;,&quot;properties&quot;:{&quot;formattedCitation&quot;:&quot;(Lytle, Catet\\uc0\\u233{}, et al., 2019)&quot;,&quot;plainCitation&quot;:&quot;(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HOPTuxQOPW"/><text:span text:style-name="T8">(Lytle, Cateté, et al., 2019)</text:span><text:reference-mark-end text:name="ZOTERO_ITEM CSL_CITATION {&quot;citationID&quot;:&quot;jvyaflfn&quot;,&quot;properties&quot;:{&quot;formattedCitation&quot;:&quot;(Lytle, Catet\\uc0\\u233{}, et al., 2019)&quot;,&quot;plainCitation&quot;:&quot;(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HOPTuxQOPW"/>.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P30">Research on UMC which develops learner choice</text:p>
      <text:p text:style-name="P50">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mfeyzmep&quot;,&quot;properties&quot;:{&quot;formattedCitation&quot;:&quot;(Lytle, Catete, et al., 2019; Lytle, Catet\\uc0\\u233{}, et al., 2019)&quot;,&quot;plainCitation&quot;:&quot;(Lytle, Catete, et al., 2019; Lytle, Cateté,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vajvavVyo3"/><text:span text:style-name="T8">(Lytle, Catete, et al., 2019; Lytle, Cateté, et al., 2019)</text:span><text:reference-mark-end text:name="ZOTERO_ITEM CSL_CITATION {&quot;citationID&quot;:&quot;mfeyzmep&quot;,&quot;properties&quot;:{&quot;formattedCitation&quot;:&quot;(Lytle, Catete, et al., 2019; Lytle, Catet\\uc0\\u233{}, et al., 2019)&quot;,&quot;plainCitation&quot;:&quot;(Lytle, Catete, et al., 2019; Lytle, Cateté,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vajvavVyo3"/></text:p>
      <text:list text:style-name="L35">
        <text:list-item>
          <text:p text:style-name="P40">Scaffold Students and Teachers- Providing the necessary programming blocks students need to complete a choice</text:p>
        </text:list-item>
        <text:list-item>
          <text:p text:style-name="P40">Differentiate Choices by Difficulty - create choice systems that have varying difficulty</text:p>
        </text:list-item>
        <text:list-item>
          <text:p text:style-name="P40">Create Choices that Show Visible and Immediate Changes</text:p>
        </text:list-item>
        <text:list-item>
          <text:p text:style-name="P40">Make things Complex, not Complicated</text:p>
        </text:list-item>
        <text:list-item>
          <text:p text:style-name="P40">Draw from Student Desires - students will engage more with the material, feeling like the creations are their own.</text:p>
        </text:list-item>
      </text:list>
      <text:h text:style-name="Heading_20_3" text:outline-level="3"><text:bookmark-start text:name="microworlds-as-an-embodiment-of-umc-and-other-constructionist-design-principles"/>Microworlds as an embodiment of UMC and other constructionist design principles<text:bookmark-end text:name="microworlds-as-an-embodiment-of-umc-and-other-constructionist-design-principles"/></text:h>
      <text:p text:style-name="First_20_paragraph">LOGO and Scratch have had a huge influence as have the constructionist design principles</text:p>
      <text:p text:style-name="Text_20_body">The main concept of UMC is remixing a game to build . Scratch has been instrumental in bringing this methodology into clubs and classrooms as an explicit feature of its online community.</text:p>
      <text:p text:style-name="Text_20_body">Constructionist design principles emerge in tandem with the frequent revision of the tools in question in response to the direction and interest of the community. This form of praxis is <text:soft-page-break/>illustrated in a good level of detail in Papert’s extensive pedagogical writings and the community of researchers and educators clustered around development of scratch and associated pedagogies.</text:p>
      <text:h text:style-name="Heading_20_3" text:outline-level="3"><text:bookmark-start text:name="constructionist-design-principles"/>Constructionist design principles<text:bookmark-end text:name="constructionist-design-principles"/></text:h>
      <text:p text:style-name="First_20_paragraph">The development of Logo as a programming language moved towards the use of block coding under the stewardship of MIT labs.</text:p>
      <text:p text:style-name="Text_20_body">Resnick’s work on constructionist design principles via software and tinkering tools merits summary here. CF - introduction.</text:p>
      <text:p text:style-name="Text_20_body">Papert’s concept of microworlds refers to simplified computer simulations or models that provide a controlled environment in which students can explore and experiment with maths or physics concepts in a concrete way <text:reference-mark-start text:name="ZOTERO_ITEM CSL_CITATION {&quot;citationID&quot;:&quot;lsqlcizd&quot;,&quot;properties&quot;:{&quot;formattedCitation&quot;:&quot;(Papert, 1980a; Harel and Papert, 1991; Papert, 1993)&quot;,&quot;plainCitation&quot;:&quot;(Papert, 1980a; Harel and Papert, 1991; Papert, 1993)&quot;,&quot;noteIndex&quot;:0},&quot;citationItems&quot;:[{&quot;id&quot;:2018,&quot;uris&quot;:[&quot;http://zotero.org/users/1913249/items/P6QUTW6X&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nhkBP8uWiY"/>(Papert, 1980a; Harel and Papert, 1991; Papert, 1993)<text:reference-mark-end text:name="ZOTERO_ITEM CSL_CITATION {&quot;citationID&quot;:&quot;lsqlcizd&quot;,&quot;properties&quot;:{&quot;formattedCitation&quot;:&quot;(Papert, 1980a; Harel and Papert, 1991; Papert, 1993)&quot;,&quot;plainCitation&quot;:&quot;(Papert, 1980a; Harel and Papert, 1991; Papert, 1993)&quot;,&quot;noteIndex&quot;:0},&quot;citationItems&quot;:[{&quot;id&quot;:2018,&quot;uris&quot;:[&quot;http://zotero.org/users/1913249/items/P6QUTW6X&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nhkBP8uWiY"/>.</text:p>
      <text:p text:style-name="Text_20_body">Papert believed that microworlds were an effective tool for promoting computational thinking. His take on CT however, should be contrasted to a abstracted later take from Wing <text:reference-mark-start text:name="ZOTERO_ITEM CSL_CITATION {&quot;citationID&quot;:&quot;arkvunyw&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QXLIqcqDO2"/>(Lodi and Martini, 2021)<text:reference-mark-end text:name="ZOTERO_ITEM CSL_CITATION {&quot;citationID&quot;:&quot;arkvunyw&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QXLIqcqDO2"/>. Instead here CT concepts are heuristics developed from concrete experience.<text:line-break/>This concept of CT as a set of heuristics or design behaviours continues in practitioner-focused interpretations of CT.</text:p>
      <text:p text:style-name="Text_20_body">MOVE TO LR There is research on computing projects in the work of Papert <text:reference-mark-start text:name="ZOTERO_ITEM CSL_CITATION {&quot;citationID&quot;:&quot;zskdumte&quot;,&quot;properties&quot;:{&quot;formattedCitation&quot;:&quot;(1980b)&quot;,&quot;plainCitation&quot;:&quot;(1980b)&quot;,&quot;noteIndex&quot;:0},&quot;citationItems&quot;:[{&quot;id&quot;:3779,&quot;uris&quot;:[&quot;http://zotero.org/users/1913249/items/TTY8WYQ6&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ohcXkYdSde"/>(1980b)<text:reference-mark-end text:name="ZOTERO_ITEM CSL_CITATION {&quot;citationID&quot;:&quot;zskdumte&quot;,&quot;properties&quot;:{&quot;formattedCitation&quot;:&quot;(1980b)&quot;,&quot;plainCitation&quot;:&quot;(1980b)&quot;,&quot;noteIndex&quot;:0},&quot;citationItems&quot;:[{&quot;id&quot;:3779,&quot;uris&quot;:[&quot;http://zotero.org/users/1913249/items/TTY8WYQ6&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ohcXkYdSde"/> on Mircoworlds and subsequent research on programming tools in the constructionist tradition <text:reference-mark-start text:name="ZOTERO_ITEM CSL_CITATION {&quot;citationID&quot;:&quot;imxijtvi&quot;,&quot;properties&quot;:{&quot;formattedCitation&quot;:&quot;(Kafai and Resnick, 1996; Kafai and Burke, 2014b)&quot;,&quot;plainCitation&quot;:&quot;(Kafai and Resnick, 1996; Kafai and Burke, 2014b)&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id&quot;:2899,&quot;uris&quot;:[&quot;http://zotero.org/users/1913249/items/TNXYTNL9&quot;,[&quot;http://zotero.org/users/1913249/items/TNXYTNL9&quot;]],&quot;itemData&quot;:{&quot;id&quot;:2899,&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source&quot;:&quot;ResearchGate&quot;,&quot;title&quot;:&quot;Mindstorms 2.0 Children, Programming, and Computational Participation&quot;,&quot;author&quot;:[{&quot;family&quot;:&quot;Kafai&quot;,&quot;given&quot;:&quot;Yasmin&quot;},{&quot;family&quot;:&quot;Burke&quot;,&quot;given&quot;:&quot;Quinn&quot;}],&quot;issued&quot;:{&quot;date-parts&quot;:[[&quot;2014&quot;,8,1]]},&quot;citation-key&quot;:&quot;kafai_mindstorms_2014&quot;},&quot;prefix&quot;:&quot;&quot;,&quot;suffix&quot;:&quot;&quot;}],&quot;schema&quot;:&quot;https://github.com/citation-style-language/schema/raw/master/csl-citation.json&quot;} RNDgxjZLeint7"/>(Kafai and Resnick, 1996; Kafai and Burke, 2014b)<text:reference-mark-end text:name="ZOTERO_ITEM CSL_CITATION {&quot;citationID&quot;:&quot;imxijtvi&quot;,&quot;properties&quot;:{&quot;formattedCitation&quot;:&quot;(Kafai and Resnick, 1996; Kafai and Burke, 2014b)&quot;,&quot;plainCitation&quot;:&quot;(Kafai and Resnick, 1996; Kafai and Burke, 2014b)&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id&quot;:2899,&quot;uris&quot;:[&quot;http://zotero.org/users/1913249/items/TNXYTNL9&quot;,[&quot;http://zotero.org/users/1913249/items/TNXYTNL9&quot;]],&quot;itemData&quot;:{&quot;id&quot;:2899,&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source&quot;:&quot;ResearchGate&quot;,&quot;title&quot;:&quot;Mindstorms 2.0 Children, Programming, and Computational Participation&quot;,&quot;author&quot;:[{&quot;family&quot;:&quot;Kafai&quot;,&quot;given&quot;:&quot;Yasmin&quot;},{&quot;family&quot;:&quot;Burke&quot;,&quot;given&quot;:&quot;Quinn&quot;}],&quot;issued&quot;:{&quot;date-parts&quot;:[[&quot;2014&quot;,8,1]]},&quot;citation-key&quot;:&quot;kafai_mindstorms_2014&quot;},&quot;prefix&quot;:&quot;&quot;,&quot;suffix&quot;:&quot;&quot;}],&quot;schema&quot;:&quot;https://github.com/citation-style-language/schema/raw/master/csl-citation.json&quot;} RNDgxjZLeint7"/>.</text:p>
      <text:p text:style-name="Text_20_body">Papert argued that microworlds could help students develop computational thinking skills by providing them with opportunities to experiment with computational processes and to reflect on their own thinking. In addition to the software based tool of the microworld, the social context is key to the whole process.</text:p>
      <text:p text:style-name="Text_20_body">While, examples of a Microworlds are diverse <text:reference-mark-start text:name="ZOTERO_ITEM CSL_CITATION {&quot;citationID&quot;:&quot;fwjglbvw&quot;,&quot;properties&quot;:{&quot;formattedCitation&quot;:&quot;(Rieber, 2004)&quot;,&quot;plainCitation&quot;:&quot;(Rieber, 2004)&quot;,&quot;noteIndex&quot;:0},&quot;citationItems&quot;:[{&quot;id&quot;:9063,&quot;uris&quot;:[&quot;http://zotero.org/users/1913249/items/GEI24XM2&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uOJOh1MRAI"/>(Rieber, 2004)<text:reference-mark-end text:name="ZOTERO_ITEM CSL_CITATION {&quot;citationID&quot;:&quot;fwjglbvw&quot;,&quot;properties&quot;:{&quot;formattedCitation&quot;:&quot;(Rieber, 2004)&quot;,&quot;plainCitation&quot;:&quot;(Rieber, 2004)&quot;,&quot;noteIndex&quot;:0},&quot;citationItems&quot;:[{&quot;id&quot;:9063,&quot;uris&quot;:[&quot;http://zotero.org/users/1913249/items/GEI24XM2&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uOJOh1MRAI"/>, a Turtle drawing world using LOGO can be used here as an example. In the Mathland of the turtle which speaks only LOGO, children are drawn to speak LOGO to progress. The affordances of the physical turtle provide visible motivation.</text:p>
      <text:p text:style-name="Text_20_body">He argued that by working with microworlds, students could engage in hands-on and minds-on learning, which would help them to develop a deeper and more meaningful understanding of the concepts they were studying.</text:p>
      <text:p text:style-name="Text_20_body">The work of Papert and the concept of microworlds continue to be influential in the field of educational technology <text:reference-mark-start text:name="ZOTERO_ITEM CSL_CITATION {&quot;citationID&quot;:&quot;tdotdnlk&quot;,&quot;properties&quot;:{&quot;formattedCitation&quot;:&quot;(Kafai and Resnick, 1996)&quot;,&quot;plainCitation&quot;:&quot;(Kafai and Resnick, 1996)&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schema&quot;:&quot;https://github.com/citation-style-language/schema/raw/master/csl-citation.json&quot;} RND5F81vnj2Lj"/>(Kafai and Resnick, 1996)<text:reference-mark-end text:name="ZOTERO_ITEM CSL_CITATION {&quot;citationID&quot;:&quot;tdotdnlk&quot;,&quot;properties&quot;:{&quot;formattedCitation&quot;:&quot;(Kafai and Resnick, 1996)&quot;,&quot;plainCitation&quot;:&quot;(Kafai and Resnick, 1996)&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schema&quot;:&quot;https://github.com/citation-style-language/schema/raw/master/csl-citation.json&quot;} RND5F81vnj2Lj"/>.</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citationID&quot;:&quot;kkufmlpp&quot;,&quot;properties&quot;:{&quot;formattedCitation&quot;:&quot;(Papert, 2002)&quot;,&quot;plainCitation&quot;:&quot;(Papert, 2002)&quot;,&quot;noteIndex&quot;:0},&quot;citationItems&quot;:[{&quot;id&quot;:9055,&quot;uris&quot;:[&quot;http://zotero.org/users/1913249/items/J9XFMA4M&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suffix&quot;:&quot;&quot;}],&quot;schema&quot;:&quot;https://github.com/citation-style-language/schema/raw/master/csl-citation.json&quot;} RNDTTRF5msW8o"/>(Papert, 2002)<text:reference-mark-end text:name="ZOTERO_ITEM CSL_CITATION {&quot;citationID&quot;:&quot;kkufmlpp&quot;,&quot;properties&quot;:{&quot;formattedCitation&quot;:&quot;(Papert, 2002)&quot;,&quot;plainCitation&quot;:&quot;(Papert, 2002)&quot;,&quot;noteIndex&quot;:0},&quot;citationItems&quot;:[{&quot;id&quot;:9055,&quot;uris&quot;:[&quot;http://zotero.org/users/1913249/items/J9XFMA4M&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suffix&quot;:&quot;&quot;}],&quot;schema&quot;:&quot;https://github.com/citation-style-language/schema/raw/master/csl-citation.json&quot;} RNDTTRF5msW8o"/>. There is a danger that the potential is ‘trivialised’<text:reference-mark-start text:name="ZOTERO_ITEM CSL_CITATION {&quot;citationID&quot;:&quot;rnkejnuj&quot;,&quot;properties&quot;:{&quot;formattedCitation&quot;:&quot;(Hoyles, 1993)&quot;,&quot;plainCitation&quot;:&quot;(Hoyles, 1993)&quot;,&quot;noteIndex&quot;:0},&quot;citationItems&quot;:[{&quot;id&quot;:9056,&quot;uris&quot;:[&quot;http://zotero.org/users/1913249/items/WN6ID63D&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uffix&quot;:&quot;&quot;}],&quot;schema&quot;:&quot;https://github.com/citation-style-language/schema/raw/master/csl-citation.json&quot;} RNDGETGJ3JUiW"/>(Hoyles, 1993)<text:reference-mark-end text:name="ZOTERO_ITEM CSL_CITATION {&quot;citationID&quot;:&quot;rnkejnuj&quot;,&quot;properties&quot;:{&quot;formattedCitation&quot;:&quot;(Hoyles, 1993)&quot;,&quot;plainCitation&quot;:&quot;(Hoyles, 1993)&quot;,&quot;noteIndex&quot;:0},&quot;citationItems&quot;:[{&quot;id&quot;:9056,&quot;uris&quot;:[&quot;http://zotero.org/users/1913249/items/WN6ID63D&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uffix&quot;:&quot;&quot;}],&quot;schema&quot;:&quot;https://github.com/citation-style-language/schema/raw/master/csl-citation.json&quot;} RNDGETGJ3JUiW"/> into a vehicle for instruction based processes aimed narrowed to teacher chosen curricular concepts.</text:p>
      <text:h text:style-name="Heading_20_3" text:outline-level="3"><text:bookmark-start text:name="half-baked-games-as-microworlds"/><text:soft-page-break/>Half-baked games as Microworlds<text:bookmark-end text:name="half-baked-games-as-microworlds"/></text:h>
      <text:p text:style-name="First_20_paragraph">The concept of ‘half-baked’ games, which are incomplete or somehow deficient in a way which motivates learners to delve into the code and improve them offers a possible enchancement to the ‘Use-Modify-Create’ model []</text:p>
      <text:p text:style-name="Text_20_body">This concept of builds on Papert’s concept of micro world used a framework for making and coding.</text:p>
      <text:p text:style-name="Text_20_body">The focus of half-baked games is to design them in a way which encourages malleability of the code in directions that the learner may find interesting <text:reference-mark-start text:name="ZOTERO_ITEM CSL_CITATION {&quot;citationID&quot;:&quot;kyxvjnoz&quot;,&quot;properties&quot;:{&quot;formattedCitation&quot;:&quot;(Kynigos, 2007; Kynigos and Yiannoutsou, 2018)&quot;,&quot;plainCitation&quot;:&quot;(Kynigos, 2007; Kynigos and Yiannoutsou, 2018)&quot;,&quot;noteIndex&quot;:0},&quot;citationItems&quot;:[{&quot;id&quot;:2765,&quot;uris&quot;:[&quot;http://zotero.org/users/1913249/items/49KSYPTU&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IyvgwChnxz"/>(Kynigos, 2007; Kynigos and Yiannoutsou, 2018)<text:reference-mark-end text:name="ZOTERO_ITEM CSL_CITATION {&quot;citationID&quot;:&quot;kyxvjnoz&quot;,&quot;properties&quot;:{&quot;formattedCitation&quot;:&quot;(Kynigos, 2007; Kynigos and Yiannoutsou, 2018)&quot;,&quot;plainCitation&quot;:&quot;(Kynigos, 2007; Kynigos and Yiannoutsou, 2018)&quot;,&quot;noteIndex&quot;:0},&quot;citationItems&quot;:[{&quot;id&quot;:2765,&quot;uris&quot;:[&quot;http://zotero.org/users/1913249/items/49KSYPTU&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IyvgwChnxz"/>. Thus the original game designer makes complex decisions which highlight certain affordances of the game in a way which encourages the exploration of key concepts, in this case computational thinking.</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pair-programming-socialcollaborative-coding"/>Pair programming &amp; social/collaborative coding<text:bookmark-end text:name="pair-programming-socialcollaborative-coding"/></text:h>
      <text:p text:style-name="First_20_paragraph"><text:span text:style-name="T1">Pair Programming:</text:span>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6]</text:p>
      <text:p text:style-name="Text_20_body">See Robertson</text:p>
      <text:p text:style-name="Text_20_body">Bring in limits and extension of research on pair programming to wider groups / more flexible processes <text:reference-mark-start text:name="ZOTERO_ITEM CSL_CITATION {&quot;citationID&quot;:&quot;juffbyqf&quot;,&quot;properties&quot;:{&quot;formattedCitation&quot;:&quot;(Preston, 2006)&quot;,&quot;plainCitation&quot;:&quot;(Preston, 2006)&quot;,&quot;noteIndex&quot;:0},&quot;citationItems&quot;:[{&quot;id&quot;:8773,&quot;uris&quot;:[&quot;http://zotero.org/users/1913249/items/US4XDX97&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uffix&quot;:&quot;&quot;}],&quot;schema&quot;:&quot;https://github.com/citation-style-language/schema/raw/master/csl-citation.json&quot;} RND8itdh7HSgx"/>(Preston, 2006)<text:reference-mark-end text:name="ZOTERO_ITEM CSL_CITATION {&quot;citationID&quot;:&quot;juffbyqf&quot;,&quot;properties&quot;:{&quot;formattedCitation&quot;:&quot;(Preston, 2006)&quot;,&quot;plainCitation&quot;:&quot;(Preston, 2006)&quot;,&quot;noteIndex&quot;:0},&quot;citationItems&quot;:[{&quot;id&quot;:8773,&quot;uris&quot;:[&quot;http://zotero.org/users/1913249/items/US4XDX97&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uffix&quot;:&quot;&quot;}],&quot;schema&quot;:&quot;https://github.com/citation-style-language/schema/raw/master/csl-citation.json&quot;} RND8itdh7HSgx"/> -</text:p>
      <text:p text:style-name="Text_20_body"><text:span text:style-name="T1">Concepts</text:span> - perhaps some of the underlying concepts like - joint problem spaces - resource interdependence from Preston</text:p>
      <text:h text:style-name="Heading_20_3" text:outline-level="3"><text:bookmark-start text:name="project-based-learning-pbl"/><text:soft-page-break/>Project Based Learning (PBL)<text:bookmark-end text:name="project-based-learning-pbl"/></text:h>
      <text:p text:style-name="First_20_paragraph">The educational strategy of learning how to code games lends itself to a project based learning (PBL) approach. The following section explores common elements of PBL and summarises links with game making approaches and the legacy of game making studies.</text:p>
      <text:p text:style-name="Text_20_body">In broad terms, PBL is an educational strategy which x,y and z</text:p>
      <text:p text:style-name="Text_20_body">For game making the following aspects are particularly relevant: authenticity of audience, student choice and voice, etc</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36">
        <text:list-item>
          <text:p text:style-name="P41">Student choice</text:p>
        </text:list-item>
      </text:list>
      <text:p text:style-name="First_20_paragraph"><text:span text:style-name="T1">Cautionary note</text:span> While the above claims are widely supported, the wide nature of the definition complicates any broad claims of replicability.</text:p>
      <text:p text:style-name="Text_20_body">It is also of value to explore PBL as an inclusive pedagogy - WHY?</text:p>
      <text:h text:style-name="Heading_20_4" text:outline-level="4"><text:bookmark-start text:name="project-based-learning-as-an-inclusive-pedagogy"/>Project Based Learning as an inclusive pedagogy<text:bookmark-end text:name="project-based-learning-as-an-inclusive-pedagogy"/></text:h>
      <text:p text:style-name="First_20_paragraph">The term inclusion in education no longer addresses solely children with special educational needs and disabilities (SEND) but also examines barriers of race, culture and other exclusionary elements of the school environment and discourse <text:reference-mark-start text:name="ZOTERO_ITEM CSL_CITATION {&quot;citationID&quot;:&quot;eysbjwau&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tQGkbLF85i"/>(Black-Hawkins et al., 2008)<text:reference-mark-end text:name="ZOTERO_ITEM CSL_CITATION {&quot;citationID&quot;:&quot;eysbjwau&quot;,&quot;properties&quot;:{&quot;formattedCitation&quot;:&quot;(Black-Hawkins et al., 2008)&quot;,&quot;plainCitation&quot;:&quot;(Black-Hawkins et al., 2008)&quot;,&quot;noteIndex&quot;:0},&quot;citationItems&quot;:[{&quot;id&quot;:3616,&quot;uris&quot;:[&quot;http://zotero.org/users/1913249/items/CTT4LVZ4&quot;,[&quot;http://zotero.org/users/1913249/items/CTT4LVZ4&quot;]],&quot;itemData&quot;:{&quot;id&quot;:3616,&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citation-key&quot;:&quot;black-hawkins_achievement_2008&quot;},&quot;prefix&quot;:&quot;&quot;,&quot;suffix&quot;:&quot;&quot;}],&quot;schema&quot;:&quot;https://github.com/citation-style-language/schema/raw/master/csl-citation.json&quot;} RNDtQGkbLF85i"/>. The issue of alienation from the culture of computing in schools has been identified as an issue of concern especially for girls and some ethnic minorities <text:reference-mark-start text:name="ZOTERO_ITEM CSL_CITATION {&quot;citationID&quot;:&quot;oxvpjzbd&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Y9TkmwR0L7"/>(The Royal Society, 2017)<text:reference-mark-end text:name="ZOTERO_ITEM CSL_CITATION {&quot;citationID&quot;:&quot;oxvpjzbd&quot;,&quot;properties&quot;:{&quot;formattedCitation&quot;:&quot;(The Royal Society, 2017)&quot;,&quot;plainCitation&quot;:&quot;(The Royal Society, 2017)&quot;,&quot;noteIndex&quot;:0},&quot;citationItems&quot;:[{&quot;id&quot;:2292,&quot;uris&quot;:[&quot;http://zotero.org/users/1913249/items/VC9G3QNW&quot;,[&quot;http://zotero.org/users/1913249/items/VC9G3QNW&quot;]],&quot;itemData&quot;:{&quot;id&quot;:2292,&quot;type&quot;:&quot;report&quot;,&quot;publisher&quot;:&quot;The Royal Society&quot;,&quot;source&quot;:&quot;ResearchGate&quot;,&quot;title&quot;:&quot;After the Reboot: Computing Education in UK Schools&quot;,&quot;title-short&quot;:&quot;After the Reboot&quot;,&quot;URL&quot;:&quot;https://royalsociety.org/topics-policy/projects/computing-education/&quot;,&quot;author&quot;:[{&quot;literal&quot;:&quot;The Royal Society&quot;}],&quot;accessed&quot;:{&quot;date-parts&quot;:[[&quot;2018&quot;,7,2]]},&quot;issued&quot;:{&quot;date-parts&quot;:[[&quot;2017&quot;]]},&quot;citation-key&quot;:&quot;the_royal_society_after_2017&quot;},&quot;prefix&quot;:&quot;&quot;,&quot;suffix&quot;:&quot;&quot;}],&quot;schema&quot;:&quot;https://github.com/citation-style-language/schema/raw/master/csl-citation.json&quot;} RNDY9TkmwR0L7"/>. Recent studies study the use of games and playful techniques to overcome exclusion from the culture of computing <text:reference-mark-start text:name="ZOTERO_ITEM CSL_CITATION {&quot;citationID&quot;:&quot;tbamoqgy&quot;,&quot;properties&quot;:{&quot;formattedCitation&quot;:&quot;(Kafai and Burke, 2014a; Kafai et al., 2017)&quot;,&quot;plainCitation&quot;:&quot;(Kafai and Burke, 2014a;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VKa6afjL75"/>(Kafai and Burke, 2014a; Kafai et al., 2017)<text:reference-mark-end text:name="ZOTERO_ITEM CSL_CITATION {&quot;citationID&quot;:&quot;tbamoqgy&quot;,&quot;properties&quot;:{&quot;formattedCitation&quot;:&quot;(Kafai and Burke, 2014a; Kafai et al., 2017)&quot;,&quot;plainCitation&quot;:&quot;(Kafai and Burke, 2014a; Kafai et al., 2017)&quot;,&quot;noteIndex&quot;:0},&quot;citationItems&quot;:[{&quot;id&quot;:3760,&quot;uris&quot;:[&quot;http://zotero.org/users/1913249/items/BB9XR78K&quot;,[&quot;http://zotero.org/users/1913249/items/BB9XR78K&quot;]],&quot;itemData&quot;:{&quot;id&quot;:3760,&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VKa6afjL75"/>. If students feel excluded from school culture then making bridges to home cultures is vital.</text:p>
      <text:p text:style-name="Text_20_body">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gthuecrh&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ArkJb7TPlb"/>(Basham and Marino, 2013)<text:reference-mark-end text:name="ZOTERO_ITEM CSL_CITATION {&quot;citationID&quot;:&quot;gthuecrh&quot;,&quot;properties&quot;:{&quot;formattedCitation&quot;:&quot;(Basham and Marino, 2013)&quot;,&quot;plainCitation&quot;:&quot;(Basham and Marino, 2013)&quot;,&quot;noteIndex&quot;:0},&quot;citationItems&quot;:[{&quot;id&quot;:3742,&quot;uris&quot;:[&quot;http://zotero.org/users/1913249/items/ZEEIICT3&quot;,[&quot;http://zotero.org/users/1913249/items/ZEEIICT3&quot;]],&quot;itemData&quot;:{&quot;id&quot;:3742,&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URL&quot;:&quot;http://journals.sagepub.com/doi/10.1177/004005991304500401&quot;,&quot;volume&quot;:&quot;45&quot;,&quot;author&quot;:[{&quot;family&quot;:&quot;Basham&quot;,&quot;given&quot;:&quot;James D.&quot;},{&quot;family&quot;:&quot;Marino&quot;,&quot;given&quot;:&quot;Matthew T.&quot;}],&quot;accessed&quot;:{&quot;date-parts&quot;:[[&quot;2022&quot;,3,31]]},&quot;issued&quot;:{&quot;date-parts&quot;:[[&quot;2013&quot;,3]]},&quot;citation-key&quot;:&quot;basham_understanding_2013&quot;},&quot;prefix&quot;:&quot;&quot;,&quot;suffix&quot;:&quot;&quot;}],&quot;schema&quot;:&quot;https://github.com/citation-style-language/schema/raw/master/csl-citation.json&quot;} RNDArkJb7TPlb"/>. While an analysis of the synergies between PBL and UDL is beyond the remit of this chapter, key characteristics of game making as an educational activity align well with both UDL and project-based approaches. The following sections give three examples.</text:p>
      <text:h text:style-name="Heading_20_4" text:outline-level="4"><text:bookmark-start text:name="complications-with-project-based-learning"/>Complications with Project Based Learning<text:bookmark-end text:name="complications-with-project-based-learning"/></text:h>
      <text:p text:style-name="First_20_paragraph">PBL should reconcile some of the tension and challenges outlined above in learning coding in formal settings.</text:p>
      <text:p text:style-name="Text_20_body"><text:soft-page-break/>Resnick, advocate for Scratch software, in particular is vocal in promotion of PBL approaches in his projects, play and passion - lifelong kindergarten pedagogy.</text:p>
      <text:p text:style-name="Text_20_body">However there are addition al challenges of delivering PBL</text:p>
      <text:p text:style-name="Text_20_body">Lack of frameworks, expertise, confidence etc.</text:p>
      <text:p text:style-name="Text_20_body">These challenges are often compounded by contextual factors of formal education which challenge creative approaches in general. These include challeges of exam pressure, time factors.</text:p>
      <text:p text:style-name="Text_20_body">Specific techniques of PBL and digital making are explored in more depth in chapter two and example of practice are also present in the following case studies.</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citationID&quot;:&quot;jqralfyw&quot;,&quot;properties&quot;:{&quot;formattedCitation&quot;:&quot;(Hernandez et al., 2015)&quot;,&quot;plainCitation&quot;:&quot;(Hernandez et al., 2015)&quot;,&quot;noteIndex&quot;:0},&quot;citationItems&quot;:[{&quot;id&quot;:332,&quot;uris&quot;:[&quot;http://zotero.org/users/1913249/items/GUME4KHQ&quot;,[&quot;http://zotero.org/users/1913249/items/GUME4KHQ&quot;]],&quot;itemData&quot;:{&quot;id&quot;:332,&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uffix&quot;:&quot;&quot;}],&quot;schema&quot;:&quot;https://github.com/citation-style-language/schema/raw/master/csl-citation.json&quot;} RNDKR9fsQUKBl"/>(Hernandez et al., 2015)<text:reference-mark-end text:name="ZOTERO_ITEM CSL_CITATION {&quot;citationID&quot;:&quot;jqralfyw&quot;,&quot;properties&quot;:{&quot;formattedCitation&quot;:&quot;(Hernandez et al., 2015)&quot;,&quot;plainCitation&quot;:&quot;(Hernandez et al., 2015)&quot;,&quot;noteIndex&quot;:0},&quot;citationItems&quot;:[{&quot;id&quot;:332,&quot;uris&quot;:[&quot;http://zotero.org/users/1913249/items/GUME4KHQ&quot;,[&quot;http://zotero.org/users/1913249/items/GUME4KHQ&quot;]],&quot;itemData&quot;:{&quot;id&quot;:332,&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citation-key&quot;:&quot;hernandez_aalborg_2015&quot;},&quot;prefix&quot;:&quot;&quot;,&quot;suffix&quot;:&quot;&quot;}],&quot;schema&quot;:&quot;https://github.com/citation-style-language/schema/raw/master/csl-citation.json&quot;} RNDKR9fsQUKBl"/></text:p>
      <text:p text:style-name="Text_20_body">When learners undertake real life projects with relevance for, or with a direct link to, environments outside of the learning space, there are strong parallels to the models of peripheral participation in communities of practice (Wenger, 1998). 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 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 OTHER HEURISTICS OF CONSTRUCTIONISM</text:p>
      <text:p text:style-name="Text_20_body">I propose that there guidance and tactics in area of discovery based learning to help balance between learner choice and engaging, open experimentation verses steering towards useful shared concepts is often under explored in research leaving a documentation gap that .</text:p>
      <text:p text:style-name="Text_20_body">Why does this gap exist? Partly due to the compressed form of academic papers, partly due to the privileging of abstract analysis over more domain specific observations on practice.</text:p>
      <text:h text:style-name="Heading_20_4" text:outline-level="4"><text:bookmark-start text:name="pbl-and-authenticity-in-the-domain-of-teaching-programming"/>PBL and Authenticity in the domain of teaching programming<text:bookmark-end text:name="pbl-and-authenticity-in-the-domain-of-teaching-programming"/></text:h>
      <text:p text:style-name="First_20_paragraph">The goal of authenticity of expression, assessment and the motivation of a real audience aligns PBL with the kind of learning that happens when people take part in work-place or other authentic activities.</text:p>
      <text:p text:style-name="Text_20_body"><text:soft-page-break/>There are overlapping dimensions and spectrum of authenticity in learning environments including; hands-on experimentation (as opposed to text-book sources); proximity to workplace practices and professional tools; personal relevance to learners.</text:p>
      <text:p text:style-name="Text_20_body">While PBL has the potential to address all of these factors there is some ambiguity in much of the literature on PBL. EXAPAND WITH CRITICALITY. There is a lack of clear advice on how to ensure authenticity</text:p>
      <text:p text:style-name="Text_20_body">In the domain of computer programming,</text:p>
      <text:p text:style-name="Text_20_body">The next section deals with pedagogical approaches that are rooted in professional or non-educational settings.</text:p>
      <text:h text:style-name="Heading_20_4" text:outline-level="4"><text:bookmark-start text:name="issues-of-inclusion-and-pbl-addressed-through-udl-principles"/>Issues of Inclusion and PBL addressed through UDL principles<text:bookmark-end text:name="issues-of-inclusion-and-pbl-addressed-through-udl-principles"/></text:h>
      <text:p text:style-name="First_20_paragraph">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3">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D&quot;:&quot;hufkijna&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4G0wSW99Ia"/>(Cook et al., 2016)<text:reference-mark-end text:name="ZOTERO_ITEM CSL_CITATION {&quot;citationID&quot;:&quot;hufkijna&quot;,&quot;properties&quot;:{&quot;formattedCitation&quot;:&quot;(Cook et al., 2016)&quot;,&quot;plainCitation&quot;:&quot;(Cook et al., 2016)&quot;,&quot;noteIndex&quot;:0},&quot;citationItems&quot;:[{&quot;id&quot;:3931,&quot;uris&quot;:[&quot;http://zotero.org/users/1913249/items/NQJRLAS4&quot;,[&quot;http://zotero.org/users/1913249/items/NQJRLAS4&quot;]],&quot;itemData&quot;:{&quot;id&quot;:3931,&quot;type&quot;:&quot;chapter&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ssued&quot;:{&quot;date-parts&quot;:[[&quot;2016&quot;,1,1]]},&quot;citation-key&quot;:&quot;cook_using_2016&quot;},&quot;prefix&quot;:&quot;&quot;,&quot;suffix&quot;:&quot;&quot;}],&quot;schema&quot;:&quot;https://github.com/citation-style-language/schema/raw/master/csl-citation.json&quot;} RND4G0wSW99Ia"/> explored the alignment of UDL with another framework, CRA, which consists of a three stage model to support learners to develop concepts <text:reference-mark-start text:name="ZOTERO_ITEM CSL_CITATION {&quot;citationID&quot;:&quot;hbrpvtps&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ayJzW2sJjR"/>(Fyfe et al., 2014)<text:reference-mark-end text:name="ZOTERO_ITEM CSL_CITATION {&quot;citationID&quot;:&quot;hbrpvtps&quot;,&quot;properties&quot;:{&quot;formattedCitation&quot;:&quot;(Fyfe et al., 2014)&quot;,&quot;plainCitation&quot;:&quot;(Fyfe et al., 2014)&quot;,&quot;noteIndex&quot;:0},&quot;citationItems&quot;:[{&quot;id&quot;:65,&quot;uris&quot;:[&quot;http://zotero.org/users/1913249/items/5L265CMQ&quot;,[&quot;http://zotero.org/users/1913249/items/5L265CMQ&quot;]],&quot;itemData&quot;:{&quot;id&quot;:65,&quot;type&quot;:&quot;article-journa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quot;:&quot;Educational Psychology Review&quot;,&quot;DOI&quot;:&quot;10.1007/s10648-014-9249-3&quot;,&quot;ISSN&quot;:&quot;1040-726X, 1573-336X&quot;,&quot;issue&quot;:&quot;1&quot;,&quot;journalAbbreviation&quot;:&quot;Educ Psychol Rev&quot;,&quot;language&quot;:&quot;en&quot;,&quot;page&quot;:&quot;9-25&quot;,&quot;source&quot;:&quot;DOI.org (Crossref)&quot;,&quot;title&quot;:&quot;Concreteness Fading in Mathematics and Science Instruction: a Systematic Review&quot;,&quot;title-short&quot;:&quot;Concreteness Fading in Mathematics and Science Instruction&quot;,&quot;URL&quot;:&quot;http://link.springer.com/10.1007/s10648-014-9249-3&quot;,&quot;volume&quot;:&quot;26&quot;,&quot;author&quot;:[{&quot;family&quot;:&quot;Fyfe&quot;,&quot;given&quot;:&quot;Emily R.&quot;},{&quot;family&quot;:&quot;McNeil&quot;,&quot;given&quot;:&quot;Nicole M.&quot;},{&quot;family&quot;:&quot;Son&quot;,&quot;given&quot;:&quot;Ji Y.&quot;},{&quot;family&quot;:&quot;Goldstone&quot;,&quot;given&quot;:&quot;Robert L.&quot;}],&quot;accessed&quot;:{&quot;date-parts&quot;:[[&quot;2021&quot;,3,28]]},&quot;issued&quot;:{&quot;date-parts&quot;:[[&quot;2014&quot;,3]]},&quot;citation-key&quot;:&quot;fyfe_concreteness_2014&quot;},&quot;prefix&quot;:&quot;&quot;,&quot;suffix&quot;:&quot;&quot;}],&quot;schema&quot;:&quot;https://github.com/citation-style-language/schema/raw/master/csl-citation.json&quot;} RNDayJzW2sJjR"/>.</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text:soft-page-break/>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2" text:outline-level="2"><text:bookmark-start text:name="pedagogical-resources-in-the-form-of-professional-practices-and-frameworks"/>Pedagogical resources in the form of professional practices and frameworks<text:bookmark-end text:name="pedagogical-resources-in-the-form-of-professional-practices-and-frameworks"/></text:h>
      <text:p text:style-name="First_20_paragraph">These professional practices and framework are both informed by research and in common use in professional communities.</text:p>
      <text:p text:style-name="Text_20_body">Where there is overlap between domains this is explored in each section.</text:p>
      <text:h text:style-name="Heading_20_3" text:outline-level="3"><text:bookmark-start text:name="design-steps-frameworks-via-stages"/>Design steps frameworks via stages<text:bookmark-end text:name="design-steps-frameworks-via-stages"/></text:h>
      <text:p text:style-name="P3">Many design frameworks exist in diverse areas of production with varied degrees of adoption. One stream in CS stems from engineering and design thinking <text:reference-mark-start text:name="ZOTERO_ITEM CSL_CITATION {&quot;citationID&quot;:&quot;vcjducwe&quot;,&quot;properties&quot;:{&quot;formattedCitation&quot;:&quot;(Resnick, 2007; Brennan and Resnick, 2013; Wi\\uc0\\u775{}Narno et al., 2020)&quot;,&quot;plainCitation&quot;:&quot;(Resnick, 2007; Brennan and Resnick, 2013; Wi̇Narno et al., 2020)&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Kc4CkXLeH2"/><text:span text:style-name="T8">(Resnick, 2007; Brennan and Resnick, 2013; Wi̇Narno et al., 2020)</text:span><text:reference-mark-end text:name="ZOTERO_ITEM CSL_CITATION {&quot;citationID&quot;:&quot;vcjducwe&quot;,&quot;properties&quot;:{&quot;formattedCitation&quot;:&quot;(Resnick, 2007; Brennan and Resnick, 2013; Wi\\uc0\\u775{}Narno et al., 2020)&quot;,&quot;plainCitation&quot;:&quot;(Resnick, 2007; Brennan and Resnick, 2013; Wi̇Narno et al., 2020)&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Kc4CkXLeH2"/>.</text:p>
      <text:p text:style-name="Text_20_body">A typical framework from teach engineering website (<text:span text:style-name="T1">noauthor_engineering_nodate?</text:span>), takes the form of Ask: Identify the Need &amp; Constraints; Research the Problem; Imagine: Develop Possible Solutions; Plan: Select a Promising Solution; Create: Build a Prototype; Test and Evaluate Prototype; and Improve: Redesign as Needed</text:p>
      <text:p text:style-name="Text_20_body">This has been adapted by computing educators elements of are included in early literature to help adoption of new computing curriculum in UK <text:reference-mark-start text:name="ZOTERO_ITEM CSL_CITATION {&quot;citationID&quot;:&quot;avupeqrn&quot;,&quot;properties&quot;:{&quot;formattedCitation&quot;:&quot;(Csizmadia et al., 2015b)&quot;,&quot;plainCitation&quot;:&quot;(Csizmadia et al., 2015b)&quot;,&quot;noteIndex&quot;:0},&quot;citationItems&quot;:[{&quot;id&quot;:3915,&quot;uris&quot;:[&quot;http://zotero.org/users/1913249/items/KAAAUYZ8&quot;,[&quot;http://zotero.org/users/1913249/items/KAAAUYZ8&quot;]],&quot;itemData&quot;:{&quot;id&quot;:391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uffix&quot;:&quot;&quot;}],&quot;schema&quot;:&quot;https://github.com/citation-style-language/schema/raw/master/csl-citation.json&quot;} RNDT9Xfy3ttJe"/>(Csizmadia et al., 2015b)<text:reference-mark-end text:name="ZOTERO_ITEM CSL_CITATION {&quot;citationID&quot;:&quot;avupeqrn&quot;,&quot;properties&quot;:{&quot;formattedCitation&quot;:&quot;(Csizmadia et al., 2015b)&quot;,&quot;plainCitation&quot;:&quot;(Csizmadia et al., 2015b)&quot;,&quot;noteIndex&quot;:0},&quot;citationItems&quot;:[{&quot;id&quot;:3915,&quot;uris&quot;:[&quot;http://zotero.org/users/1913249/items/KAAAUYZ8&quot;,[&quot;http://zotero.org/users/1913249/items/KAAAUYZ8&quot;]],&quot;itemData&quot;:{&quot;id&quot;:391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uffix&quot;:&quot;&quot;}],&quot;schema&quot;:&quot;https://github.com/citation-style-language/schema/raw/master/csl-citation.json&quot;} RNDT9Xfy3ttJe"/>.</text:p>
      <text:p text:style-name="Text_20_body">Michel Resnick, a researcher involved in the Scratch project at MIT illustrates an approach to design-based education through a creative cycle. The five circular stages are; Imagine, Create, Play, Share, Reflect and returning to Imagine once more. The model encourages both parents and teachers to create a supportive environment for creativity.</text:p>
      <text:p text:style-name="P38">creative spiral image</text:p>
      <text:p text:style-name="Text_20_body">Figure 8.1. Diagram of five circular stages; Imagine - Create - Play - Share - Reflect - Imagine</text:p>
      <text:p text:style-name="Text_20_body">There is less clarity about if and how the stages could be used by learners to scaffold their design process.<text:line-break/>(critique of this in terms of writing structures stages at primary )</text:p>
      <text:h text:style-name="Heading_20_4" text:outline-level="4"><text:bookmark-start text:name="broad-design-based-approaches"/><text:soft-page-break/>Broad design based approaches<text:bookmark-end text:name="broad-design-based-approaches"/></text:h>
      <text:p text:style-name="First_20_paragraph">Resnick <text:reference-mark-start text:name="ZOTERO_ITEM CSL_CITATION {&quot;citationID&quot;:&quot;lnqosbhp&quot;,&quot;properties&quot;:{&quot;formattedCitation&quot;:&quot;(2012)&quot;,&quot;plainCitation&quot;:&quot;(2012)&quot;,&quot;noteIndex&quot;:0},&quot;citationItems&quot;:[{&quot;id&quot;:3961,&quot;uris&quot;:[&quot;http://zotero.org/users/1913249/items/4VXD9NUT&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2t9DSEWwhR"/>(2012)<text:reference-mark-end text:name="ZOTERO_ITEM CSL_CITATION {&quot;citationID&quot;:&quot;lnqosbhp&quot;,&quot;properties&quot;:{&quot;formattedCitation&quot;:&quot;(2012)&quot;,&quot;plainCitation&quot;:&quot;(2012)&quot;,&quot;noteIndex&quot;:0},&quot;citationItems&quot;:[{&quot;id&quot;:3961,&quot;uris&quot;:[&quot;http://zotero.org/users/1913249/items/4VXD9NUT&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2t9DSEWwhR"/>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h text:style-name="Heading_20_3" text:outline-level="3"><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citationID&quot;:&quot;eryzeoru&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9pcNeBLJ8O"/>(Olsson et al., 2014)<text:reference-mark-end text:name="ZOTERO_ITEM CSL_CITATION {&quot;citationID&quot;:&quot;eryzeoru&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9pcNeBLJ8O"/>.</text:p>
      <text:p text:style-name="Text_20_body">The common element is the utility of the concepts to designers. Although the process of formalising such patterns and mechanics is also noted. The levels of abstraction of</text:p>
      <text:h text:style-name="Heading_20_3" text:outline-level="3"><text:bookmark-start text:name="design-patterns-and-game-design-patterns-in-professional-context"/>Design Patterns and Game Design Patterns in professional context<text:bookmark-end text:name="design-patterns-and-game-design-patterns-in-professional-context"/></text:h>
      <text:p text:style-name="First_20_paragraph">NOTE - I think there is material to copy and paste here.</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citationID&quot;:&quot;eaivktgd&quot;,&quot;properties&quot;:{&quot;formattedCitation&quot;:&quot;(Gamma et al., 1995)&quot;,&quot;plainCitation&quot;:&quot;(Gamma et al., 1995)&quot;,&quot;noteIndex&quot;:0},&quot;citationItems&quot;:[{&quot;id&quot;:3100,&quot;uris&quot;:[&quot;http://zotero.org/users/1913249/items/6QPK4CLR&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WgRHOxtIii"/>(Gamma et al., 1995)<text:reference-mark-end text:name="ZOTERO_ITEM CSL_CITATION {&quot;citationID&quot;:&quot;eaivktgd&quot;,&quot;properties&quot;:{&quot;formattedCitation&quot;:&quot;(Gamma et al., 1995)&quot;,&quot;plainCitation&quot;:&quot;(Gamma et al., 1995)&quot;,&quot;noteIndex&quot;:0},&quot;citationItems&quot;:[{&quot;id&quot;:3100,&quot;uris&quot;:[&quot;http://zotero.org/users/1913249/items/6QPK4CLR&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WgRHOxtIii"/>, and has also been adopted by game designers <text:reference-mark-start text:name="ZOTERO_ITEM CSL_CITATION {&quot;citationID&quot;:&quot;jmvsanfn&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E7c2Tsy7V0"/>(Bjork and Holopainen, 2005)<text:reference-mark-end text:name="ZOTERO_ITEM CSL_CITATION {&quot;citationID&quot;:&quot;jmvsanfn&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E7c2Tsy7V0"/>.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text:soft-page-break/>games as promising tactics <text:reference-mark-start text:name="ZOTERO_ITEM CSL_CITATION {&quot;citationID&quot;:&quot;cvwginle&quot;,&quot;properties&quot;:{&quot;formattedCitation&quot;:&quot;(da Cruz Silva et al., 2019; Azimullah et al., 2020)&quot;,&quot;plainCitation&quot;:&quot;(da Cruz Silva et al., 2019; Azimullah et al., 2020)&quot;,&quot;noteIndex&quot;:0},&quot;citationItems&quot;:[{&quot;id&quot;:3097,&quot;uris&quot;:[&quot;http://zotero.org/users/1913249/items/V3M39TJK&quot;,[&quot;http://zotero.org/users/1913249/items/V3M39TJK&quot;]],&quot;itemData&quot;:{&quot;id&quot;:3097,&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citation-key&quot;:&quot;azimullah_evaluating_2020&quot;},&quot;prefix&quot;:&quot;&quot;,&quot;suffix&quot;:&quot;&quot;},{&quot;id&quot;:3096,&quot;uris&quot;:[&quot;http://zotero.org/users/1913249/items/7JBLC69Q&quot;,[&quot;http://zotero.org/users/1913249/items/7JBLC69Q&quot;]],&quot;itemData&quot;:{&quot;id&quot;:3096,&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citation-key&quot;:&quot;da_cruz_silva_fostering_2019&quot;},&quot;prefix&quot;:&quot;&quot;,&quot;suffix&quot;:&quot;&quot;}],&quot;schema&quot;:&quot;https://github.com/citation-style-language/schema/raw/master/csl-citation.json&quot;} RNDLS0uSdgHZl"/>(da Cruz Silva et al., 2019; Azimullah et al., 2020)<text:reference-mark-end text:name="ZOTERO_ITEM CSL_CITATION {&quot;citationID&quot;:&quot;cvwginle&quot;,&quot;properties&quot;:{&quot;formattedCitation&quot;:&quot;(da Cruz Silva et al., 2019; Azimullah et al., 2020)&quot;,&quot;plainCitation&quot;:&quot;(da Cruz Silva et al., 2019; Azimullah et al., 2020)&quot;,&quot;noteIndex&quot;:0},&quot;citationItems&quot;:[{&quot;id&quot;:3097,&quot;uris&quot;:[&quot;http://zotero.org/users/1913249/items/V3M39TJK&quot;,[&quot;http://zotero.org/users/1913249/items/V3M39TJK&quot;]],&quot;itemData&quot;:{&quot;id&quot;:3097,&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citation-key&quot;:&quot;azimullah_evaluating_2020&quot;},&quot;prefix&quot;:&quot;&quot;,&quot;suffix&quot;:&quot;&quot;},{&quot;id&quot;:3096,&quot;uris&quot;:[&quot;http://zotero.org/users/1913249/items/7JBLC69Q&quot;,[&quot;http://zotero.org/users/1913249/items/7JBLC69Q&quot;]],&quot;itemData&quot;:{&quot;id&quot;:3096,&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citation-key&quot;:&quot;da_cruz_silva_fostering_2019&quot;},&quot;prefix&quot;:&quot;&quot;,&quot;suffix&quot;:&quot;&quot;}],&quot;schema&quot;:&quot;https://github.com/citation-style-language/schema/raw/master/csl-citation.json&quot;} RNDLS0uSdgHZl"/></text:p>
      <text:p text:style-name="Text_20_body">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D&quot;:&quot;pbwfuybq&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jApGEjQrBB"/>(2019)<text:reference-mark-end text:name="ZOTERO_ITEM CSL_CITATION {&quot;citationID&quot;:&quot;pbwfuybq&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jApGEjQrBB"/> use the second interpretation rephrasing slightly as gameplay design patterns, thus placing emphasis on the exposure to the user via playing the game. They described the utility of games design patterns as a <text:span text:style-name="T3">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D&quot;:&quot;xhmzzehe&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IZGGoKAiJt"/>(Bjork and Holopainen, 2005)<text:reference-mark-end text:name="ZOTERO_ITEM CSL_CITATION {&quot;citationID&quot;:&quot;xhmzzehe&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IZGGoKAiJt"/>.</text:p>
      <text:p text:style-name="Text_20_body">MOVED TO LIT REVIEW FROM CHAPTER 5</text:p>
      <text:p text:style-name="Text_20_body">In a design education intervention working with 11-12 year olds Eriksson and colleagues <text:reference-mark-start text:name="ZOTERO_ITEM CSL_CITATION {&quot;citationID&quot;:&quot;fvrkevat&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qqmpzdDP3e"/>(Eriksson et al., 2019)<text:reference-mark-end text:name="ZOTERO_ITEM CSL_CITATION {&quot;citationID&quot;:&quot;fvrkevat&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qqmpzdDP3e"/>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xlkkijqs&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QwqUQCUPgS"/>(Baykal et al., 2019)<text:reference-mark-end text:name="ZOTERO_ITEM CSL_CITATION {&quot;citationID&quot;:&quot;xlkkijqs&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QwqUQCUPgS"/>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h text:style-name="Heading_20_3" text:outline-level="3"><text:bookmark-start text:name="using-professional-frameworks-to-help-novice-game-makers"/>Using professional frameworks to help novice game makers<text:bookmark-end text:name="using-professional-frameworks-to-help-novice-game-makers"/></text:h>
      <text:p text:style-name="First_20_paragraph">This section examines the use of potential use of these professional tools or processes in an educational context.</text:p>
      <text:h text:style-name="Heading_20_4" text:outline-level="4"><text:bookmark-start text:name="using-pattern-collections-and-code-examples-to-help-novice-students."/><text:soft-page-break/>Using pattern collections and code examples to help novice students.<text:bookmark-end text:name="using-pattern-collections-and-code-examples-to-help-novice-students."/></text:h>
      <text:p text:style-name="P2">There is evidence in literature that the use of a collection of design patterns, while primarily used in professional settings, can help barriers faced by novice coder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D&quot;:&quot;kqnspurx&quot;,&quot;properties&quot;:{&quot;formattedCitation&quot;:&quot;(Werner, Denner, et al., 2012)&quot;,&quot;plainCitation&quot;:&quot;(Werner, Denner, et al., 2012)&quot;,&quot;noteIndex&quot;:0},&quot;citationItems&quot;:[{&quot;id&quot;:2727,&quot;uris&quot;:[&quot;http://zotero.org/users/1913249/items/KKV74Q7K&quot;,[&quot;http://zotero.org/users/1913249/items/KKV74Q7K&quot;]],&quot;itemData&quot;:{&quot;id&quot;:2727,&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uffix&quot;:&quot;&quot;}],&quot;schema&quot;:&quot;https://github.com/citation-style-language/schema/raw/master/csl-citation.json&quot;} RNDq8KMT9iEO3"/>(Werner, Denner, et al., 2012)<text:reference-mark-end text:name="ZOTERO_ITEM CSL_CITATION {&quot;citationID&quot;:&quot;kqnspurx&quot;,&quot;properties&quot;:{&quot;formattedCitation&quot;:&quot;(Werner, Denner, et al., 2012)&quot;,&quot;plainCitation&quot;:&quot;(Werner, Denner, et al., 2012)&quot;,&quot;noteIndex&quot;:0},&quot;citationItems&quot;:[{&quot;id&quot;:2727,&quot;uris&quot;:[&quot;http://zotero.org/users/1913249/items/KKV74Q7K&quot;,[&quot;http://zotero.org/users/1913249/items/KKV74Q7K&quot;]],&quot;itemData&quot;:{&quot;id&quot;:2727,&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uffix&quot;:&quot;&quot;}],&quot;schema&quot;:&quot;https://github.com/citation-style-language/schema/raw/master/csl-citation.json&quot;} RNDq8KMT9iEO3"/>. The results - a limited use of standard CT concepts by students - led them to also investigate the use of students of game mechanics as well as more traditional CS constructions <text:reference-mark-start text:name="ZOTERO_ITEM CSL_CITATION {&quot;citationID&quot;:&quot;xppwmppk&quot;,&quot;properties&quot;:{&quot;formattedCitation&quot;:&quot;(Werner, Campe, et al., 2012)&quot;,&quot;plainCitation&quot;:&quot;(Werner, Campe, et al., 2012)&quot;,&quot;noteIndex&quot;:0},&quot;citationItems&quot;:[{&quot;id&quot;:8716,&quot;uris&quot;:[&quot;http://zotero.org/users/1913249/items/GCEGTU8X&quot;,[&quot;http://zotero.org/users/1913249/items/GCEGTU8X&quot;]],&quot;itemData&quot;:{&quot;id&quot;:8716,&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uffix&quot;:&quot;&quot;}],&quot;schema&quot;:&quot;https://github.com/citation-style-language/schema/raw/master/csl-citation.json&quot;} RNDtnsgVxgqwl"/>(Werner, Campe, et al., 2012)<text:reference-mark-end text:name="ZOTERO_ITEM CSL_CITATION {&quot;citationID&quot;:&quot;xppwmppk&quot;,&quot;properties&quot;:{&quot;formattedCitation&quot;:&quot;(Werner, Campe, et al., 2012)&quot;,&quot;plainCitation&quot;:&quot;(Werner, Campe, et al., 2012)&quot;,&quot;noteIndex&quot;:0},&quot;citationItems&quot;:[{&quot;id&quot;:8716,&quot;uris&quot;:[&quot;http://zotero.org/users/1913249/items/GCEGTU8X&quot;,[&quot;http://zotero.org/users/1913249/items/GCEGTU8X&quot;]],&quot;itemData&quot;:{&quot;id&quot;:8716,&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uffix&quot;:&quot;&quot;}],&quot;schema&quot;:&quot;https://github.com/citation-style-language/schema/raw/master/csl-citation.json&quot;} RNDtnsgVxgqwl"/>. They began to identify use of design patterns and then combination of those patterns into large game mechanics.</text:p>
      <text:p text:style-name="Text_20_body">To help revolve the play paradox - of learner choice vs subject exploration <text:reference-mark-start text:name="ZOTERO_ITEM CSL_CITATION {&quot;citationID&quot;:&quot;gtnfrehv&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cAi37cQsVF"/>(Hoyles and Noss, 1992)<text:reference-mark-end text:name="ZOTERO_ITEM CSL_CITATION {&quot;citationID&quot;:&quot;gtnfrehv&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cAi37cQsVF"/> Franklin and friends suggest the use of the UMC framework <text:reference-mark-start text:name="ZOTERO_ITEM CSL_CITATION {&quot;citationID&quot;:&quot;xrerwdbv&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IzEPnxZiaf"/>(Franklin et al., 2020)<text:reference-mark-end text:name="ZOTERO_ITEM CSL_CITATION {&quot;citationID&quot;:&quot;xrerwdbv&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IzEPnxZiaf"/>. Other work from UMC proponent Lytle suggests a list of extensions to choose from swapping create for choose <text:reference-mark-start text:name="ZOTERO_ITEM CSL_CITATION {&quot;citationID&quot;:&quot;kbwdxfup&quot;,&quot;properties&quot;:{&quot;formattedCitation&quot;:&quot;(Lytle, Catete, et al., 2019)&quot;,&quot;plainCitation&quot;:&quot;(Lytle, Catete,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fOQrwEmrGT"/>(Lytle, Catete, et al., 2019)<text:reference-mark-end text:name="ZOTERO_ITEM CSL_CITATION {&quot;citationID&quot;:&quot;kbwdxfup&quot;,&quot;properties&quot;:{&quot;formattedCitation&quot;:&quot;(Lytle, Catete, et al., 2019)&quot;,&quot;plainCitation&quot;:&quot;(Lytle, Catete,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fOQrwEmrGT"/>. Based partly on the cause of teacher stress caused by the open ended nature of the “Create” part of the model.</text:p>
      <text:p text:style-name="Text_20_body">Other researchers used to scaffold creation of coding projects by novices <text:reference-mark-start text:name="ZOTERO_ITEM CSL_CITATION {&quot;citationID&quot;:&quot;enxrqghi&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mGMQg0J81v"/>(Wang et al., 2021)<text:reference-mark-end text:name="ZOTERO_ITEM CSL_CITATION {&quot;citationID&quot;:&quot;enxrqghi&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mGMQg0J81v"/> and note barriers students encoutered including, mapping barriers, other</text:p>
      <text:p text:style-name="P30">GSM as example</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 …</text:p>
      <text:p text:style-name="P30">GAP in the research:</text:p>
      <text:p text:style-name="Text_20_body">No research for GDP pattern collection for to text code games with for CS or game studies in young people.</text:p>
      <text:h text:style-name="Heading_20_2" text:outline-level="2"><text:bookmark-start text:name="responses-to-challenges"/>Responses to Challenges<text:bookmark-end text:name="responses-to-challenges"/></text:h>
      <text:h text:style-name="Heading_20_3" text:outline-level="3"><text:bookmark-start text:name="suggestions-from-uk-reports"/>Suggestions from UK reports<text:bookmark-end text:name="suggestions-from-uk-reports"/></text:h>
      <text:p text:style-name="First_20_paragraph">As outline in the introduction varied reports have suggested similar recommendation for school practice.</text:p>
      <text:p text:style-name="Text_20_body">The RSA report [] built on a previous report focused on providing the UK games and animation industry with the talent needed to succeed <text:reference-mark-start text:name="ZOTERO_ITEM CSL_CITATION {&quot;citationID&quot;:&quot;uxcgzztw&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fkQoN01FZJ"/>(Livingstone and Hope, 2011)<text:reference-mark-end text:name="ZOTERO_ITEM CSL_CITATION {&quot;citationID&quot;:&quot;uxcgzztw&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fkQoN01FZJ"/>.</text:p>
      <text:p text:style-name="Text_20_body">The top recommendations were to include computer science in core curriculum, introduce a new Computing GCSE (a general exam for 16 year olds before they progress to more specialised <text:soft-page-break/>study) exam, offer bursaries for computing teachers and to implement well-supported use of games and visual animation in the school curriculum as a way to attract more young people to the subject.</text:p>
      <text:p text:style-name="Text_20_body">Research on inclusive approaches to digital media production explored, outlined in Chapter 2,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citationID&quot;:&quot;fasarhok&quot;,&quot;properties&quot;:{&quot;formattedCitation&quot;:&quot;(2020)&quot;,&quot;plainCitation&quot;:&quot;(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suppress-author&quot;:true,&quot;prefix&quot;:&quot;&quot;,&quot;suffix&quot;:&quot;&quot;}],&quot;schema&quot;:&quot;https://github.com/citation-style-language/schema/raw/master/csl-citation.json&quot;} RNDVEIkO9INjI"/>(2020)<text:reference-mark-end text:name="ZOTERO_ITEM CSL_CITATION {&quot;citationID&quot;:&quot;fasarhok&quot;,&quot;properties&quot;:{&quot;formattedCitation&quot;:&quot;(2020)&quot;,&quot;plainCitation&quot;:&quot;(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suppress-author&quot;:true,&quot;prefix&quot;:&quot;&quot;,&quot;suffix&quot;:&quot;&quot;}],&quot;schema&quot;:&quot;https://github.com/citation-style-language/schema/raw/master/csl-citation.json&quot;} RNDVEIkO9INjI"/> including the lack of meaningful contexts, lack of time allocated preventing project approaches, and an over-reliance on rote instruction. ADD ANOTHER SOURCE HERE.</text:p>
      <text:p text:style-name="P30">Games in Schools</text:p>
      <text:p text:style-name="Text_20_body">THIS IS INTRO - SO DEVELOP OR DROP IT The After the Reboot report <text:reference-mark-start text:name="ZOTERO_ITEM CSL_CITATION {&quot;citationID&quot;:&quot;tudmtatu&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QDfFG9x77R"/>(Waite, 2017)<text:reference-mark-end text:name="ZOTERO_ITEM CSL_CITATION {&quot;citationID&quot;:&quot;tudmtatu&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QDfFG9x77R"/>,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 MORE ON THIS - OTHER TIPS FROM NCCE AND LINKS TO RESOURCES. BUT NOT TOO MUCH 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3" text:outline-level="3"><text:bookmark-start text:name="programmes-working-to-address-barriers---concerning-identity-and-structure"/>Programmes working to address barriers - concerning identity, and structure<text:bookmark-end text:name="programmes-working-to-address-barriers---concerning-identity-and-structure"/></text:h>
      <text:h text:style-name="Heading_20_4" text:outline-level="4"><text:bookmark-start text:name="educational-game-jams-game-competitions"/>Educational Game Jams &amp; game competitions<text:bookmark-end text:name="educational-game-jams-game-competitions"/></text:h>
      <text:p text:style-name="First_20_paragraph">Some of the tools that emerge allow participants to rapidly explore game concepts - See exercises on - space, mechanics, rules,</text:p>
      <text:p text:style-name="Text_20_body"><text:soft-page-break/>Hackathons, Game Jams and accelerated production methods</text:p>
      <text:p text:style-name="Text_20_body">Hackathon events are characterise by a time constrained and thus accelerated production ethos. They have widened beyond code to embrace other creative and educational domains <text:reference-mark-start text:name="ZOTERO_ITEM CSL_CITATION {&quot;citationID&quot;:&quot;ynwfrwoj&quot;,&quot;properties&quot;:{&quot;formattedCitation&quot;:&quot;(Johnson and Robinson, 2014; Kienzler and Fontanesi, 2017)&quot;,&quot;plainCitation&quot;:&quot;(Johnson and Robinson, 2014; Kienzler and Fontanesi, 2017)&quot;,&quot;noteIndex&quot;:0},&quot;citationItems&quot;:[{&quot;id&quot;:1670,&quot;uris&quot;:[&quot;http://zotero.org/users/1913249/items/2BHISTSZ&quot;,[&quot;http://zotero.org/users/1913249/items/2BHISTSZ&quot;]],&quot;itemData&quot;:{&quot;id&quot;:1670,&quot;type&quot;:&quot;article-journal&quot;,&quot;container-title&quot;:&quot;Review of Policy Research&quot;,&quot;DOI&quot;:&quot;10.1111/ropr.12074&quot;,&quot;ISSN&quot;:&quot;1541132X&quot;,&quot;issue&quot;:&quot;4&quot;,&quot;language&quot;:&quot;en&quot;,&quot;page&quot;:&quot;349-357&quot;,&quot;source&quot;:&quot;CrossRef&quot;,&quot;title&quot;:&quot;Civic Hackathons: Innovation, Procurement, or Civic Engagement?: Civic Hackathon: Procurement or Civic Engagement?&quot;,&quot;title-short&quot;:&quot;Civic Hackathons&quot;,&quot;URL&quot;:&quot;http://doi.wiley.com/10.1111/ropr.12074&quot;,&quot;volume&quot;:&quot;31&quot;,&quot;author&quot;:[{&quot;family&quot;:&quot;Johnson&quot;,&quot;given&quot;:&quot;Peter&quot;},{&quot;family&quot;:&quot;Robinson&quot;,&quot;given&quot;:&quot;Pamela&quot;}],&quot;accessed&quot;:{&quot;date-parts&quot;:[[&quot;2017&quot;,10,30]]},&quot;issued&quot;:{&quot;date-parts&quot;:[[&quot;2014&quot;,7]]},&quot;citation-key&quot;:&quot;johnson_civic_2014&quot;},&quot;prefix&quot;:&quot;&quot;,&quot;suffix&quot;:&quot;&quot;},{&quot;id&quot;:1669,&quot;uris&quot;:[&quot;http://zotero.org/users/1913249/items/UB7UWN7C&quot;,[&quot;http://zotero.org/users/1913249/items/UB7UWN7C&quot;]],&quot;itemData&quot;:{&quot;id&quot;:1669,&quot;type&quot;:&quot;article-journal&quot;,&quot;container-title&quot;:&quot;Teaching in Higher Education&quot;,&quot;DOI&quot;:&quot;10.1080/13562517.2016.1221805&quot;,&quot;ISSN&quot;:&quot;1356-2517, 1470-1294&quot;,&quot;issue&quot;:&quot;2&quot;,&quot;language&quot;:&quot;en&quot;,&quot;page&quot;:&quot;129-142&quot;,&quot;source&quot;:&quot;CrossRef&quot;,&quot;title&quot;:&quot;Learning through inquiry: a Global Health Hackathon&quot;,&quot;title-short&quot;:&quot;Learning through inquiry&quot;,&quot;URL&quot;:&quot;https://www.tandfonline.com/doi/full/10.1080/13562517.2016.1221805&quot;,&quot;volume&quot;:&quot;22&quot;,&quot;author&quot;:[{&quot;family&quot;:&quot;Kienzler&quot;,&quot;given&quot;:&quot;Hanna&quot;},{&quot;family&quot;:&quot;Fontanesi&quot;,&quot;given&quot;:&quot;Carolyn&quot;}],&quot;accessed&quot;:{&quot;date-parts&quot;:[[&quot;2017&quot;,10,30]]},&quot;issued&quot;:{&quot;date-parts&quot;:[[&quot;2017&quot;,2,17]]},&quot;citation-key&quot;:&quot;kienzler_learning_2017&quot;},&quot;prefix&quot;:&quot;&quot;,&quot;suffix&quot;:&quot;&quot;}],&quot;schema&quot;:&quot;https://github.com/citation-style-language/schema/raw/master/csl-citation.json&quot;} RNDlCEkw9dPuE"/>(Johnson and Robinson, 2014; Kienzler and Fontanesi, 2017)<text:reference-mark-end text:name="ZOTERO_ITEM CSL_CITATION {&quot;citationID&quot;:&quot;ynwfrwoj&quot;,&quot;properties&quot;:{&quot;formattedCitation&quot;:&quot;(Johnson and Robinson, 2014; Kienzler and Fontanesi, 2017)&quot;,&quot;plainCitation&quot;:&quot;(Johnson and Robinson, 2014; Kienzler and Fontanesi, 2017)&quot;,&quot;noteIndex&quot;:0},&quot;citationItems&quot;:[{&quot;id&quot;:1670,&quot;uris&quot;:[&quot;http://zotero.org/users/1913249/items/2BHISTSZ&quot;,[&quot;http://zotero.org/users/1913249/items/2BHISTSZ&quot;]],&quot;itemData&quot;:{&quot;id&quot;:1670,&quot;type&quot;:&quot;article-journal&quot;,&quot;container-title&quot;:&quot;Review of Policy Research&quot;,&quot;DOI&quot;:&quot;10.1111/ropr.12074&quot;,&quot;ISSN&quot;:&quot;1541132X&quot;,&quot;issue&quot;:&quot;4&quot;,&quot;language&quot;:&quot;en&quot;,&quot;page&quot;:&quot;349-357&quot;,&quot;source&quot;:&quot;CrossRef&quot;,&quot;title&quot;:&quot;Civic Hackathons: Innovation, Procurement, or Civic Engagement?: Civic Hackathon: Procurement or Civic Engagement?&quot;,&quot;title-short&quot;:&quot;Civic Hackathons&quot;,&quot;URL&quot;:&quot;http://doi.wiley.com/10.1111/ropr.12074&quot;,&quot;volume&quot;:&quot;31&quot;,&quot;author&quot;:[{&quot;family&quot;:&quot;Johnson&quot;,&quot;given&quot;:&quot;Peter&quot;},{&quot;family&quot;:&quot;Robinson&quot;,&quot;given&quot;:&quot;Pamela&quot;}],&quot;accessed&quot;:{&quot;date-parts&quot;:[[&quot;2017&quot;,10,30]]},&quot;issued&quot;:{&quot;date-parts&quot;:[[&quot;2014&quot;,7]]},&quot;citation-key&quot;:&quot;johnson_civic_2014&quot;},&quot;prefix&quot;:&quot;&quot;,&quot;suffix&quot;:&quot;&quot;},{&quot;id&quot;:1669,&quot;uris&quot;:[&quot;http://zotero.org/users/1913249/items/UB7UWN7C&quot;,[&quot;http://zotero.org/users/1913249/items/UB7UWN7C&quot;]],&quot;itemData&quot;:{&quot;id&quot;:1669,&quot;type&quot;:&quot;article-journal&quot;,&quot;container-title&quot;:&quot;Teaching in Higher Education&quot;,&quot;DOI&quot;:&quot;10.1080/13562517.2016.1221805&quot;,&quot;ISSN&quot;:&quot;1356-2517, 1470-1294&quot;,&quot;issue&quot;:&quot;2&quot;,&quot;language&quot;:&quot;en&quot;,&quot;page&quot;:&quot;129-142&quot;,&quot;source&quot;:&quot;CrossRef&quot;,&quot;title&quot;:&quot;Learning through inquiry: a Global Health Hackathon&quot;,&quot;title-short&quot;:&quot;Learning through inquiry&quot;,&quot;URL&quot;:&quot;https://www.tandfonline.com/doi/full/10.1080/13562517.2016.1221805&quot;,&quot;volume&quot;:&quot;22&quot;,&quot;author&quot;:[{&quot;family&quot;:&quot;Kienzler&quot;,&quot;given&quot;:&quot;Hanna&quot;},{&quot;family&quot;:&quot;Fontanesi&quot;,&quot;given&quot;:&quot;Carolyn&quot;}],&quot;accessed&quot;:{&quot;date-parts&quot;:[[&quot;2017&quot;,10,30]]},&quot;issued&quot;:{&quot;date-parts&quot;:[[&quot;2017&quot;,2,17]]},&quot;citation-key&quot;:&quot;kienzler_learning_2017&quot;},&quot;prefix&quot;:&quot;&quot;,&quot;suffix&quot;:&quot;&quot;}],&quot;schema&quot;:&quot;https://github.com/citation-style-language/schema/raw/master/csl-citation.json&quot;} RNDlCEkw9dPuE"/></text:p>
      <text:p text:style-name="Text_20_body">The value of rapid prototyping has been popularised by Agile design techniques as a way to avoid wasted planning time. The theory being to create a minimal proof of concept and test with users.</text:p>
      <text:p text:style-name="Text_20_body">Accelerated production methods are being applied to a wide variety of domains. Game jams draw on rapid prototyping processes, and from hackathons they add constraints to accelerate creativity <text:reference-mark-start text:name="ZOTERO_ITEM CSL_CITATION {&quot;citationID&quot;:&quot;fbygpsam&quot;,&quot;properties&quot;:{&quot;formattedCitation&quot;:&quot;(Gabler et al., 2005; Arya et al., 2013)&quot;,&quot;plainCitation&quot;:&quot;(Gabler et al., 2005; 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4uksCHIFIv"/>(Gabler et al., 2005; Arya et al., 2013)<text:reference-mark-end text:name="ZOTERO_ITEM CSL_CITATION {&quot;citationID&quot;:&quot;fbygpsam&quot;,&quot;properties&quot;:{&quot;formattedCitation&quot;:&quot;(Gabler et al., 2005; Arya et al., 2013)&quot;,&quot;plainCitation&quot;:&quot;(Gabler et al., 2005; 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4uksCHIFIv"/>.</text:p>
      <text:p text:style-name="Text_20_body">Game Jams are an a type of hackathon where participants create games individually or in teams in a time-constrained period, typically 24 or 48 hours. Team events often take place in physical venues which may be part of a wider global Jams <text:reference-mark-start text:name="ZOTERO_ITEM CSL_CITATION {&quot;citationID&quot;:&quot;averrhjt&quot;,&quot;properties&quot;:{&quot;formattedCitation&quot;:&quot;(Arya et al., 2013)&quot;,&quot;plainCitation&quot;:&quot;(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schema&quot;:&quot;https://github.com/citation-style-language/schema/raw/master/csl-citation.json&quot;} RNDYmEdaCAabu"/>(Arya et al., 2013)<text:reference-mark-end text:name="ZOTERO_ITEM CSL_CITATION {&quot;citationID&quot;:&quot;averrhjt&quot;,&quot;properties&quot;:{&quot;formattedCitation&quot;:&quot;(Arya et al., 2013)&quot;,&quot;plainCitation&quot;:&quot;(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schema&quot;:&quot;https://github.com/citation-style-language/schema/raw/master/csl-citation.json&quot;} RNDYmEdaCAabu"/>. Within Game Jams a breadth of materials are used including video games, interactive fiction, and even a Cardboard Jam <text:reference-mark-start text:name="ZOTERO_ITEM CSL_CITATION {&quot;citationID&quot;:&quot;qmpihrxp&quot;,&quot;properties&quot;:{&quot;formattedCitation&quot;:&quot;(Eberhardt, 2016)&quot;,&quot;plainCitation&quot;:&quot;(Eberhardt, 2016)&quot;,&quot;noteIndex&quot;:0},&quot;citationItems&quot;:[{&quot;id&quot;:1865,&quot;uris&quot;:[&quot;http://zotero.org/users/1913249/items/3WB7QB43&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prefix&quot;:&quot;&quot;,&quot;suffix&quot;:&quot;&quot;}],&quot;schema&quot;:&quot;https://github.com/citation-style-language/schema/raw/master/csl-citation.json&quot;} RND6mQROgoBiS"/>(Eberhardt, 2016)<text:reference-mark-end text:name="ZOTERO_ITEM CSL_CITATION {&quot;citationID&quot;:&quot;qmpihrxp&quot;,&quot;properties&quot;:{&quot;formattedCitation&quot;:&quot;(Eberhardt, 2016)&quot;,&quot;plainCitation&quot;:&quot;(Eberhardt, 2016)&quot;,&quot;noteIndex&quot;:0},&quot;citationItems&quot;:[{&quot;id&quot;:1865,&quot;uris&quot;:[&quot;http://zotero.org/users/1913249/items/3WB7QB43&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prefix&quot;:&quot;&quot;,&quot;suffix&quot;:&quot;&quot;}],&quot;schema&quot;:&quot;https://github.com/citation-style-language/schema/raw/master/csl-citation.json&quot;} RND6mQROgoBiS"/>.</text:p>
      <text:p text:style-name="Text_20_body">Eberhardt also identifies potentially incompatible strands of Game Jams, specifically citing commercialised events and professional Game Jammers contrasted to those Jams with a social purpose with a more diverse, less target driven audience <text:reference-mark-start text:name="ZOTERO_ITEM CSL_CITATION {&quot;citationID&quot;:&quot;ivflpewp&quot;,&quot;properties&quot;:{&quot;formattedCitation&quot;:&quot;(Eberhardt, 2016:3)&quot;,&quot;plainCitation&quot;:&quot;(Eberhardt, 2016:3)&quot;,&quot;noteIndex&quot;:0},&quot;citationItems&quot;:[{&quot;id&quot;:1865,&quot;uris&quot;:[&quot;http://zotero.org/users/1913249/items/3WB7QB43&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 3&quot;,&quot;prefix&quot;:&quot;&quot;}],&quot;schema&quot;:&quot;https://github.com/citation-style-language/schema/raw/master/csl-citation.json&quot;} RNDQHjCoiLqlZ"/>(Eberhardt, 2016:3)<text:reference-mark-end text:name="ZOTERO_ITEM CSL_CITATION {&quot;citationID&quot;:&quot;ivflpewp&quot;,&quot;properties&quot;:{&quot;formattedCitation&quot;:&quot;(Eberhardt, 2016:3)&quot;,&quot;plainCitation&quot;:&quot;(Eberhardt, 2016:3)&quot;,&quot;noteIndex&quot;:0},&quot;citationItems&quot;:[{&quot;id&quot;:1865,&quot;uris&quot;:[&quot;http://zotero.org/users/1913249/items/3WB7QB43&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 3&quot;,&quot;prefix&quot;:&quot;&quot;}],&quot;schema&quot;:&quot;https://github.com/citation-style-language/schema/raw/master/csl-citation.json&quot;} RNDQHjCoiLqlZ"/>.</text:p>
      <text:p text:style-name="Text_20_body">Goddard et al have analysed the key aspects of Game Games including tools, organisational processes and rewards systems <text:reference-mark-start text:name="ZOTERO_ITEM CSL_CITATION {&quot;citationID&quot;:&quot;ukemmymi&quot;,&quot;properties&quot;:{&quot;formattedCitation&quot;:&quot;(2014)&quot;,&quot;plainCitation&quot;:&quot;(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uffix&quot;:&quot;&quot;}],&quot;schema&quot;:&quot;https://github.com/citation-style-language/schema/raw/master/csl-citation.json&quot;} RNDodarBVygr2"/>(2014)<text:reference-mark-end text:name="ZOTERO_ITEM CSL_CITATION {&quot;citationID&quot;:&quot;ukemmymi&quot;,&quot;properties&quot;:{&quot;formattedCitation&quot;:&quot;(2014)&quot;,&quot;plainCitation&quot;:&quot;(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uffix&quot;:&quot;&quot;}],&quot;schema&quot;:&quot;https://github.com/citation-style-language/schema/raw/master/csl-citation.json&quot;} RNDodarBVygr2"/>, using a playful vs. gameful spectrum from Caillois <text:reference-mark-start text:name="ZOTERO_ITEM CSL_CITATION {&quot;citationID&quot;:&quot;czemjsix&quot;,&quot;properties&quot;:{&quot;formattedCitation&quot;:&quot;(2001)&quot;,&quot;plainCitation&quot;:&quot;(2001)&quot;,&quot;noteIndex&quot;:0},&quot;citationItems&quot;:[{&quot;id&quot;:1862,&quot;uris&quot;:[&quot;http://zotero.org/users/1913249/items/BZQ5ZKMH&quot;,[&quot;http://zotero.org/users/1913249/items/BZQ5ZKMH&quot;]],&quot;itemData&quot;:{&quot;id&quot;:186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uffix&quot;:&quot;&quot;}],&quot;schema&quot;:&quot;https://github.com/citation-style-language/schema/raw/master/csl-citation.json&quot;} RNDWhr6UWmZZu"/>(2001)<text:reference-mark-end text:name="ZOTERO_ITEM CSL_CITATION {&quot;citationID&quot;:&quot;czemjsix&quot;,&quot;properties&quot;:{&quot;formattedCitation&quot;:&quot;(2001)&quot;,&quot;plainCitation&quot;:&quot;(2001)&quot;,&quot;noteIndex&quot;:0},&quot;citationItems&quot;:[{&quot;id&quot;:1862,&quot;uris&quot;:[&quot;http://zotero.org/users/1913249/items/BZQ5ZKMH&quot;,[&quot;http://zotero.org/users/1913249/items/BZQ5ZKMH&quot;]],&quot;itemData&quot;:{&quot;id&quot;:186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uffix&quot;:&quot;&quot;}],&quot;schema&quot;:&quot;https://github.com/citation-style-language/schema/raw/master/csl-citation.json&quot;} RNDWhr6UWmZZu"/>. Relevant design factors include; allowing teams to register before the event or enforcing a more playful team creation process, varied award categories which encourage diverse outcomes rather than technically structured awards and the culture of the Jam which may encourage risk taking and experimental process over commercially viable products.</text:p>
      <text:p text:style-name="Text_20_body">Beyond the scope of more competitive Game Jams a collective of New York educators have collaborated to create a process aimed at young people that can be applied in a shorter time-frame <text:reference-mark-start text:name="ZOTERO_ITEM CSL_CITATION {&quot;citationID&quot;:&quot;jsqcyzgr&quot;,&quot;properties&quot;:{&quot;formattedCitation&quot;:&quot;(Games for Change, 2017)&quot;,&quot;plainCitation&quot;:&quot;(Games for Change, 2017)&quot;,&quot;noteIndex&quot;:0},&quot;citationItems&quot;:[{&quot;id&quot;:1860,&quot;uris&quot;:[&quot;http://zotero.org/users/1913249/items/9MHZ3WF9&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uffix&quot;:&quot;&quot;}],&quot;schema&quot;:&quot;https://github.com/citation-style-language/schema/raw/master/csl-citation.json&quot;} RNDN7O82pWSOF"/>(Games for Change, 2017)<text:reference-mark-end text:name="ZOTERO_ITEM CSL_CITATION {&quot;citationID&quot;:&quot;jsqcyzgr&quot;,&quot;properties&quot;:{&quot;formattedCitation&quot;:&quot;(Games for Change, 2017)&quot;,&quot;plainCitation&quot;:&quot;(Games for Change, 2017)&quot;,&quot;noteIndex&quot;:0},&quot;citationItems&quot;:[{&quot;id&quot;:1860,&quot;uris&quot;:[&quot;http://zotero.org/users/1913249/items/9MHZ3WF9&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uffix&quot;:&quot;&quot;}],&quot;schema&quot;:&quot;https://github.com/citation-style-language/schema/raw/master/csl-citation.json&quot;} RNDN7O82pWSOF"/>. Their process, the Moveable Game Jam, emphasises low-cost and both digital and analogue offline game production. The motivation is to communicate fundamentals concepts of game design process to participants.</text:p>
      <text:p text:style-name="Text_20_body">The Moveable Game Jam can be situated on the playful side of the spectrum in that it uses loosely structured activities and broad goals allowing for significant learner agency. Conversely, there are element of a more structured approaches in the steering of game outputs towards particular social goals, periodic facilitator checking of the fundamental concepts previously mentioned and the use of extensive playtesting in the process.</text:p>
      <text:p text:style-name="Text_20_body">Play testing is the process of involving other participants to try out a prototype of a game early the creation process <text:reference-mark-start text:name="ZOTERO_ITEM CSL_CITATION {&quot;citationID&quot;:&quot;snapezal&quot;,&quot;properties&quot;:{&quot;formattedCitation&quot;:&quot;(Eladhari and Ollila, 2012)&quot;,&quot;plainCitation&quot;:&quot;(Eladhari and Ollila, 2012)&quot;,&quot;noteIndex&quot;:0},&quot;citationItems&quot;:[{&quot;id&quot;:1858,&quot;uris&quot;:[&quot;http://zotero.org/users/1913249/items/EMNUTIZJ&quot;,[&quot;http://zotero.org/users/1913249/items/EMNUTIZJ&quot;]],&quot;itemData&quot;:{&quot;id&quot;:1858,&quot;type&quot;:&quot;article-journal&quot;,&quot;container-title&quot;:&quot;Simulation &amp; Gaming&quot;,&quot;issue&quot;:&quot;3&quot;,&quot;page&quot;:&quot;391–412&quot;,&quot;source&quot;:&quot;Google Scholar&quot;,&quot;title&quot;:&quot;Design for research results: experimental prototyping and play testing&quot;,&quot;title-short&quot;:&quot;Design for research results&quot;,&quot;volume&quot;:&quot;43&quot;,&quot;author&quot;:[{&quot;family&quot;:&quot;Eladhari&quot;,&quot;given&quot;:&quot;Mirjam P.&quot;},{&quot;family&quot;:&quot;Ollila&quot;,&quot;given&quot;:&quot;Elina MI&quot;}],&quot;issued&quot;:{&quot;date-parts&quot;:[[&quot;2012&quot;]]},&quot;citation-key&quot;:&quot;eladhari_design_2012&quot;},&quot;prefix&quot;:&quot;&quot;,&quot;suffix&quot;:&quot;&quot;}],&quot;schema&quot;:&quot;https://github.com/citation-style-language/schema/raw/master/csl-citation.json&quot;} RNDOW46PNH2UK"/>(Eladhari and Ollila, 2012)<text:reference-mark-end text:name="ZOTERO_ITEM CSL_CITATION {&quot;citationID&quot;:&quot;snapezal&quot;,&quot;properties&quot;:{&quot;formattedCitation&quot;:&quot;(Eladhari and Ollila, 2012)&quot;,&quot;plainCitation&quot;:&quot;(Eladhari and Ollila, 2012)&quot;,&quot;noteIndex&quot;:0},&quot;citationItems&quot;:[{&quot;id&quot;:1858,&quot;uris&quot;:[&quot;http://zotero.org/users/1913249/items/EMNUTIZJ&quot;,[&quot;http://zotero.org/users/1913249/items/EMNUTIZJ&quot;]],&quot;itemData&quot;:{&quot;id&quot;:1858,&quot;type&quot;:&quot;article-journal&quot;,&quot;container-title&quot;:&quot;Simulation &amp; Gaming&quot;,&quot;issue&quot;:&quot;3&quot;,&quot;page&quot;:&quot;391–412&quot;,&quot;source&quot;:&quot;Google Scholar&quot;,&quot;title&quot;:&quot;Design for research results: experimental prototyping and play testing&quot;,&quot;title-short&quot;:&quot;Design for research results&quot;,&quot;volume&quot;:&quot;43&quot;,&quot;author&quot;:[{&quot;family&quot;:&quot;Eladhari&quot;,&quot;given&quot;:&quot;Mirjam P.&quot;},{&quot;family&quot;:&quot;Ollila&quot;,&quot;given&quot;:&quot;Elina MI&quot;}],&quot;issued&quot;:{&quot;date-parts&quot;:[[&quot;2012&quot;]]},&quot;citation-key&quot;:&quot;eladhari_design_2012&quot;},&quot;prefix&quot;:&quot;&quot;,&quot;suffix&quot;:&quot;&quot;}],&quot;schema&quot;:&quot;https://github.com/citation-style-language/schema/raw/master/csl-citation.json&quot;} RNDOW46PNH2UK"/>. It has a particular value in forcing an iterative approach.</text:p>
      <text:p text:style-name="Text_20_body">GAME JAMS FOR NOVICE CODERS - SEE RECENT WORK</text:p>
      <text:p text:style-name="Text_20_body"><text:soft-page-break/>Jamming, a term common in music and theatre, describes responsive, improvised, rapid and fluid responses to collaborators ideas and audience reactions <text:reference-mark-start text:name="ZOTERO_ITEM CSL_CITATION {&quot;citationID&quot;:&quot;upiluxfp&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EMw5d2u8u4"/>(Sawyer, 2003; Pinheiro, 2011)<text:reference-mark-end text:name="ZOTERO_ITEM CSL_CITATION {&quot;citationID&quot;:&quot;upiluxfp&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EMw5d2u8u4"/>.</text:p>
      <text:p text:style-name="P50">The area of improvisation is under explored in game jam context compared to that of music and theatre <text:reference-mark-start text:name="ZOTERO_ITEM CSL_CITATION {&quot;citationID&quot;:&quot;bxyutvtx&quot;,&quot;properties&quot;:{&quot;formattedCitation&quot;:&quot;(Jaffurs, 2004; Meril\\uc0\\u228{}inen et al., 2020)&quot;,&quot;plainCitation&quot;:&quot;(Jaffurs, 2004; Meriläinen et al., 2020)&quot;,&quot;noteIndex&quot;:0},&quot;citationItems&quot;:[{&quot;id&quot;:8925,&quot;uris&quot;:[&quot;http://zotero.org/users/1913249/items/PTKWPH6L&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pumz7KJ0xb"/><text:span text:style-name="T8">(Jaffurs, 2004; Meriläinen et al., 2020)</text:span><text:reference-mark-end text:name="ZOTERO_ITEM CSL_CITATION {&quot;citationID&quot;:&quot;bxyutvtx&quot;,&quot;properties&quot;:{&quot;formattedCitation&quot;:&quot;(Jaffurs, 2004; Meril\\uc0\\u228{}inen et al., 2020)&quot;,&quot;plainCitation&quot;:&quot;(Jaffurs, 2004; Meriläinen et al., 2020)&quot;,&quot;noteIndex&quot;:0},&quot;citationItems&quot;:[{&quot;id&quot;:8925,&quot;uris&quot;:[&quot;http://zotero.org/users/1913249/items/PTKWPH6L&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pumz7KJ0xb"/>.</text:p>
      <text:p text:style-name="Text_20_body">The alignment here with foundational game theory of the magic circle CITE []. The value of setting up playful learning environments has been explored in the context of bringing value of informal learning to environments of higher education WHITTON []. Benefits include, the reduction of learner stress, and creating a no wrong answer environment.</text:p>
      <text:h text:style-name="Heading_20_4" text:outline-level="4"><text:bookmark-start text:name="game-making-studies-addressing-gender-and-race"/>Game making studies addressing gender and race<text:bookmark-end text:name="game-making-studies-addressing-gender-and-race"/></text:h>
      <text:p text:style-name="First_20_paragraph">The introduction gave a summary of some of the barriers associated with culture and identity. This section addresses those studies in more detail, extracting some of the pedagogical approaches.</text:p>
      <text:p text:style-name="P30">Studies exploring identity and barriers to participation</text:p>
      <text:p text:style-name="Text_20_body">Issues of identities and barriers have been explored in relation to gender in terms of game making in several studies.</text:p>
      <text:p text:style-name="Text_20_body">REWRITE WITH CORRECT CITATIONS - ALSO INCLUDE THE GAME TESTERS OF BLACK STUDENTS.</text:p>
      <text:p text:style-name="P30">Gender related identities</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Data was recorded from two UK schools in an 18 month after school programme. Pelletier draws on the work of Butler 1988) to caution against overdue influence of a set conception of gender or cultural stereotypes, seeing gender as a personal and flexible product of continuing activities and interactions. In this study, she explored the promise of the process of game design and the analysis of gaming habits as a platform and set of tools for young participants to explore and construct their gender identity over time. This area is a rich seam to explore and a more recent study by Fisher and Jenson critically explored diverse themes through a summer game making programme 2017). Emerging issues included pinkification, marginalisation and exclusions of women from game cultures, sexualisation and harassment.</text:p>
      <text:p text:style-name="Text_20_body">Kafai and Burke also address the issues of gender identities and game design 2014). They propose that we ask not <text:span text:style-name="T3">How can we bring girls into the game making clubhouse</text:span> but rather <text:span text:style-name="T3">How </text:span><text:soft-page-break/><text:span text:style-name="T3">can we build new clubhouses suitable for the interests of girls</text:span>. Two of the playful elements they suggest are textiles related technology and the promotion of more collaborative online spaces as opposed to technology competitions.</text:p>
      <text:list text:style-name="L37">
        <text:list-item>
          <text:p text:style-name="P42">girl’s low self-confidence in the area of computing compared to their ability <text:reference-mark-start text:name="ZOTERO_ITEM CSL_CITATION {&quot;citationID&quot;:&quot;hcmxabsc&quot;,&quot;properties&quot;:{&quot;formattedCitation&quot;:&quot;(Margolis and Fisher, 2002; Beyer et al., 2003)&quot;,&quot;plainCitation&quot;:&quot;(Margolis and Fisher, 2002; Beyer et al., 2003)&quot;,&quot;noteIndex&quot;:0},&quot;citationItems&quot;:[{&quot;id&quot;:2691,&quot;uris&quot;:[&quot;http://zotero.org/users/1913249/items/4V4VNGBJ&quot;,[&quot;http://zotero.org/users/1913249/items/4V4VNGBJ&quot;]],&quot;itemData&quot;:{&quot;id&quot;:2691,&quot;type&quot;:&quot;paper-conference&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collection-title&quot;:&quot;SIGCSE '03&quot;,&quot;container-title&quot;:&quot;Proceedings of the 34th SIGCSE Technical Symposium on Computer Science Education&quot;,&quot;DOI&quot;:&quot;10.1145/611892.611930&quot;,&quot;event-place&quot;:&quot;New York, NY, USA&quot;,&quot;ISBN&quot;:&quot;978-1-58113-648-7&quot;,&quot;page&quot;:&quot;49–53&quot;,&quot;publisher&quot;:&quot;ACM&quot;,&quot;publisher-place&quot;:&quot;New York, NY, USA&quot;,&quot;source&quot;:&quot;ACM Digital Library&quot;,&quot;title&quot;:&quot;Gender Differences in Computer Science Students&quot;,&quot;URL&quot;:&quot;http://doi.acm.org/10.1145/611892.611930&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accessed&quot;:{&quot;date-parts&quot;:[[&quot;2018&quot;,9,19]]},&quot;issued&quot;:{&quot;date-parts&quot;:[[&quot;2003&quot;]]},&quot;citation-key&quot;:&quot;beyer_gender_2003&quot;},&quot;prefix&quot;:&quot;&quot;,&quot;suffix&quot;:&quot;&quot;},{&quot;id&quot;:2699,&quot;uris&quot;:[&quot;http://zotero.org/users/1913249/items/4YCD88M7&quot;,[&quot;http://zotero.org/users/1913249/items/4YCD88M7&quot;]],&quot;itemData&quot;:{&quot;id&quot;:2699,&quot;type&quot;:&quot;book&quot;,&quot;call-number&quot;:&quot;QA76.25 .M35 2002&quot;,&quot;event-place&quot;:&quot;Cambridge, Mass&quot;,&quot;ISBN&quot;:&quot;978-0-262-13398-2&quot;,&quot;language&quot;:&quot;en&quot;,&quot;number-of-pages&quot;:&quot;172&quot;,&quot;publisher&quot;:&quot;MIT Press&quot;,&quot;publisher-place&quot;:&quot;Cambridge, Mass&quot;,&quot;source&quot;:&quot;Library of Congress ISBN&quot;,&quot;title&quot;:&quot;Unlocking the clubhouse: women in computing&quot;,&quot;title-short&quot;:&quot;Unlocking the clubhouse&quot;,&quot;author&quot;:[{&quot;family&quot;:&quot;Margolis&quot;,&quot;given&quot;:&quot;Jane&quot;},{&quot;family&quot;:&quot;Fisher&quot;,&quot;given&quot;:&quot;Allan&quot;}],&quot;issued&quot;:{&quot;date-parts&quot;:[[&quot;2002&quot;]]},&quot;citation-key&quot;:&quot;margolis_unlocking_2002&quot;},&quot;prefix&quot;:&quot;&quot;,&quot;suffix&quot;:&quot;&quot;}],&quot;schema&quot;:&quot;https://github.com/citation-style-language/schema/raw/master/csl-citation.json&quot;} RNDoO06eFUO9Y"/>(Margolis and Fisher, 2002; Beyer et al., 2003)<text:reference-mark-end text:name="ZOTERO_ITEM CSL_CITATION {&quot;citationID&quot;:&quot;hcmxabsc&quot;,&quot;properties&quot;:{&quot;formattedCitation&quot;:&quot;(Margolis and Fisher, 2002; Beyer et al., 2003)&quot;,&quot;plainCitation&quot;:&quot;(Margolis and Fisher, 2002; Beyer et al., 2003)&quot;,&quot;noteIndex&quot;:0},&quot;citationItems&quot;:[{&quot;id&quot;:2691,&quot;uris&quot;:[&quot;http://zotero.org/users/1913249/items/4V4VNGBJ&quot;,[&quot;http://zotero.org/users/1913249/items/4V4VNGBJ&quot;]],&quot;itemData&quot;:{&quot;id&quot;:2691,&quot;type&quot;:&quot;paper-conference&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collection-title&quot;:&quot;SIGCSE '03&quot;,&quot;container-title&quot;:&quot;Proceedings of the 34th SIGCSE Technical Symposium on Computer Science Education&quot;,&quot;DOI&quot;:&quot;10.1145/611892.611930&quot;,&quot;event-place&quot;:&quot;New York, NY, USA&quot;,&quot;ISBN&quot;:&quot;978-1-58113-648-7&quot;,&quot;page&quot;:&quot;49–53&quot;,&quot;publisher&quot;:&quot;ACM&quot;,&quot;publisher-place&quot;:&quot;New York, NY, USA&quot;,&quot;source&quot;:&quot;ACM Digital Library&quot;,&quot;title&quot;:&quot;Gender Differences in Computer Science Students&quot;,&quot;URL&quot;:&quot;http://doi.acm.org/10.1145/611892.611930&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accessed&quot;:{&quot;date-parts&quot;:[[&quot;2018&quot;,9,19]]},&quot;issued&quot;:{&quot;date-parts&quot;:[[&quot;2003&quot;]]},&quot;citation-key&quot;:&quot;beyer_gender_2003&quot;},&quot;prefix&quot;:&quot;&quot;,&quot;suffix&quot;:&quot;&quot;},{&quot;id&quot;:2699,&quot;uris&quot;:[&quot;http://zotero.org/users/1913249/items/4YCD88M7&quot;,[&quot;http://zotero.org/users/1913249/items/4YCD88M7&quot;]],&quot;itemData&quot;:{&quot;id&quot;:2699,&quot;type&quot;:&quot;book&quot;,&quot;call-number&quot;:&quot;QA76.25 .M35 2002&quot;,&quot;event-place&quot;:&quot;Cambridge, Mass&quot;,&quot;ISBN&quot;:&quot;978-0-262-13398-2&quot;,&quot;language&quot;:&quot;en&quot;,&quot;number-of-pages&quot;:&quot;172&quot;,&quot;publisher&quot;:&quot;MIT Press&quot;,&quot;publisher-place&quot;:&quot;Cambridge, Mass&quot;,&quot;source&quot;:&quot;Library of Congress ISBN&quot;,&quot;title&quot;:&quot;Unlocking the clubhouse: women in computing&quot;,&quot;title-short&quot;:&quot;Unlocking the clubhouse&quot;,&quot;author&quot;:[{&quot;family&quot;:&quot;Margolis&quot;,&quot;given&quot;:&quot;Jane&quot;},{&quot;family&quot;:&quot;Fisher&quot;,&quot;given&quot;:&quot;Allan&quot;}],&quot;issued&quot;:{&quot;date-parts&quot;:[[&quot;2002&quot;]]},&quot;citation-key&quot;:&quot;margolis_unlocking_2002&quot;},&quot;prefix&quot;:&quot;&quot;,&quot;suffix&quot;:&quot;&quot;}],&quot;schema&quot;:&quot;https://github.com/citation-style-language/schema/raw/master/csl-citation.json&quot;} RNDoO06eFUO9Y"/></text:p>
        </text:list-item>
      </text:list>
      <text:p text:style-name="First_20_paragraph"><text:span text:style-name="T1">Research</text:span> Extensive research by Roberson on game making in schools measured gender differences in performance and attitudes to game making and computing in pre post tests <text:reference-mark-start text:name="ZOTERO_ITEM CSL_CITATION {&quot;citationID&quot;:&quot;juvmfnyh&quot;,&quot;properties&quot;:{&quot;formattedCitation&quot;:&quot;(Robertson, 2012, 2013)&quot;,&quot;plainCitation&quot;:&quot;(Robertson, 2012, 2013)&quot;,&quot;noteIndex&quot;:0},&quot;citationItems&quot;:[{&quot;id&quot;:239,&quot;uris&quot;:[&quot;http://zotero.org/users/1913249/items/34QR9L8P&quot;,[&quot;http://zotero.org/users/1913249/items/34QR9L8P&quot;]],&quot;itemData&quot;:{&quot;id&quot;:239,&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URL&quot;:&quot;http://linkinghub.elsevier.com/retrieve/pii/S0360131511003368&quot;,&quot;volume&quot;:&quot;59&quot;,&quot;author&quot;:[{&quot;family&quot;:&quot;Robertson&quot;,&quot;given&quot;:&quot;Judy&quot;}],&quot;accessed&quot;:{&quot;date-parts&quot;:[[&quot;2018&quot;,4,28]]},&quot;issued&quot;:{&quot;date-parts&quot;:[[&quot;2012&quot;,9]]},&quot;citation-key&quot;:&quot;robertson_making_2012&quot;},&quot;prefix&quot;:&quot;&quot;,&quot;suffix&quot;:&quot;&quot;},{&quot;id&quot;:273,&quot;uris&quot;:[&quot;http://zotero.org/users/1913249/items/U2DI4YFQ&quot;,[&quot;http://zotero.org/users/1913249/items/U2DI4YFQ&quot;]],&quot;itemData&quot;:{&quot;id&quot;:273,&quot;type&quot;:&quot;article-journal&quot;,&quot;container-title&quot;:&quot;Computer Science Education&quot;,&quot;DOI&quot;:&quot;10.1080/08993408.2013.774155&quot;,&quot;ISSN&quot;:&quot;0899-3408, 1744-5175&quot;,&quot;issue&quot;:&quot;1&quot;,&quot;language&quot;:&quot;en&quot;,&quot;page&quot;:&quot;58-83&quot;,&quot;source&quot;:&quot;Crossref&quot;,&quot;title&quot;:&quot;The influence of a game-making project on male and female learners’ attitudes to computing&quot;,&quot;URL&quot;:&quot;http://www.tandfonline.com/doi/abs/10.1080/08993408.2013.774155&quot;,&quot;volume&quot;:&quot;23&quot;,&quot;author&quot;:[{&quot;family&quot;:&quot;Robertson&quot;,&quot;given&quot;:&quot;Judy&quot;}],&quot;accessed&quot;:{&quot;date-parts&quot;:[[&quot;2018&quot;,4,21]]},&quot;issued&quot;:{&quot;date-parts&quot;:[[&quot;2013&quot;,3]]},&quot;citation-key&quot;:&quot;robertson_influence_2013&quot;},&quot;prefix&quot;:&quot;&quot;,&quot;suffix&quot;:&quot;&quot;}],&quot;schema&quot;:&quot;https://github.com/citation-style-language/schema/raw/master/csl-citation.json&quot;} RNDChiboGWM9p"/>(Robertson, 2012, 2013)<text:reference-mark-end text:name="ZOTERO_ITEM CSL_CITATION {&quot;citationID&quot;:&quot;juvmfnyh&quot;,&quot;properties&quot;:{&quot;formattedCitation&quot;:&quot;(Robertson, 2012, 2013)&quot;,&quot;plainCitation&quot;:&quot;(Robertson, 2012, 2013)&quot;,&quot;noteIndex&quot;:0},&quot;citationItems&quot;:[{&quot;id&quot;:239,&quot;uris&quot;:[&quot;http://zotero.org/users/1913249/items/34QR9L8P&quot;,[&quot;http://zotero.org/users/1913249/items/34QR9L8P&quot;]],&quot;itemData&quot;:{&quot;id&quot;:239,&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URL&quot;:&quot;http://linkinghub.elsevier.com/retrieve/pii/S0360131511003368&quot;,&quot;volume&quot;:&quot;59&quot;,&quot;author&quot;:[{&quot;family&quot;:&quot;Robertson&quot;,&quot;given&quot;:&quot;Judy&quot;}],&quot;accessed&quot;:{&quot;date-parts&quot;:[[&quot;2018&quot;,4,28]]},&quot;issued&quot;:{&quot;date-parts&quot;:[[&quot;2012&quot;,9]]},&quot;citation-key&quot;:&quot;robertson_making_2012&quot;},&quot;prefix&quot;:&quot;&quot;,&quot;suffix&quot;:&quot;&quot;},{&quot;id&quot;:273,&quot;uris&quot;:[&quot;http://zotero.org/users/1913249/items/U2DI4YFQ&quot;,[&quot;http://zotero.org/users/1913249/items/U2DI4YFQ&quot;]],&quot;itemData&quot;:{&quot;id&quot;:273,&quot;type&quot;:&quot;article-journal&quot;,&quot;container-title&quot;:&quot;Computer Science Education&quot;,&quot;DOI&quot;:&quot;10.1080/08993408.2013.774155&quot;,&quot;ISSN&quot;:&quot;0899-3408, 1744-5175&quot;,&quot;issue&quot;:&quot;1&quot;,&quot;language&quot;:&quot;en&quot;,&quot;page&quot;:&quot;58-83&quot;,&quot;source&quot;:&quot;Crossref&quot;,&quot;title&quot;:&quot;The influence of a game-making project on male and female learners’ attitudes to computing&quot;,&quot;URL&quot;:&quot;http://www.tandfonline.com/doi/abs/10.1080/08993408.2013.774155&quot;,&quot;volume&quot;:&quot;23&quot;,&quot;author&quot;:[{&quot;family&quot;:&quot;Robertson&quot;,&quot;given&quot;:&quot;Judy&quot;}],&quot;accessed&quot;:{&quot;date-parts&quot;:[[&quot;2018&quot;,4,21]]},&quot;issued&quot;:{&quot;date-parts&quot;:[[&quot;2013&quot;,3]]},&quot;citation-key&quot;:&quot;robertson_influence_2013&quot;},&quot;prefix&quot;:&quot;&quot;,&quot;suffix&quot;:&quot;&quot;}],&quot;schema&quot;:&quot;https://github.com/citation-style-language/schema/raw/master/csl-citation.json&quot;} RNDChiboGWM9p"/>.</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citationID&quot;:&quot;kocspgyd&quot;,&quot;properties&quot;:{&quot;formattedCitation&quot;:&quot;(Denner, 2007)&quot;,&quot;plainCitation&quot;:&quot;(Denner, 2007)&quot;,&quot;noteIndex&quot;:0},&quot;citationItems&quot;:[{&quot;id&quot;:2687,&quot;uris&quot;:[&quot;http://zotero.org/users/1913249/items/UUXJYAW7&quot;,[&quot;http://zotero.org/users/1913249/items/UUXJYAW7&quot;]],&quot;itemData&quot;:{&quot;id&quot;:2687,&quot;type&quot;:&quot;article-journa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container-title&quot;:&quot;Meridian: A Middle School Computer Technologies Journal&quot;,&quot;issue&quot;:&quot;1&quot;,&quot;source&quot;:&quot;CiteSeer&quot;,&quot;title&quot;:&quot;The Girls Creating Games Program: An Innovative Approach to Integrating Technology into Middle School&quot;,&quot;title-short&quot;:&quot;The Girls Creating Games Program&quot;,&quot;volume&quot;:&quot;10&quot;,&quot;author&quot;:[{&quot;family&quot;:&quot;Denner&quot;,&quot;given&quot;:&quot;Jill&quot;}],&quot;issued&quot;:{&quot;date-parts&quot;:[[&quot;2007&quot;]]},&quot;citation-key&quot;:&quot;denner_girls_2007&quot;},&quot;prefix&quot;:&quot;&quot;,&quot;suffix&quot;:&quot;&quot;}],&quot;schema&quot;:&quot;https://github.com/citation-style-language/schema/raw/master/csl-citation.json&quot;} RNDHAgqJOMHMk"/>(Denner, 2007)<text:reference-mark-end text:name="ZOTERO_ITEM CSL_CITATION {&quot;citationID&quot;:&quot;kocspgyd&quot;,&quot;properties&quot;:{&quot;formattedCitation&quot;:&quot;(Denner, 2007)&quot;,&quot;plainCitation&quot;:&quot;(Denner, 2007)&quot;,&quot;noteIndex&quot;:0},&quot;citationItems&quot;:[{&quot;id&quot;:2687,&quot;uris&quot;:[&quot;http://zotero.org/users/1913249/items/UUXJYAW7&quot;,[&quot;http://zotero.org/users/1913249/items/UUXJYAW7&quot;]],&quot;itemData&quot;:{&quot;id&quot;:2687,&quot;type&quot;:&quot;article-journa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container-title&quot;:&quot;Meridian: A Middle School Computer Technologies Journal&quot;,&quot;issue&quot;:&quot;1&quot;,&quot;source&quot;:&quot;CiteSeer&quot;,&quot;title&quot;:&quot;The Girls Creating Games Program: An Innovative Approach to Integrating Technology into Middle School&quot;,&quot;title-short&quot;:&quot;The Girls Creating Games Program&quot;,&quot;volume&quot;:&quot;10&quot;,&quot;author&quot;:[{&quot;family&quot;:&quot;Denner&quot;,&quot;given&quot;:&quot;Jill&quot;}],&quot;issued&quot;:{&quot;date-parts&quot;:[[&quot;2007&quot;]]},&quot;citation-key&quot;:&quot;denner_girls_2007&quot;},&quot;prefix&quot;:&quot;&quot;,&quot;suffix&quot;:&quot;&quot;}],&quot;schema&quot;:&quot;https://github.com/citation-style-language/schema/raw/master/csl-citation.json&quot;} RNDHAgqJOMHMk"/> . Findings were again mixed but encouraging in some areas. While there was no increase in desire to persue computing, there were marked increases in computer related confidence, ability and a decrease in gender stereo typing around computer use.</text:p>
      <text:p text:style-name="Text_20_body">Research on making computing inclusive highlights the value personal expression within the process as a motivational factor <text:reference-mark-start text:name="ZOTERO_ITEM CSL_CITATION {&quot;citationID&quot;:&quot;hlthlldh&quot;,&quot;properties&quot;:{&quot;formattedCitation&quot;:&quot;(Robertson and Nicholson, 2007; Robertson, 2012)&quot;,&quot;plainCitation&quot;:&quot;(Robertson and Nicholson, 2007; Robertson, 2012)&quot;,&quot;noteIndex&quot;:0},&quot;citationItems&quot;:[{&quot;id&quot;:239,&quot;uris&quot;:[&quot;http://zotero.org/users/1913249/items/34QR9L8P&quot;,[&quot;http://zotero.org/users/1913249/items/34QR9L8P&quot;]],&quot;itemData&quot;:{&quot;id&quot;:239,&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URL&quot;:&quot;http://linkinghub.elsevier.com/retrieve/pii/S0360131511003368&quot;,&quot;volume&quot;:&quot;59&quot;,&quot;author&quot;:[{&quot;family&quot;:&quot;Robertson&quot;,&quot;given&quot;:&quot;Judy&quot;}],&quot;accessed&quot;:{&quot;date-parts&quot;:[[&quot;2018&quot;,4,28]]},&quot;issued&quot;:{&quot;date-parts&quot;:[[&quot;2012&quot;,9]]},&quot;citation-key&quot;:&quot;robertson_making_2012&quot;},&quot;prefix&quot;:&quot;&quot;,&quot;suffix&quot;:&quot;&quot;},{&quot;id&quot;:1471,&quot;uris&quot;:[&quot;http://zotero.org/users/1913249/items/XUCHIJK7&quot;,[&quot;http://zotero.org/users/1913249/items/XUCHIJK7&quot;]],&quot;itemData&quot;:{&quot;id&quot;:1471,&quot;type&quot;:&quot;paper-conference&quot;,&quot;container-title&quot;:&quot;Proceedings of the 6th international conference on Interaction design and children&quot;,&quot;page&quot;:&quot;37–44&quot;,&quot;publisher&quot;:&quot;ACM&quot;,&quot;source&quot;:&quot;Google Scholar&quot;,&quot;title&quot;:&quot;Adventure Author: a learning environment to support creative design&quot;,&quot;title-short&quot;:&quot;Adventure Author&quot;,&quot;URL&quot;:&quot;http://dl.acm.org/citation.cfm?id=1297285&quot;,&quot;author&quot;:[{&quot;family&quot;:&quot;Robertson&quot;,&quot;given&quot;:&quot;Judy&quot;},{&quot;family&quot;:&quot;Nicholson&quot;,&quot;given&quot;:&quot;Keiron&quot;}],&quot;accessed&quot;:{&quot;date-parts&quot;:[[&quot;2017&quot;,6,19]]},&quot;issued&quot;:{&quot;date-parts&quot;:[[&quot;2007&quot;]]},&quot;citation-key&quot;:&quot;robertson_adventure_2007&quot;},&quot;prefix&quot;:&quot;&quot;,&quot;suffix&quot;:&quot;&quot;}],&quot;schema&quot;:&quot;https://github.com/citation-style-language/schema/raw/master/csl-citation.json&quot;} RND0KRc2P6moG"/>(Robertson and Nicholson, 2007; Robertson, 2012)<text:reference-mark-end text:name="ZOTERO_ITEM CSL_CITATION {&quot;citationID&quot;:&quot;hlthlldh&quot;,&quot;properties&quot;:{&quot;formattedCitation&quot;:&quot;(Robertson and Nicholson, 2007; Robertson, 2012)&quot;,&quot;plainCitation&quot;:&quot;(Robertson and Nicholson, 2007; Robertson, 2012)&quot;,&quot;noteIndex&quot;:0},&quot;citationItems&quot;:[{&quot;id&quot;:239,&quot;uris&quot;:[&quot;http://zotero.org/users/1913249/items/34QR9L8P&quot;,[&quot;http://zotero.org/users/1913249/items/34QR9L8P&quot;]],&quot;itemData&quot;:{&quot;id&quot;:239,&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URL&quot;:&quot;http://linkinghub.elsevier.com/retrieve/pii/S0360131511003368&quot;,&quot;volume&quot;:&quot;59&quot;,&quot;author&quot;:[{&quot;family&quot;:&quot;Robertson&quot;,&quot;given&quot;:&quot;Judy&quot;}],&quot;accessed&quot;:{&quot;date-parts&quot;:[[&quot;2018&quot;,4,28]]},&quot;issued&quot;:{&quot;date-parts&quot;:[[&quot;2012&quot;,9]]},&quot;citation-key&quot;:&quot;robertson_making_2012&quot;},&quot;prefix&quot;:&quot;&quot;,&quot;suffix&quot;:&quot;&quot;},{&quot;id&quot;:1471,&quot;uris&quot;:[&quot;http://zotero.org/users/1913249/items/XUCHIJK7&quot;,[&quot;http://zotero.org/users/1913249/items/XUCHIJK7&quot;]],&quot;itemData&quot;:{&quot;id&quot;:1471,&quot;type&quot;:&quot;paper-conference&quot;,&quot;container-title&quot;:&quot;Proceedings of the 6th international conference on Interaction design and children&quot;,&quot;page&quot;:&quot;37–44&quot;,&quot;publisher&quot;:&quot;ACM&quot;,&quot;source&quot;:&quot;Google Scholar&quot;,&quot;title&quot;:&quot;Adventure Author: a learning environment to support creative design&quot;,&quot;title-short&quot;:&quot;Adventure Author&quot;,&quot;URL&quot;:&quot;http://dl.acm.org/citation.cfm?id=1297285&quot;,&quot;author&quot;:[{&quot;family&quot;:&quot;Robertson&quot;,&quot;given&quot;:&quot;Judy&quot;},{&quot;family&quot;:&quot;Nicholson&quot;,&quot;given&quot;:&quot;Keiron&quot;}],&quot;accessed&quot;:{&quot;date-parts&quot;:[[&quot;2017&quot;,6,19]]},&quot;issued&quot;:{&quot;date-parts&quot;:[[&quot;2007&quot;]]},&quot;citation-key&quot;:&quot;robertson_adventure_2007&quot;},&quot;prefix&quot;:&quot;&quot;,&quot;suffix&quot;:&quot;&quot;}],&quot;schema&quot;:&quot;https://github.com/citation-style-language/schema/raw/master/csl-citation.json&quot;} RND0KRc2P6moG"/>.</text:p>
      <text:p text:style-name="P30">Addressing Race related identities</text:p>
      <text:p text:style-name="Text_20_body">Glitch game testers <text:reference-mark-start text:name="ZOTERO_ITEM CSL_CITATION {&quot;citationID&quot;:&quot;mrnytelt&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LORNelbQuY"/>(DiSalvo et al., 2008, 2009, 2014)<text:reference-mark-end text:name="ZOTERO_ITEM CSL_CITATION {&quot;citationID&quot;:&quot;mrnytelt&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LORNelbQuY"/></text:p>
      <text:p text:style-name="P30">Other Non-dominant identities</text:p>
      <text:p text:style-name="Text_20_body">Shift to other tactics like Family Connected Learning Roque.</text:p>
      <text:h text:style-name="Heading_20_3" text:outline-level="3"><text:bookmark-start text:name="th-dimension-case-study"/>5th Dimension Case Study<text:bookmark-end text:name="th-dimension-case-study"/></text:h>
      <text:p text:style-name="First_20_paragraph">Insert a summary of context, motivation and some of the processes to address cultural issues in 5th dimension project</text:p>
      <text:p text:style-name="Text_20_body">A case studey from a socio-cultural perspective is exemplified by the 5th Dimension (5D) project led by Michael Cole <text:reference-mark-start text:name="ZOTERO_ITEM CSL_CITATION {&quot;citationID&quot;:&quot;kgvujlam&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IVV5sGhNRR"/>(Cole and Packer, 2016)<text:reference-mark-end text:name="ZOTERO_ITEM CSL_CITATION {&quot;citationID&quot;:&quot;kgvujlam&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IVV5sGhNRR"/>.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D&quot;:&quot;vpiahwsn&quot;,&quot;properties&quot;:{&quot;formattedCitation&quot;:&quot;(Brown and Cole, 2008)&quot;,&quot;plainCitation&quot;:&quot;(Brown and Cole, 2008)&quot;,&quot;noteIndex&quot;:0},&quot;citationItems&quot;:[{&quot;id&quot;:1441,&quot;uris&quot;:[&quot;http://zotero.org/users/1913249/items/8QZDB9FX&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uffix&quot;:&quot;&quot;}],&quot;schema&quot;:&quot;https://github.com/citation-style-language/schema/raw/master/csl-citation.json&quot;} RND89YEysAvHN"/>(Brown and Cole, 2008)<text:reference-mark-end text:name="ZOTERO_ITEM CSL_CITATION {&quot;citationID&quot;:&quot;vpiahwsn&quot;,&quot;properties&quot;:{&quot;formattedCitation&quot;:&quot;(Brown and Cole, 2008)&quot;,&quot;plainCitation&quot;:&quot;(Brown and Cole, 2008)&quot;,&quot;noteIndex&quot;:0},&quot;citationItems&quot;:[{&quot;id&quot;:1441,&quot;uris&quot;:[&quot;http://zotero.org/users/1913249/items/8QZDB9FX&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uffix&quot;:&quot;&quot;}],&quot;schema&quot;:&quot;https://github.com/citation-style-language/schema/raw/master/csl-citation.json&quot;} RND89YEysAvHN"/>.</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text:soft-page-break/>adoption of principles of practice.</text:p>
      <text:p text:style-name="Text_20_body">This technique emerged in this study as one of value and is explored in chapters x and y.</text:p>
      <text:h text:style-name="Heading_20_3" text:outline-level="3"><text:bookmark-start text:name="creative-family-learning---roque"/>Creative Family Learning - Roque<text:bookmark-end text:name="creative-family-learning---roque"/></text:h>
      <text:p text:style-name="First_20_paragraph">There is limited research on how to create learning communities making games for educational purposes. Existing research <text:reference-mark-start text:name="ZOTERO_ITEM CSL_CITATION {&quot;citationID&quot;:&quot;ssydnqir&quot;,&quot;properties&quot;:{&quot;formattedCitation&quot;:&quot;(Xiao and Carroll, 2007)&quot;,&quot;plainCitation&quot;:&quot;(Xiao and Carroll, 2007)&quot;,&quot;noteIndex&quot;:0},&quot;citationItems&quot;:[{&quot;id&quot;:8729,&quot;uris&quot;:[&quot;http://zotero.org/users/1913249/items/5MPFI3YK&quot;,[&quot;http://zotero.org/users/1913249/items/5MPFI3YK&quot;]],&quot;itemData&quot;:{&quot;id&quot;:8729,&quot;type&quot;:&quot;article-journal&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container-title&quot;:&quot;Behaviour &amp; Information Technology&quot;,&quot;DOI&quot;:&quot;10.1080/01449290600811511&quot;,&quot;ISSN&quot;:&quot;0144-929X&quot;,&quot;issue&quot;:&quot;1&quot;,&quot;note&quot;:&quot;publisher: Taylor &amp; Francis\n_eprint: https://doi.org/10.1080/01449290600811511&quot;,&quot;page&quot;:&quot;23-36&quot;,&quot;source&quot;:&quot;Taylor and Francis+NEJM&quot;,&quot;title&quot;:&quot;Fostering an informal learning community of computer technologies at school&quot;,&quot;URL&quot;:&quot;https://doi.org/10.1080/01449290600811511&quot;,&quot;volume&quot;:&quot;26&quot;,&quot;author&quot;:[{&quot;family&quot;:&quot;Xiao&quot;,&quot;given&quot;:&quot;Lu&quot;},{&quot;family&quot;:&quot;Carroll&quot;,&quot;given&quot;:&quot;John M.&quot;}],&quot;accessed&quot;:{&quot;date-parts&quot;:[[&quot;2023&quot;,6,13]]},&quot;issued&quot;:{&quot;date-parts&quot;:[[&quot;2007&quot;,1,1]]},&quot;citation-key&quot;:&quot;xiao_fostering_2007&quot;},&quot;prefix&quot;:&quot;&quot;,&quot;suffix&quot;:&quot;&quot;}],&quot;schema&quot;:&quot;https://github.com/citation-style-language/schema/raw/master/csl-citation.json&quot;} RNDMbOCDIAg7z"/>(Xiao and Carroll, 2007)<text:reference-mark-end text:name="ZOTERO_ITEM CSL_CITATION {&quot;citationID&quot;:&quot;ssydnqir&quot;,&quot;properties&quot;:{&quot;formattedCitation&quot;:&quot;(Xiao and Carroll, 2007)&quot;,&quot;plainCitation&quot;:&quot;(Xiao and Carroll, 2007)&quot;,&quot;noteIndex&quot;:0},&quot;citationItems&quot;:[{&quot;id&quot;:8729,&quot;uris&quot;:[&quot;http://zotero.org/users/1913249/items/5MPFI3YK&quot;,[&quot;http://zotero.org/users/1913249/items/5MPFI3YK&quot;]],&quot;itemData&quot;:{&quot;id&quot;:8729,&quot;type&quot;:&quot;article-journal&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container-title&quot;:&quot;Behaviour &amp; Information Technology&quot;,&quot;DOI&quot;:&quot;10.1080/01449290600811511&quot;,&quot;ISSN&quot;:&quot;0144-929X&quot;,&quot;issue&quot;:&quot;1&quot;,&quot;note&quot;:&quot;publisher: Taylor &amp; Francis\n_eprint: https://doi.org/10.1080/01449290600811511&quot;,&quot;page&quot;:&quot;23-36&quot;,&quot;source&quot;:&quot;Taylor and Francis+NEJM&quot;,&quot;title&quot;:&quot;Fostering an informal learning community of computer technologies at school&quot;,&quot;URL&quot;:&quot;https://doi.org/10.1080/01449290600811511&quot;,&quot;volume&quot;:&quot;26&quot;,&quot;author&quot;:[{&quot;family&quot;:&quot;Xiao&quot;,&quot;given&quot;:&quot;Lu&quot;},{&quot;family&quot;:&quot;Carroll&quot;,&quot;given&quot;:&quot;John M.&quot;}],&quot;accessed&quot;:{&quot;date-parts&quot;:[[&quot;2023&quot;,6,13]]},&quot;issued&quot;:{&quot;date-parts&quot;:[[&quot;2007&quot;,1,1]]},&quot;citation-key&quot;:&quot;xiao_fostering_2007&quot;},&quot;prefix&quot;:&quot;&quot;,&quot;suffix&quot;:&quot;&quot;}],&quot;schema&quot;:&quot;https://github.com/citation-style-language/schema/raw/master/csl-citation.json&quot;} RNDMbOCDIAg7z"/> has close parallels with project approaches and has a focus on fostering online collaboration and resources sharing. Many popular and well researched online communities exist <text:a xlink:type="simple" xlink:href="Bruckman" text:style-name="Internet_20_link" text:visited-style-name="Visited_20_Internet_20_Link"><text:span text:style-name="Definition">scratch, itch.io, new grounds</text:span></text:a>. However researchers <text:reference-mark-start text:name="ZOTERO_ITEM CSL_CITATION {&quot;citationID&quot;:&quot;zyisuvnf&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oCkUdxCDmf"/>(Roque, 2016)<text:reference-mark-end text:name="ZOTERO_ITEM CSL_CITATION {&quot;citationID&quot;:&quot;zyisuvnf&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oCkUdxCDmf"/> highlighted the limitations of accessibility of online participatory culture. In response Roque <text:reference-mark-start text:name="ZOTERO_ITEM CSL_CITATION {&quot;citationID&quot;:&quot;rpinurln&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dPE2i3RE7Y"/>(Roque, 2016)<text:reference-mark-end text:name="ZOTERO_ITEM CSL_CITATION {&quot;citationID&quot;:&quot;rpinurln&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dPE2i3RE7Y"/> FCL study addressed it with face to face session with help from family members.</text:p>
      <text:p text:style-name="Text_20_body">Roque’s work is founded on sociocultural / situated understandings of learning and brings it into a non-formal learning environment. A key question she asks is how can facilitators help develop participation in community activities (<text:span text:style-name="T1">roqueBecomingFacilitatorsCreative2018?</text:span>).</text:p>
      <text:p text:style-name="Text_20_body">It is of value to explore the community aspect of providing support to parents, and support and structure to staff members supporting parents.</text:p>
      <text:p text:style-name="Text_20_body">The work of Roque to operationalise Barron’s work on parental roles in a making context is of particular interest to this study.</text:p>
      <text:p text:style-name="Text_20_body">I extend this in this study, how can the learning design contribute to aid this process and empower young people as well.</text:p>
      <text:p text:style-name="Text_20_body">START COMMUNITY ACTIVITY. –&gt;</text:p>
      <text:h text:style-name="Heading_20_2" text:outline-level="2"><text:bookmark-start text:name="synthesis-of-chapter-discussion"/>Synthesis of chapter / discussion<text:bookmark-end text:name="synthesis-of-chapter-discussion"/></text:h>
      <text:p text:style-name="P2">Building learner identities to address Inequalities</text:p>
      <text:p text:style-name="Text_20_body">One significant element of in this process is learner perception of their own limits. EXPLORE RESEARCH HERE.</text:p>
      <text:h text:style-name="Heading_20_3" text:outline-level="3"><text:bookmark-start text:name="deficit-of-cultural-processes-appropriate-frameworks-to-support-community-based-coding-for-beginners"/>Deficit of cultural processes &amp; appropriate frameworks to support community-based coding for beginners<text:bookmark-end text:name="deficit-of-cultural-processes-appropriate-frameworks-to-support-community-based-coding-for-beginners"/></text:h>
      <text:p text:style-name="First_20_paragraph">There is a lack of knowledge of cultural processes &amp; appropriate frameworks to structure a project / community based approach</text:p>
      <text:p text:style-name="Text_20_body">There is no consensus of what abstract concepts support development of coding practices</text:p>
      <text:p text:style-name="Text_20_body">There is a also a need for concrete frameworks for novices in initial stages, that is understandable and relatable.</text:p>
      <text:p text:style-name="Text_20_body"><text:soft-page-break/>Thus, not wanting to detract from abstract frameworks, or set up a false dichotomy between approaches, there is still a need for more concrete frameworks that work in tandem with PBL methods.</text:p>
      <text:p text:style-name="Text_20_body">These framweorks can be useful for diverse reasons: providing useful navigation in terms of pedagogy pedagogy, supporting positive affect in crucial early stages, building positive identity as a code creator, and aligning with UDL framework and recommendations for inclusive practice.</text:p>
      <text:h text:style-name="Heading_20_4" text:outline-level="4"><text:bookmark-start text:name="supporting-roles-and-social-practices-to-support-learners"/>Supporting roles and social practices to support learners<text:bookmark-end text:name="supporting-roles-and-social-practices-to-support-learners"/></text:h>
      <text:p text:style-name="First_20_paragraph">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text:reference-mark-start text:name="ZOTERO_ITEM CSL_CITATION {&quot;citationID&quot;:&quot;qgoxxgng&quot;,&quot;properties&quot;:{&quot;formattedCitation&quot;:&quot;(Kirschner et al., 2006; Kollar et al., 2006)&quot;,&quot;plainCitation&quot;:&quot;(Kirschner et al., 2006; Kollar et al., 2006)&quot;,&quot;noteIndex&quot;:0},&quot;citationItems&quot;:[{&quot;id&quot;:1832,&quot;uris&quot;:[&quot;http://zotero.org/users/1913249/items/F84HG9BX&quot;,[&quot;http://zotero.org/users/1913249/items/F84HG9BX&quot;]],&quot;itemData&quot;:{&quot;id&quot;:183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suffix&quot;:&quot;&quot;},{&quot;id&quot;:176,&quot;uris&quot;:[&quot;http://zotero.org/users/1913249/items/XC38WUCL&quot;,[&quot;http://zotero.org/users/1913249/items/XC38WUCL&quot;]],&quot;itemData&quot;:{&quot;id&quot;:176,&quot;type&quot;:&quot;article-journal&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container-title&quot;:&quot;Educational Psychology Review&quot;,&quot;DOI&quot;:&quot;10.1007/s10648-006-9007-2&quot;,&quot;ISSN&quot;:&quot;1573-336X&quot;,&quot;issue&quot;:&quot;2&quot;,&quot;journalAbbreviation&quot;:&quot;Educ Psychol Rev&quot;,&quot;language&quot;:&quot;en&quot;,&quot;page&quot;:&quot;159-185&quot;,&quot;source&quot;:&quot;Springer Link&quot;,&quot;title&quot;:&quot;Collaboration Scripts – A Conceptual Analysis&quot;,&quot;URL&quot;:&quot;https://doi.org/10.1007/s10648-006-9007-2&quot;,&quot;volume&quot;:&quot;18&quot;,&quot;author&quot;:[{&quot;family&quot;:&quot;Kollar&quot;,&quot;given&quot;:&quot;Ingo&quot;},{&quot;family&quot;:&quot;Fischer&quot;,&quot;given&quot;:&quot;Frank&quot;},{&quot;family&quot;:&quot;Hesse&quot;,&quot;given&quot;:&quot;Friedrich W.&quot;}],&quot;accessed&quot;:{&quot;date-parts&quot;:[[&quot;2018&quot;,12,20]]},&quot;issued&quot;:{&quot;date-parts&quot;:[[&quot;2006&quot;,6,1]]},&quot;citation-key&quot;:&quot;kollar_collaboration_2006&quot;},&quot;prefix&quot;:&quot;&quot;,&quot;suffix&quot;:&quot;&quot;}],&quot;schema&quot;:&quot;https://github.com/citation-style-language/schema/raw/master/csl-citation.json&quot;} RNDmzheXv0UGe"/>(Kirschner et al., 2006; Kollar et al., 2006)<text:reference-mark-end text:name="ZOTERO_ITEM CSL_CITATION {&quot;citationID&quot;:&quot;qgoxxgng&quot;,&quot;properties&quot;:{&quot;formattedCitation&quot;:&quot;(Kirschner et al., 2006; Kollar et al., 2006)&quot;,&quot;plainCitation&quot;:&quot;(Kirschner et al., 2006; Kollar et al., 2006)&quot;,&quot;noteIndex&quot;:0},&quot;citationItems&quot;:[{&quot;id&quot;:1832,&quot;uris&quot;:[&quot;http://zotero.org/users/1913249/items/F84HG9BX&quot;,[&quot;http://zotero.org/users/1913249/items/F84HG9BX&quot;]],&quot;itemData&quot;:{&quot;id&quot;:183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citation-key&quot;:&quot;kirschner_why_2006&quot;},&quot;prefix&quot;:&quot;&quot;,&quot;suffix&quot;:&quot;&quot;},{&quot;id&quot;:176,&quot;uris&quot;:[&quot;http://zotero.org/users/1913249/items/XC38WUCL&quot;,[&quot;http://zotero.org/users/1913249/items/XC38WUCL&quot;]],&quot;itemData&quot;:{&quot;id&quot;:176,&quot;type&quot;:&quot;article-journal&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container-title&quot;:&quot;Educational Psychology Review&quot;,&quot;DOI&quot;:&quot;10.1007/s10648-006-9007-2&quot;,&quot;ISSN&quot;:&quot;1573-336X&quot;,&quot;issue&quot;:&quot;2&quot;,&quot;journalAbbreviation&quot;:&quot;Educ Psychol Rev&quot;,&quot;language&quot;:&quot;en&quot;,&quot;page&quot;:&quot;159-185&quot;,&quot;source&quot;:&quot;Springer Link&quot;,&quot;title&quot;:&quot;Collaboration Scripts – A Conceptual Analysis&quot;,&quot;URL&quot;:&quot;https://doi.org/10.1007/s10648-006-9007-2&quot;,&quot;volume&quot;:&quot;18&quot;,&quot;author&quot;:[{&quot;family&quot;:&quot;Kollar&quot;,&quot;given&quot;:&quot;Ingo&quot;},{&quot;family&quot;:&quot;Fischer&quot;,&quot;given&quot;:&quot;Frank&quot;},{&quot;family&quot;:&quot;Hesse&quot;,&quot;given&quot;:&quot;Friedrich W.&quot;}],&quot;accessed&quot;:{&quot;date-parts&quot;:[[&quot;2018&quot;,12,20]]},&quot;issued&quot;:{&quot;date-parts&quot;:[[&quot;2006&quot;,6,1]]},&quot;citation-key&quot;:&quot;kollar_collaboration_2006&quot;},&quot;prefix&quot;:&quot;&quot;,&quot;suffix&quot;:&quot;&quot;}],&quot;schema&quot;:&quot;https://github.com/citation-style-language/schema/raw/master/csl-citation.json&quot;} RNDmzheXv0UGe"/></text:p>
      <text:p text:style-name="Text_20_body">I mention this as the literature surrounding the mature field of Project Based Learning may be a good source of inspiration for tactics to address issues of scaling</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h text:style-name="Heading_20_3" text:outline-level="3"><text:bookmark-start text:name="tensions-surrounding-authenticity-of-tool-use"/>Tensions surrounding authenticity of tool use<text:bookmark-end text:name="tensions-surrounding-authenticity-of-tool-use"/></text:h>
      <text:p text:style-name="P2">Key message: authentic tools and processes can increase agency but facilitators should use them with careful curation - as there are negative effects too</text:p>
      <text:p text:style-name="Text_20_body">Rainer, Bolton and other practitioner-researchers agree on the potential and value of exploring other subject matter - e.g. literacy, maths, science and history - and undertaking authentic project work within a drama frame <text:reference-mark-start text:name="ZOTERO_ITEM CSL_CITATION {&quot;citationID&quot;:&quot;bwbjszft&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5WLytScUwg"/>(2012)<text:reference-mark-end text:name="ZOTERO_ITEM CSL_CITATION {&quot;citationID&quot;:&quot;bwbjszft&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5WLytScUwg"/>.</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p text:style-name="Text_20_body">PBL is adapted to schools in many settings thus, authenticity is “on a scale” in PBL The concept of an authentic-as-possible project is a key tool for educators to support game making via project <text:soft-page-break/>based learning [find support]. One advatange of working with digital tools is that if issues of complexity and cost can be addressed access to laptops and the internet allow learners to use very similar production tools to professionals.</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citationID&quot;:&quot;agdunbzj&quot;,&quot;properties&quot;:{&quot;formattedCitation&quot;:&quot;(Garneli et al., 2015; Humble, n.d.)&quot;,&quot;plainCitation&quot;:&quot;(Garneli et al., 2015; Humble, n.d.)&quot;,&quot;noteIndex&quot;:0},&quot;citationItems&quot;:[{&quot;id&quot;:8832,&quot;uris&quot;:[&quot;http://zotero.org/users/1913249/items/JS7WH5LK&quot;,[&quot;http://zotero.org/users/1913249/items/JS7WH5LK&quot;]],&quot;itemData&quot;:{&quot;id&quot;:8832,&quot;type&quot;:&quot;paper-conference&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ontainer-title&quot;:&quot;2015 IEEE Global Engineering Education Conference (EDUCON)&quot;,&quot;DOI&quot;:&quot;10.1109/EDUCON.2015.7096023&quot;,&quot;event-title&quot;:&quot;2015 IEEE Global Engineering Education Conference (EDUCON)&quot;,&quot;note&quot;:&quot;ISSN: 2165-9567&quot;,&quot;page&quot;:&quot;543-551&quot;,&quot;source&quot;:&quot;IEEE Xplore&quot;,&quot;title&quot;:&quot;Computing education in K-12 schools: A review of the literature&quot;,&quot;title-short&quot;:&quot;Computing education in K-12 schools&quot;,&quot;author&quot;:[{&quot;family&quot;:&quot;Garneli&quot;,&quot;given&quot;:&quot;Varvara&quot;},{&quot;family&quot;:&quot;Giannakos&quot;,&quot;given&quot;:&quot;Michail N.&quot;},{&quot;family&quot;:&quot;Chorianopoulos&quot;,&quot;given&quot;:&quot;Konstantinos&quot;}],&quot;issued&quot;:{&quot;date-parts&quot;:[[&quot;2015&quot;,3]]},&quot;citation-key&quot;:&quot;garneli_computing_2015-1&quot;},&quot;prefix&quot;:&quot;&quot;,&quot;suffix&quot;:&quot;&quot;},{&quot;id&quot;:8831,&quot;uris&quot;:[&quot;http://zotero.org/users/1913249/items/TDQEKVP4&quot;,[&quot;http://zotero.org/users/1913249/items/TDQEKVP4&quot;]],&quot;itemData&quot;:{&quot;id&quot;:8831,&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source&quot;:&quot;Zotero&quot;,&quot;title&quot;:&quot;The use of Programming Tools in Teaching and Learning Material by K-12 Teachers&quot;,&quot;author&quot;:[{&quot;family&quot;:&quot;Humble&quot;,&quot;given&quot;:&quot;Niklas&quot;}],&quot;citation-key&quot;:&quot;humble_use_nodate&quot;},&quot;prefix&quot;:&quot;&quot;,&quot;suffix&quot;:&quot;&quot;}],&quot;schema&quot;:&quot;https://github.com/citation-style-language/schema/raw/master/csl-citation.json&quot;} RND6XZCtNGj6a"/>(Garneli et al., 2015; Humble, n.d.)<text:reference-mark-end text:name="ZOTERO_ITEM CSL_CITATION {&quot;citationID&quot;:&quot;agdunbzj&quot;,&quot;properties&quot;:{&quot;formattedCitation&quot;:&quot;(Garneli et al., 2015; Humble, n.d.)&quot;,&quot;plainCitation&quot;:&quot;(Garneli et al., 2015; Humble, n.d.)&quot;,&quot;noteIndex&quot;:0},&quot;citationItems&quot;:[{&quot;id&quot;:8832,&quot;uris&quot;:[&quot;http://zotero.org/users/1913249/items/JS7WH5LK&quot;,[&quot;http://zotero.org/users/1913249/items/JS7WH5LK&quot;]],&quot;itemData&quot;:{&quot;id&quot;:8832,&quot;type&quot;:&quot;paper-conference&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ontainer-title&quot;:&quot;2015 IEEE Global Engineering Education Conference (EDUCON)&quot;,&quot;DOI&quot;:&quot;10.1109/EDUCON.2015.7096023&quot;,&quot;event-title&quot;:&quot;2015 IEEE Global Engineering Education Conference (EDUCON)&quot;,&quot;note&quot;:&quot;ISSN: 2165-9567&quot;,&quot;page&quot;:&quot;543-551&quot;,&quot;source&quot;:&quot;IEEE Xplore&quot;,&quot;title&quot;:&quot;Computing education in K-12 schools: A review of the literature&quot;,&quot;title-short&quot;:&quot;Computing education in K-12 schools&quot;,&quot;author&quot;:[{&quot;family&quot;:&quot;Garneli&quot;,&quot;given&quot;:&quot;Varvara&quot;},{&quot;family&quot;:&quot;Giannakos&quot;,&quot;given&quot;:&quot;Michail N.&quot;},{&quot;family&quot;:&quot;Chorianopoulos&quot;,&quot;given&quot;:&quot;Konstantinos&quot;}],&quot;issued&quot;:{&quot;date-parts&quot;:[[&quot;2015&quot;,3]]},&quot;citation-key&quot;:&quot;garneli_computing_2015-1&quot;},&quot;prefix&quot;:&quot;&quot;,&quot;suffix&quot;:&quot;&quot;},{&quot;id&quot;:8831,&quot;uris&quot;:[&quot;http://zotero.org/users/1913249/items/TDQEKVP4&quot;,[&quot;http://zotero.org/users/1913249/items/TDQEKVP4&quot;]],&quot;itemData&quot;:{&quot;id&quot;:8831,&quot;type&quot;:&quot;article-journal&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source&quot;:&quot;Zotero&quot;,&quot;title&quot;:&quot;The use of Programming Tools in Teaching and Learning Material by K-12 Teachers&quot;,&quot;author&quot;:[{&quot;family&quot;:&quot;Humble&quot;,&quot;given&quot;:&quot;Niklas&quot;}],&quot;citation-key&quot;:&quot;humble_use_nodate&quot;},&quot;prefix&quot;:&quot;&quot;,&quot;suffix&quot;:&quot;&quot;}],&quot;schema&quot;:&quot;https://github.com/citation-style-language/schema/raw/master/csl-citation.json&quot;} RND6XZCtNGj6a"/>, media making and STEM in general. [IF SO FIND THIS ]</text:p>
      <text:h text:style-name="Heading_20_2" text:outline-level="2"><text:bookmark-start text:name="conclusion"/>Conclusion<text:bookmark-end text:name="conclusion"/></text:h>
      <text:h text:style-name="Heading_20_3" text:outline-level="3"><text:bookmark-start text:name="discussion-sythetis-of-current-responses-to-challenges-presented---move-later"/>Discussion / Sythetis of current Responses to challenges presented - MOVE LATER?<text:bookmark-end text:name="discussion-sythetis-of-current-responses-to-challenges-presented---move-later"/></text:h>
      <text:list text:style-name="L38">
        <text:list-item>
          <text:p text:style-name="P43">New curriculum</text:p>
        </text:list-item>
        <text:list-item>
          <text:p text:style-name="P43">bursaries</text:p>
        </text:list-item>
        <text:list-item>
          <text:p text:style-name="P43">CPD</text:p>
        </text:list-item>
        <text:list-item>
          <text:p text:style-name="P43">CAS and community responses</text:p>
        </text:list-item>
        <text:list-item>
          <text:p text:style-name="P43">tapping into the enthusiast maker culture</text:p>
        </text:list-item>
      </text:list>
      <text:p text:style-name="P2">Finance models for promoting Computing in Schools</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Each context</text:p>
      <text:p text:style-name="P30">Research / University context</text:p>
      <text:p text:style-name="Text_20_body">University partnership context. Service learnings.</text:p>
      <text:p text:style-name="Text_20_body">Examples like Scratch with MiT. Barefoot computing which was Kent?</text:p>
      <text:p text:style-name="Text_20_body">Service learning to support code clubs</text:p>
      <text:p text:style-name="P30">Civil society context</text:p>
      <text:p text:style-name="Text_20_body">Charitable foundations funding provides a great deal of funding in this area.</text:p>
      <text:p text:style-name="Text_20_body"><text:soft-page-break/>Scratch and MIT labs benefit from x.</text:p>
      <text:p text:style-name="Text_20_body">Mozilla as benefit for the teach the web.</text:p>
      <text:p text:style-name="Text_20_body">Corporate funding code.org. (Google)</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list text:style-name="L39">
        <text:list-item>
          <text:p text:style-name="P44">Discussion of implications of synthesis of the Literature review</text:p>
        </text:list-item>
        <text:list-item>
          <text:p text:style-name="P44">Description on how the RQs frame the problem to help an investigation via the data gathered.</text:p>
        </text:list-item>
      </text:list>
      <text:h text:style-name="Heading_20_2" text:outline-level="2"><text:bookmark-start text:name="link-to-the-next-chapters"/>Link to the next chapters<text:bookmark-end text:name="link-to-the-next-chapters"/></text:h>
      <text:p text:style-name="First_20_paragraph">Recap on chapter structure, but avoid overlap with Introduction which has a similar section.</text:p>
      <text:h text:style-name="Heading_20_2" text:outline-level="2"><text:bookmark-start text:name="holding-zone-for-the-chop"/>Holding Zone / For the Chop?<text:bookmark-end text:name="holding-zone-for-the-chop"/></text:h>
      <text:h text:style-name="Heading_20_2" text:outline-level="2"><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40">
        <text:list-item>
          <text:p text:style-name="P45">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xt:soft-page-break/>Technical Barriers - Difficulties in learning to program<text:bookmark-end text:name="technical-barriers---difficulties-in-learning-to-program"/></text:h>
      <text:p text:style-name="P3">Summary here <text:reference-mark-start text:name="ZOTERO_ITEM CSL_CITATION {&quot;citationID&quot;:&quot;cmasdgmj&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jUJED7mhZ6"/>(Gomes and Mendes, 2007)<text:reference-mark-end text:name="ZOTERO_ITEM CSL_CITATION {&quot;citationID&quot;:&quot;cmasdgmj&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jUJED7mhZ6"/> <text:reference-mark-start text:name="ZOTERO_ITEM CSL_CITATION {&quot;citationID&quot;:&quot;nxyjbubc&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Dh3R0LDaLs"/><text:span text:style-name="T8">(João et al., 2019)</text:span><text:reference-mark-end text:name="ZOTERO_ITEM CSL_CITATION {&quot;citationID&quot;:&quot;nxyjbubc&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Dh3R0LDaLs"/>. and here</text:p>
      <text:p text:style-name="Preformatted_20_Text">&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P3">In particular, the dilemma between more authentic languages and block based approaches <text:reference-mark-start text:name="ZOTERO_ITEM CSL_CITATION {&quot;citationID&quot;:&quot;gmyiybdg&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yZPY4tLJOD"/><text:span text:style-name="T8">(João et al., 2019)</text:span><text:reference-mark-end text:name="ZOTERO_ITEM CSL_CITATION {&quot;citationID&quot;:&quot;gmyiybdg&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yZPY4tLJOD"/>.</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citationID&quot;:&quot;nrefikdh&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02RiLuNgPY"/>(Gomes and Mendes, 2007)<text:reference-mark-end text:name="ZOTERO_ITEM CSL_CITATION {&quot;citationID&quot;:&quot;nrefikdh&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02RiLuNgPY"/></text:p>
      <text:p text:style-name="Text_20_body">Issues of needing levels of abstraction in learning programming <text:reference-mark-start text:name="ZOTERO_ITEM CSL_CITATION {&quot;citationID&quot;:&quot;cakhfdla&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A9AMYqrAj8"/>(Gomes and Mendes, 2007)<text:reference-mark-end text:name="ZOTERO_ITEM CSL_CITATION {&quot;citationID&quot;:&quot;cakhfdla&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A9AMYqrAj8"/>.</text:p>
      <text:p text:style-name="P38">Specialist coding tools and computational kits</text:p>
      <text:p text:style-name="Text_20_body">There may software and hardware kits aimed at novice coders and in particular younger audience <text:reference-mark-start text:name="ZOTERO_ITEM CSL_CITATION {&quot;citationID&quot;:&quot;crgufnnj&quot;,&quot;properties&quot;:{&quot;formattedCitation&quot;:&quot;(Yu and Roque, 2018)&quot;,&quot;plainCitation&quot;:&quot;(Yu and Roque, 2018)&quot;,&quot;noteIndex&quot;:0},&quot;citationItems&quot;:[{&quot;id&quot;:2837,&quot;uris&quot;:[&quot;http://zotero.org/users/1913249/items/FC7LF8E6&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uffix&quot;:&quot;&quot;}],&quot;schema&quot;:&quot;https://github.com/citation-style-language/schema/raw/master/csl-citation.json&quot;} RND5zlbaUaMMO"/>(Yu and Roque, 2018)<text:reference-mark-end text:name="ZOTERO_ITEM CSL_CITATION {&quot;citationID&quot;:&quot;crgufnnj&quot;,&quot;properties&quot;:{&quot;formattedCitation&quot;:&quot;(Yu and Roque, 2018)&quot;,&quot;plainCitation&quot;:&quot;(Yu and Roque, 2018)&quot;,&quot;noteIndex&quot;:0},&quot;citationItems&quot;:[{&quot;id&quot;:2837,&quot;uris&quot;:[&quot;http://zotero.org/users/1913249/items/FC7LF8E6&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uffix&quot;:&quot;&quot;}],&quot;schema&quot;:&quot;https://github.com/citation-style-language/schema/raw/master/csl-citation.json&quot;} RND5zlbaUaMMO"/>.</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41">
        <text:list-item>
          <text:p text:style-name="P46">Block coding vs text coding, syntax</text:p>
        </text:list-item>
        <text:list-item>
          <text:p text:style-name="P46">Design principles for game making tools, <text:reference-mark-start text:name="ZOTERO_ITEM CSL_CITATION {&quot;citationID&quot;:&quot;lhfvsatg&quot;,&quot;properties&quot;:{&quot;formattedCitation&quot;:&quot;(Resnick and Silverman, 2005; Kafai et al., 2016)&quot;,&quot;plainCitation&quot;:&quot;(Resnick and Silverman, 2005; 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y4EQLryAGC"/>(Resnick and Silverman, 2005; Kafai et al., 2016)<text:reference-mark-end text:name="ZOTERO_ITEM CSL_CITATION {&quot;citationID&quot;:&quot;lhfvsatg&quot;,&quot;properties&quot;:{&quot;formattedCitation&quot;:&quot;(Resnick and Silverman, 2005; Kafai et al., 2016)&quot;,&quot;plainCitation&quot;:&quot;(Resnick and Silverman, 2005; 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y4EQLryAGC"/> ()</text:p>
        </text:list-item>
        <text:list-item>
          <text:p text:style-name="P46">Barriers in using support material for code examples- mapping, understanding, <text:reference-mark-start text:name="ZOTERO_ITEM CSL_CITATION {&quot;citationID&quot;:&quot;ckcedoda&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ZXvoQzPv9A"/>(Wang et al., 2021)<text:reference-mark-end text:name="ZOTERO_ITEM CSL_CITATION {&quot;citationID&quot;:&quot;ckcedoda&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ZXvoQzPv9A"/></text:p>
        </text:list-item>
      </text:list>
      <text:p text:style-name="First_20_paragraph">Scratch and GSM merit particular examination as mini-case studies. The</text:p>
      <text:list text:style-name="L42">
        <text:list-item>
          <text:p text:style-name="P47">Scratch and community element.</text:p>
        </text:list-item>
        <text:list-item>
          <text:p text:style-name="P47">Remix as a feature: <text:reference-mark-start text:name="ZOTERO_ITEM CSL_CITATION {&quot;citationID&quot;:&quot;njfvtesb&quot;,&quot;properties&quot;:{&quot;formattedCitation&quot;:&quot;(Amanullah and Bell, 2019)&quot;,&quot;plainCitation&quot;:&quot;(Amanullah and Bell, 2019)&quot;,&quot;noteIndex&quot;:0},&quot;citationItems&quot;:[{&quot;id&quot;:9090,&quot;uris&quot;:[&quot;http://zotero.org/users/1913249/items/BB7BFTD6&quot;,[&quot;http://zotero.org/users/1913249/items/BB7BFTD6&quot;]],&quot;itemData&quot;:{&quot;id&quot;:9090,&quot;type&quot;:&quot;paper-conferenc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container-title&quot;:&quot;2019 IEEE Frontiers in Education Conference (FIE)&quot;,&quot;DOI&quot;:&quot;10.1109/FIE43999.2019.9028475&quot;,&quot;event-place&quot;:&quot;Covington, KY, USA&quot;,&quot;event-title&quot;:&quot;2019 IEEE Frontiers in Education Conference (FIE)&quot;,&quot;ISBN&quot;:&quot;978-1-72811-746-1&quot;,&quot;language&quot;:&quot;en&quot;,&quot;page&quot;:&quot;1-8&quot;,&quot;publisher&quot;:&quot;IEEE&quot;,&quot;publisher-place&quot;:&quot;Covington, KY, USA&quot;,&quot;source&quot;:&quot;DOI.org (Crossref)&quot;,&quot;title&quot;:&quot;Evaluating the Use of Remixing in Scratch Projects Based on Repertoire, Lines of Code (LOC), and Elementary Patterns&quot;,&quot;URL&quot;:&quot;https://ieeexplore.ieee.org/document/9028475/&quot;,&quot;author&quot;:[{&quot;family&quot;:&quot;Amanullah&quot;,&quot;given&quot;:&quot;Kashif&quot;},{&quot;family&quot;:&quot;Bell&quot;,&quot;given&quot;:&quot;Tim&quot;}],&quot;accessed&quot;:{&quot;date-parts&quot;:[[&quot;2023&quot;,12,1]]},&quot;issued&quot;:{&quot;date-parts&quot;:[[&quot;2019&quot;,10]]},&quot;citation-key&quot;:&quot;amanullah_evaluating_2019&quot;},&quot;prefix&quot;:&quot;&quot;,&quot;suffix&quot;:&quot;&quot;}],&quot;schema&quot;:&quot;https://github.com/citation-style-language/schema/raw/master/csl-citation.json&quot;} RNDrhi6dlF7Kt"/>(Amanullah and Bell, 2019)<text:reference-mark-end text:name="ZOTERO_ITEM CSL_CITATION {&quot;citationID&quot;:&quot;njfvtesb&quot;,&quot;properties&quot;:{&quot;formattedCitation&quot;:&quot;(Amanullah and Bell, 2019)&quot;,&quot;plainCitation&quot;:&quot;(Amanullah and Bell, 2019)&quot;,&quot;noteIndex&quot;:0},&quot;citationItems&quot;:[{&quot;id&quot;:9090,&quot;uris&quot;:[&quot;http://zotero.org/users/1913249/items/BB7BFTD6&quot;,[&quot;http://zotero.org/users/1913249/items/BB7BFTD6&quot;]],&quot;itemData&quot;:{&quot;id&quot;:9090,&quot;type&quot;:&quot;paper-conferenc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container-title&quot;:&quot;2019 IEEE Frontiers in Education Conference (FIE)&quot;,&quot;DOI&quot;:&quot;10.1109/FIE43999.2019.9028475&quot;,&quot;event-place&quot;:&quot;Covington, KY, USA&quot;,&quot;event-title&quot;:&quot;2019 IEEE Frontiers in Education Conference (FIE)&quot;,&quot;ISBN&quot;:&quot;978-1-72811-746-1&quot;,&quot;language&quot;:&quot;en&quot;,&quot;page&quot;:&quot;1-8&quot;,&quot;publisher&quot;:&quot;IEEE&quot;,&quot;publisher-place&quot;:&quot;Covington, KY, USA&quot;,&quot;source&quot;:&quot;DOI.org (Crossref)&quot;,&quot;title&quot;:&quot;Evaluating the Use of Remixing in Scratch Projects Based on Repertoire, Lines of Code (LOC), and Elementary Patterns&quot;,&quot;URL&quot;:&quot;https://ieeexplore.ieee.org/document/9028475/&quot;,&quot;author&quot;:[{&quot;family&quot;:&quot;Amanullah&quot;,&quot;given&quot;:&quot;Kashif&quot;},{&quot;family&quot;:&quot;Bell&quot;,&quot;given&quot;:&quot;Tim&quot;}],&quot;accessed&quot;:{&quot;date-parts&quot;:[[&quot;2023&quot;,12,1]]},&quot;issued&quot;:{&quot;date-parts&quot;:[[&quot;2019&quot;,10]]},&quot;citation-key&quot;:&quot;amanullah_evaluating_2019&quot;},&quot;prefix&quot;:&quot;&quot;,&quot;suffix&quot;:&quot;&quot;}],&quot;schema&quot;:&quot;https://github.com/citation-style-language/schema/raw/master/csl-citation.json&quot;} RNDrhi6dlF7Kt"/></text:p>
        </text:list-item>
        <text:list-item>
          <text:p text:style-name="P47">Online log in</text:p>
        </text:list-item>
        <text:list-item>
          <text:p text:style-name="P47">library of assets to speed up creation</text:p>
        </text:list-item>
        <text:list-item>
          <text:p text:style-name="P47">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text:soft-page-break/>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P2">Barriers to participatio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citationID&quot;:&quot;pbssebqm&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AoS37LiIBD"/>(1990)<text:reference-mark-end text:name="ZOTERO_ITEM CSL_CITATION {&quot;citationID&quot;:&quot;pbssebqm&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AoS37LiIBD"/>.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citationID&quot;:&quot;ebrkghnf&quot;,&quot;properties&quot;:{&quot;formattedCitation&quot;:&quot;(Wing, 2008)&quot;,&quot;plainCitation&quot;:&quot;(Wing, 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prefix&quot;:&quot;&quot;,&quot;suffix&quot;:&quot;&quot;}],&quot;schema&quot;:&quot;https://github.com/citation-style-language/schema/raw/master/csl-citation.json&quot;} RND7kCdp9PcRn"/>(Wing, 2008)<text:reference-mark-end text:name="ZOTERO_ITEM CSL_CITATION {&quot;citationID&quot;:&quot;ebrkghnf&quot;,&quot;properties&quot;:{&quot;formattedCitation&quot;:&quot;(Wing, 2008)&quot;,&quot;plainCitation&quot;:&quot;(Wing, 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prefix&quot;:&quot;&quot;,&quot;suffix&quot;:&quot;&quot;}],&quot;schema&quot;:&quot;https://github.com/citation-style-language/schema/raw/master/csl-citation.json&quot;} RND7kCdp9PcRn"/>.</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citationID&quot;:&quot;lfphcptx&quot;,&quot;properties&quot;:{&quot;formattedCitation&quot;:&quot;(Papert, 1993:143)&quot;,&quot;plainCitation&quot;:&quot;(Papert, 1993:143)&quot;,&quot;noteIndex&quot;:0},&quot;citationItems&quot;:[{&quot;id&quot;:1131,&quot;uris&quot;:[&quot;http://zotero.org/users/1913249/items/ZWUAZAZN&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locator&quot;:&quot; 143&quot;,&quot;prefix&quot;:&quot;&quot;}],&quot;schema&quot;:&quot;https://github.com/citation-style-language/schema/raw/master/csl-citation.json&quot;} RNDH9kP8GE7Ze"/>(Papert, 1993:143)<text:reference-mark-end text:name="ZOTERO_ITEM CSL_CITATION {&quot;citationID&quot;:&quot;lfphcptx&quot;,&quot;properties&quot;:{&quot;formattedCitation&quot;:&quot;(Papert, 1993:143)&quot;,&quot;plainCitation&quot;:&quot;(Papert, 1993:143)&quot;,&quot;noteIndex&quot;:0},&quot;citationItems&quot;:[{&quot;id&quot;:1131,&quot;uris&quot;:[&quot;http://zotero.org/users/1913249/items/ZWUAZAZN&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locator&quot;:&quot; 143&quot;,&quot;prefix&quot;:&quot;&quot;}],&quot;schema&quot;:&quot;https://github.com/citation-style-language/schema/raw/master/csl-citation.json&quot;} RNDH9kP8GE7Ze"/>.</text:p>
      <text:p text:style-name="Text_20_body">Kafai and Peppler also address the issues of gender identities and game design <text:reference-mark-start text:name="ZOTERO_ITEM CSL_CITATION {&quot;citationID&quot;:&quot;dbzdcgbv&quot;,&quot;properties&quot;:{&quot;formattedCitation&quot;:&quot;(Kafai and Burke, 2014a)&quot;,&quot;plainCitation&quot;:&quot;(Kafai and Burke, 2014a)&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sRixSg70od"/>(Kafai and Burke, 2014a)<text:reference-mark-end text:name="ZOTERO_ITEM CSL_CITATION {&quot;citationID&quot;:&quot;dbzdcgbv&quot;,&quot;properties&quot;:{&quot;formattedCitation&quot;:&quot;(Kafai and Burke, 2014a)&quot;,&quot;plainCitation&quot;:&quot;(Kafai and Burke, 2014a)&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sRixSg70od"/> asking how to create new communities and learning environments which align with values of participants rather than aiming to break into existing ones. They propose that we ask not <text:span text:style-name="T3">How can we bring girls into the game making clubhouse</text:span> but rather <text:span text:style-name="T3">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citationID&quot;:&quot;ksxnivzm&quot;,&quot;properties&quot;:{&quot;formattedCitation&quot;:&quot;(Roque and Jain, 2018; Roque et al., n.d.)&quot;,&quot;plainCitation&quot;:&quot;(Roque and Jain, 2018; Roque et al., n.d.)&quot;,&quot;noteIndex&quot;:0},&quot;citationItems&quot;:[{&quot;id&quot;:3048,&quot;uris&quot;:[&quot;http://zotero.org/users/1913249/items/HQWRSNXL&quot;,[&quot;http://zotero.org/users/1913249/items/HQWRSNXL&quot;]],&quot;itemData&quot;:{&quot;id&quot;:3048,&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2772,&quot;uris&quot;:[&quot;http://zotero.org/users/1913249/items/XLTF7MAT&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aETEbyBUew"/>(Roque and Jain, 2018; Roque et al., n.d.)<text:reference-mark-end text:name="ZOTERO_ITEM CSL_CITATION {&quot;citationID&quot;:&quot;ksxnivzm&quot;,&quot;properties&quot;:{&quot;formattedCitation&quot;:&quot;(Roque and Jain, 2018; Roque et al., n.d.)&quot;,&quot;plainCitation&quot;:&quot;(Roque and Jain, 2018; Roque et al., n.d.)&quot;,&quot;noteIndex&quot;:0},&quot;citationItems&quot;:[{&quot;id&quot;:3048,&quot;uris&quot;:[&quot;http://zotero.org/users/1913249/items/HQWRSNXL&quot;,[&quot;http://zotero.org/users/1913249/items/HQWRSNXL&quot;]],&quot;itemData&quot;:{&quot;id&quot;:3048,&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2772,&quot;uris&quot;:[&quot;http://zotero.org/users/1913249/items/XLTF7MAT&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aETEbyBUew"/>.</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oft-page-break/><text:span text:style-name="T1">Gender related identities</text:span> - Important to caution against gender stereo-typing and identity in relation to computers <text:reference-mark-start text:name="ZOTERO_ITEM CSL_CITATION {&quot;citationID&quot;:&quot;mqjpsohx&quot;,&quot;properties&quot;:{&quot;formattedCitation&quot;:&quot;(Pelletier, 2008)&quot;,&quot;plainCitation&quot;:&quot;(Pelletier, 2008)&quot;,&quot;noteIndex&quot;:0},&quot;citationItems&quot;:[{&quot;id&quot;:2943,&quot;uris&quot;:[&quot;http://zotero.org/users/1913249/items/CI3UYB78&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50TG48cK5m"/>(Pelletier, 2008)<text:reference-mark-end text:name="ZOTERO_ITEM CSL_CITATION {&quot;citationID&quot;:&quot;mqjpsohx&quot;,&quot;properties&quot;:{&quot;formattedCitation&quot;:&quot;(Pelletier, 2008)&quot;,&quot;plainCitation&quot;:&quot;(Pelletier, 2008)&quot;,&quot;noteIndex&quot;:0},&quot;citationItems&quot;:[{&quot;id&quot;:2943,&quot;uris&quot;:[&quot;http://zotero.org/users/1913249/items/CI3UYB78&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50TG48cK5m"/> - study by Fisher and Jenson critically explored diverse themes through a summer game making programme 2017). Emerging issues included pinkification, marginalisation and exclusions of women from game cultures, sexualisation and harassment.</text:p>
      <text:p text:style-name="P30">Race related identities</text:p>
      <text:p text:style-name="Text_20_body">In study by Thayter and Ko <text:reference-mark-start text:name="ZOTERO_ITEM CSL_CITATION {&quot;citationID&quot;:&quot;zqtxdbik&quot;,&quot;properties&quot;:{&quot;formattedCitation&quot;:&quot;(Thayer and Ko, 2017)&quot;,&quot;plainCitation&quot;:&quot;(Thayer and Ko, 2017)&quot;,&quot;noteIndex&quot;:0},&quot;citationItems&quot;:[{&quot;id&quot;:9011,&quot;uris&quot;:[&quot;http://zotero.org/users/1913249/items/LV67TTVJ&quot;,[&quot;http://zotero.org/users/1913249/items/LV67TTVJ&quot;]],&quot;itemData&quot;:{&quot;id&quot;:9011,&quot;type&quot;:&quot;paper-conference&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collection-title&quot;:&quot;ICER '17&quot;,&quot;container-title&quot;:&quot;Proceedings of the 2017 ACM Conference on International Computing Education Research&quot;,&quot;DOI&quot;:&quot;10.1145/3105726.3106176&quot;,&quot;event-place&quot;:&quot;New York, NY, USA&quot;,&quot;ISBN&quot;:&quot;978-1-4503-4968-0&quot;,&quot;page&quot;:&quot;245–253&quot;,&quot;publisher&quot;:&quot;Association for Computing Machinery&quot;,&quot;publisher-place&quot;:&quot;New York, NY, USA&quot;,&quot;source&quot;:&quot;ACM Digital Library&quot;,&quot;title&quot;:&quot;Barriers Faced by Coding Bootcamp Students&quot;,&quot;URL&quot;:&quot;https://dl.acm.org/doi/10.1145/3105726.3106176&quot;,&quot;author&quot;:[{&quot;family&quot;:&quot;Thayer&quot;,&quot;given&quot;:&quot;Kyle&quot;},{&quot;family&quot;:&quot;Ko&quot;,&quot;given&quot;:&quot;Amy J.&quot;}],&quot;accessed&quot;:{&quot;date-parts&quot;:[[&quot;2023&quot;,10,3]]},&quot;issued&quot;:{&quot;date-parts&quot;:[[&quot;2017&quot;,8,14]]},&quot;citation-key&quot;:&quot;thayer_barriers_2017&quot;},&quot;prefix&quot;:&quot;&quot;,&quot;suffix&quot;:&quot;&quot;}],&quot;schema&quot;:&quot;https://github.com/citation-style-language/schema/raw/master/csl-citation.json&quot;} RNDA3xTMLQsM0"/>(Thayer and Ko, 2017)<text:reference-mark-end text:name="ZOTERO_ITEM CSL_CITATION {&quot;citationID&quot;:&quot;zqtxdbik&quot;,&quot;properties&quot;:{&quot;formattedCitation&quot;:&quot;(Thayer and Ko, 2017)&quot;,&quot;plainCitation&quot;:&quot;(Thayer and Ko, 2017)&quot;,&quot;noteIndex&quot;:0},&quot;citationItems&quot;:[{&quot;id&quot;:9011,&quot;uris&quot;:[&quot;http://zotero.org/users/1913249/items/LV67TTVJ&quot;,[&quot;http://zotero.org/users/1913249/items/LV67TTVJ&quot;]],&quot;itemData&quot;:{&quot;id&quot;:9011,&quot;type&quot;:&quot;paper-conference&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collection-title&quot;:&quot;ICER '17&quot;,&quot;container-title&quot;:&quot;Proceedings of the 2017 ACM Conference on International Computing Education Research&quot;,&quot;DOI&quot;:&quot;10.1145/3105726.3106176&quot;,&quot;event-place&quot;:&quot;New York, NY, USA&quot;,&quot;ISBN&quot;:&quot;978-1-4503-4968-0&quot;,&quot;page&quot;:&quot;245–253&quot;,&quot;publisher&quot;:&quot;Association for Computing Machinery&quot;,&quot;publisher-place&quot;:&quot;New York, NY, USA&quot;,&quot;source&quot;:&quot;ACM Digital Library&quot;,&quot;title&quot;:&quot;Barriers Faced by Coding Bootcamp Students&quot;,&quot;URL&quot;:&quot;https://dl.acm.org/doi/10.1145/3105726.3106176&quot;,&quot;author&quot;:[{&quot;family&quot;:&quot;Thayer&quot;,&quot;given&quot;:&quot;Kyle&quot;},{&quot;family&quot;:&quot;Ko&quot;,&quot;given&quot;:&quot;Amy J.&quot;}],&quot;accessed&quot;:{&quot;date-parts&quot;:[[&quot;2023&quot;,10,3]]},&quot;issued&quot;:{&quot;date-parts&quot;:[[&quot;2017&quot;,8,14]]},&quot;citation-key&quot;:&quot;thayer_barriers_2017&quot;},&quot;prefix&quot;:&quot;&quot;,&quot;suffix&quot;:&quot;&quot;}],&quot;schema&quot;:&quot;https://github.com/citation-style-language/schema/raw/master/csl-citation.json&quot;} RNDA3xTMLQsM0"/> the work of Margolis et al is analysed using concepts from communities of practice, type of barriers, and personal obstacles [(<text:span text:style-name="T1">margolis_stuck_2008?</text:span>);]</text:p>
      <text:p text:style-name="Preformatted_20_Text">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citationID&quot;:&quot;drsuyrlr&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zmFDZevcDI"/>(DiSalvo et al., 2008, 2009, 2014)<text:reference-mark-end text:name="ZOTERO_ITEM CSL_CITATION {&quot;citationID&quot;:&quot;drsuyrlr&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zmFDZevcDI"/></text:p>
      <text:p text:style-name="P30">Outro</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game-making-and-coding-and-in-schools-and-formal-education"/>Game making and coding and in schools and formal education<text:bookmark-end text:name="game-making-and-coding-and-in-schools-and-formal-education"/></text:h>
      <text:p text:style-name="First_20_paragraph">The most prominent learning objective of making games in educational setting is to develop <text:span text:style-name="T3">coding and computing skills</text:span>. There are extensive studies on <text:span text:style-name="T3">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P50">They are also a powerful vehicle for exploring issues involving race, sex, social issues <text:reference-mark-start text:name="ZOTERO_ITEM CSL_CITATION {&quot;citationID&quot;:&quot;vwrogxpn&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U5l46PqiVK"/><text:span text:style-name="T8">(Tekinbaş et al., 2010)</text:span><text:reference-mark-end text:name="ZOTERO_ITEM CSL_CITATION {&quot;citationID&quot;:&quot;vwrogxpn&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U5l46PqiVK"/>.</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text:soft-page-break/>Coding and Computing as a School Subject in the UK<text:bookmark-end text:name="coding-and-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vwiklbil&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3k4wVIxy7h"/>(Livingstone and Hope, 2011)<text:reference-mark-end text:name="ZOTERO_ITEM CSL_CITATION {&quot;citationID&quot;:&quot;vwiklbil&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report&quot;,&quot;publisher&quot;:&quot;National Endowment for Science, Technology and the Arts (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3k4wVIxy7h"/>.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43">
        <text:list-item>
          <text:p text:style-name="P48">New curriculum</text:p>
        </text:list-item>
        <text:list-item>
          <text:p text:style-name="P48">bursaries</text:p>
        </text:list-item>
        <text:list-item>
          <text:p text:style-name="P48">CPD</text:p>
        </text:list-item>
        <text:list-item>
          <text:p text:style-name="P48">CAS and community responses</text:p>
        </text:list-item>
        <text:list-item>
          <text:p text:style-name="P48">tapping into the enthusiast maker culture</text:p>
        </text:list-item>
      </text:list>
      <text:p text:style-name="P2">Finance models for promoting Computing in Schools</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P30">Games in Schools</text:p>
      <text:p text:style-name="Text_20_body">The After the Reboot report <text:reference-mark-start text:name="ZOTERO_ITEM CSL_CITATION {&quot;citationID&quot;:&quot;ncdxzqzk&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tNmrCoX8yG"/>(Waite, 2017)<text:reference-mark-end text:name="ZOTERO_ITEM CSL_CITATION {&quot;citationID&quot;:&quot;ncdxzqzk&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tNmrCoX8yG"/>,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game-making-and-wider-digital-making-and-culture-home-and-informal-settings"/><text:soft-page-break/>Context of game making and wider digital making and culture home and informal settings<text:bookmark-end text:name="context-of-game-making-and-wider-digital-making-and-culture-home-and-informal-settings"/></text:h>
      <text:p text:style-name="First_20_paragraph">The context of informal communities is important to situate in summary.</text:p>
      <text:p text:style-name="Text_20_body">Making games that will be played by audience of friends and family and using tools used beyond the scope of education, professional communities.</text:p>
      <text:p text:style-name="Text_20_body">In this study the focus on historical and cultural artefacts and practices brought by Rogoff, and in particular the concept of guided participation, originated in non-school settings, is helpful.</text:p>
      <text:h text:style-name="Heading_20_3" text:outline-level="3"><text:bookmark-start text:name="on-games-as-a-home-and-informal-culture"/>On games as a home and informal culture<text:bookmark-end text:name="on-games-as-a-home-and-informal-culture"/></text:h>
      <text:p text:style-name="First_20_paragraph">The work of Livingstone is foundational in the area of home learning of digital technologies <text:reference-mark-start text:name="ZOTERO_ITEM CSL_CITATION {&quot;citationID&quot;:&quot;vcmbbqnb&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BZTh5mVqZC"/>(Livingstone et al., 2018)<text:reference-mark-end text:name="ZOTERO_ITEM CSL_CITATION {&quot;citationID&quot;:&quot;vcmbbqnb&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BZTh5mVqZC"/> uncovering a rich repertoire concepts and practices that families may bring into a non-formal game making process.</text:p>
      <text:p text:style-name="Text_20_body">Retro gaming has a place in our society’s public memory <text:reference-mark-start text:name="ZOTERO_ITEM CSL_CITATION {&quot;citationID&quot;:&quot;fdonwcfh&quot;,&quot;properties&quot;:{&quot;formattedCitation&quot;:&quot;(Heineman, 2014)&quot;,&quot;plainCitation&quot;:&quot;(Heineman, 2014)&quot;,&quot;noteIndex&quot;:0},&quot;citationItems&quot;:[{&quot;id&quot;:9601,&quot;uris&quot;:[&quot;http://zotero.org/users/1913249/items/XEE4UU7T&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V1LEi3SxOF"/>(Heineman, 2014)<text:reference-mark-end text:name="ZOTERO_ITEM CSL_CITATION {&quot;citationID&quot;:&quot;fdonwcfh&quot;,&quot;properties&quot;:{&quot;formattedCitation&quot;:&quot;(Heineman, 2014)&quot;,&quot;plainCitation&quot;:&quot;(Heineman, 2014)&quot;,&quot;noteIndex&quot;:0},&quot;citationItems&quot;:[{&quot;id&quot;:9601,&quot;uris&quot;:[&quot;http://zotero.org/users/1913249/items/XEE4UU7T&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V1LEi3SxOF"/>. For this study I use a definition of early arcade games from the 1970s and early 1980s and early generation of home consoles before the advent of 3D graphics. Retro games have a particular aesthetic driven by graphical limitations and the simplified game mechanics which are due to the limited capabilities of the hardware and storage space involved.</text:p>
      <text:p text:style-name="P50">Ito’s work on and naturalistic studies of digital use and creativity in the home including the value of informal playing around <text:reference-mark-start text:name="ZOTERO_ITEM CSL_CITATION {&quot;citationID&quot;:&quot;zlknhcou&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xZtwgfQpJH"/><text:span text:style-name="T8">(Itō et al., 2010; Ito et al., 2013)</text:span><text:reference-mark-end text:name="ZOTERO_ITEM CSL_CITATION {&quot;citationID&quot;:&quot;zlknhcou&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xZtwgfQpJH"/>, and Gee and the process of tapping into affinity groups and affinity spaces <text:reference-mark-start text:name="ZOTERO_ITEM CSL_CITATION {&quot;citationID&quot;:&quot;kisvdtaz&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F9JAFxDKyw"/>(Gee, 2004)<text:reference-mark-end text:name="ZOTERO_ITEM CSL_CITATION {&quot;citationID&quot;:&quot;kisvdtaz&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F9JAFxDKyw"/>. Gee’s (2004b) work on games and associated culture as learning experiences is founded on his understanding of how the engender a shared discourse and emerging identities.</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djalajwv&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Ej5qLsuzY9"/>(Boyle and Kao, 2017)<text:reference-mark-end text:name="ZOTERO_ITEM CSL_CITATION {&quot;citationID&quot;:&quot;djalajwv&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Ej5qLsuzY9"/>.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iloxtxkj&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7bm5fNlXZb"/>(Garda, 2014)<text:reference-mark-end text:name="ZOTERO_ITEM CSL_CITATION {&quot;citationID&quot;:&quot;iloxtxkj&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7bm5fNlXZb"/>.</text:p>
      <text:p text:style-name="Text_20_body">Building on the concept of participatory culture <text:reference-mark-start text:name="ZOTERO_ITEM CSL_CITATION {&quot;citationID&quot;:&quot;ywhxilzf&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9RnJp5HMZN"/>(Jenkins, 2009)<text:reference-mark-end text:name="ZOTERO_ITEM CSL_CITATION {&quot;citationID&quot;:&quot;ywhxilzf&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9RnJp5HMZN"/>, where x and y, there are several streams of activity that are important to reference as foundational context for this study.</text:p>
      <text:h text:style-name="Heading_20_3" text:outline-level="3"><text:bookmark-start text:name="context-of-home-education-and-family-learning"/><text:soft-page-break/>Context of Home Education and family learning<text:bookmark-end text:name="context-of-home-education-and-family-learning"/></text:h>
      <text:p text:style-name="First_20_paragraph">NOTE SEE THIS SUMMARY - WHICH MUST BE IN HERE SOMEWHERE TOO - https://docs.google.com/document/d/1grMat_sXRLdlRSDtR17Lyxf1OAg3ZpOxTWfnDZ3kkIU/edit</text:p>
      <text:p text:style-name="Text_20_body">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text:p>
      <text:p text:style-name="Text_20_body">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My involvement with home ed networks stemmed from University outreach work.</text:p>
      <text:p text:style-name="Text_20_body">While the context of home education is not a core to the goals of this research it is important to situate this study accurately.</text:p>
      <text:p text:style-name="Text_20_body"><text:span text:style-name="T1">Outline of the home eduction context of this study:</text:span> The processes and motivations driving of home education are varied <text:reference-mark-start text:name="ZOTERO_ITEM CSL_CITATION {&quot;citationID&quot;:&quot;lkyrtjth&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2kgTad2i84"/>(Fensham-Smith, 2021)<text:reference-mark-end text:name="ZOTERO_ITEM CSL_CITATION {&quot;citationID&quot;:&quot;lkyrtjth&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2kgTad2i84"/>. Classic ideas of reasons for HE include pedagogy and ideology <text:reference-mark-start text:name="ZOTERO_ITEM CSL_CITATION {&quot;citationID&quot;:&quot;jqhjacuz&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T7sEGmlA6Z"/>(Galen and Pitman, 1991)<text:reference-mark-end text:name="ZOTERO_ITEM CSL_CITATION {&quot;citationID&quot;:&quot;jqhjacuz&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T7sEGmlA6Z"/> <text:reference-mark-start text:name="ZOTERO_ITEM CSL_CITATION {&quot;citationID&quot;:&quot;ljrjnnge&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VIhYVcIldL"/>(Rothermel, 2003)<text:reference-mark-end text:name="ZOTERO_ITEM CSL_CITATION {&quot;citationID&quot;:&quot;ljrjnnge&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VIhYVcIldL"/>, and often both. - Unschooling, Holt, drawing out interests of children in everyday activities and facilitating learning around that <text:reference-mark-start text:name="ZOTERO_ITEM CSL_CITATION {&quot;citationID&quot;:&quot;orougbak&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UX6fJz46bl"/>(Gray and Riley, 2013)<text:reference-mark-end text:name="ZOTERO_ITEM CSL_CITATION {&quot;citationID&quot;:&quot;orougbak&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UX6fJz46bl"/> - Webs of learning Illich - home ed families active in identifying networks to tap into <text:reference-mark-start text:name="ZOTERO_ITEM CSL_CITATION {&quot;citationID&quot;:&quot;ipsoqvm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3190YewJxO"/>(Doroudi and Ahmad, 2023)<text:reference-mark-end text:name="ZOTERO_ITEM CSL_CITATION {&quot;citationID&quot;:&quot;ipsoqvm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3190YewJxO"/> has a relevance with social networking groups and email lists used by home educators to share and align activities.</text:p>
      <text:h text:style-name="Heading_20_2" text:outline-level="2"><text:bookmark-start text:name="game-making-and-maker-culture-in-non-formal-learning-contexts-and-third-spaces"/>Game making and maker culture in non-formal learning contexts and third spaces<text:bookmark-end text:name="game-making-and-maker-culture-in-non-formal-learning-contexts-and-third-spaces"/></text:h>
      <text:h text:style-name="Heading_20_3" text:outline-level="3"><text:bookmark-start text:name="physical-spaces-which-suit-non-formal-approaches"/>Physical spaces which suit non-formal approaches<text:bookmark-end text:name="physical-spaces-which-suit-non-formal-approaches"/></text:h>
      <text:p text:style-name="First_20_paragraph">Much research on game making focused on non-class room settings.</text:p>
      <text:p text:style-name="Text_20_body">For example Papert’s work</text:p>
      <text:p text:style-name="Text_20_body"><text:soft-page-break/>Digital learning in IILP (GLAM settings) is fertile <text:reference-mark-start text:name="ZOTERO_ITEM CSL_CITATION {&quot;citationID&quot;:&quot;fpoghbwk&quot;,&quot;properties&quot;:{&quot;formattedCitation&quot;:&quot;(Schwan et al., 2014; Degner et al., 2022)&quot;,&quot;plainCitation&quot;:&quot;(Schwan et al., 2014; Degner et al., 2022)&quot;,&quot;noteIndex&quot;:0},&quot;citationItems&quot;:[{&quot;id&quot;:8721,&quot;uris&quot;:[&quot;http://zotero.org/users/1913249/items/NI47KCRP&quot;,[&quot;http://zotero.org/users/1913249/items/NI47KCRP&quot;]],&quot;itemData&quot;:{&quot;id&quot;:8721,&quot;type&quot;:&quot;article-journal&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container-title&quot;:&quot;Computers and Education Open&quot;,&quot;DOI&quot;:&quot;10.1016/j.caeo.2021.100068&quot;,&quot;ISSN&quot;:&quot;2666-5573&quot;,&quot;journalAbbreviation&quot;:&quot;Computers and Education Open&quot;,&quot;language&quot;:&quot;en&quot;,&quot;page&quot;:&quot;100068&quot;,&quot;source&quot;:&quot;ScienceDirect&quot;,&quot;title&quot;:&quot;Digital media in institutional informal learning places: A systematic literature review&quot;,&quot;title-short&quot;:&quot;Digital media in institutional informal learning places&quot;,&quot;URL&quot;:&quot;https://www.sciencedirect.com/science/article/pii/S2666557321000392&quot;,&quot;volume&quot;:&quot;3&quot;,&quot;author&quot;:[{&quot;family&quot;:&quot;Degner&quot;,&quot;given&quot;:&quot;Miriam&quot;},{&quot;family&quot;:&quot;Moser&quot;,&quot;given&quot;:&quot;Stephanie&quot;},{&quot;family&quot;:&quot;Lewalter&quot;,&quot;given&quot;:&quot;Doris&quot;}],&quot;accessed&quot;:{&quot;date-parts&quot;:[[&quot;2023&quot;,6,13]]},&quot;issued&quot;:{&quot;date-parts&quot;:[[&quot;2022&quot;,12,1]]},&quot;citation-key&quot;:&quot;degner_digital_2022&quot;},&quot;prefix&quot;:&quot;&quot;,&quot;suffix&quot;:&quot;&quot;},{&quot;id&quot;:8724,&quot;uris&quot;:[&quot;http://zotero.org/users/1913249/items/RSMBNEVH&quot;,[&quot;http://zotero.org/users/1913249/items/RSMBNEVH&quot;]],&quot;itemData&quot;:{&quot;id&quot;:8724,&quot;type&quot;:&quot;article-journal&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container-title&quot;:&quot;Educational Psychologist&quot;,&quot;DOI&quot;:&quot;10.1080/00461520.2014.917588&quot;,&quot;ISSN&quot;:&quot;0046-1520&quot;,&quot;issue&quot;:&quot;2&quot;,&quot;note&quot;:&quot;publisher: Routledge\n_eprint: https://doi.org/10.1080/00461520.2014.917588&quot;,&quot;page&quot;:&quot;70-85&quot;,&quot;source&quot;:&quot;Taylor and Francis+NEJM&quot;,&quot;title&quot;:&quot;Understanding and Engagement in Places of Science Experience: Science Museums, Science Centers, Zoos, and Aquariums&quot;,&quot;title-short&quot;:&quot;Understanding and Engagement in Places of Science Experience&quot;,&quot;URL&quot;:&quot;https://doi.org/10.1080/00461520.2014.917588&quot;,&quot;volume&quot;:&quot;49&quot;,&quot;author&quot;:[{&quot;family&quot;:&quot;Schwan&quot;,&quot;given&quot;:&quot;Stephan&quot;},{&quot;family&quot;:&quot;Grajal&quot;,&quot;given&quot;:&quot;Alejandro&quot;},{&quot;family&quot;:&quot;Lewalter&quot;,&quot;given&quot;:&quot;Doris&quot;}],&quot;accessed&quot;:{&quot;date-parts&quot;:[[&quot;2023&quot;,6,13]]},&quot;issued&quot;:{&quot;date-parts&quot;:[[&quot;2014&quot;,4,3]]},&quot;citation-key&quot;:&quot;schwan_understanding_2014&quot;},&quot;prefix&quot;:&quot;&quot;,&quot;suffix&quot;:&quot;&quot;}],&quot;schema&quot;:&quot;https://github.com/citation-style-language/schema/raw/master/csl-citation.json&quot;} RNDL6oXmFg83e"/>(Schwan et al., 2014; Degner et al., 2022)<text:reference-mark-end text:name="ZOTERO_ITEM CSL_CITATION {&quot;citationID&quot;:&quot;fpoghbwk&quot;,&quot;properties&quot;:{&quot;formattedCitation&quot;:&quot;(Schwan et al., 2014; Degner et al., 2022)&quot;,&quot;plainCitation&quot;:&quot;(Schwan et al., 2014; Degner et al., 2022)&quot;,&quot;noteIndex&quot;:0},&quot;citationItems&quot;:[{&quot;id&quot;:8721,&quot;uris&quot;:[&quot;http://zotero.org/users/1913249/items/NI47KCRP&quot;,[&quot;http://zotero.org/users/1913249/items/NI47KCRP&quot;]],&quot;itemData&quot;:{&quot;id&quot;:8721,&quot;type&quot;:&quot;article-journal&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container-title&quot;:&quot;Computers and Education Open&quot;,&quot;DOI&quot;:&quot;10.1016/j.caeo.2021.100068&quot;,&quot;ISSN&quot;:&quot;2666-5573&quot;,&quot;journalAbbreviation&quot;:&quot;Computers and Education Open&quot;,&quot;language&quot;:&quot;en&quot;,&quot;page&quot;:&quot;100068&quot;,&quot;source&quot;:&quot;ScienceDirect&quot;,&quot;title&quot;:&quot;Digital media in institutional informal learning places: A systematic literature review&quot;,&quot;title-short&quot;:&quot;Digital media in institutional informal learning places&quot;,&quot;URL&quot;:&quot;https://www.sciencedirect.com/science/article/pii/S2666557321000392&quot;,&quot;volume&quot;:&quot;3&quot;,&quot;author&quot;:[{&quot;family&quot;:&quot;Degner&quot;,&quot;given&quot;:&quot;Miriam&quot;},{&quot;family&quot;:&quot;Moser&quot;,&quot;given&quot;:&quot;Stephanie&quot;},{&quot;family&quot;:&quot;Lewalter&quot;,&quot;given&quot;:&quot;Doris&quot;}],&quot;accessed&quot;:{&quot;date-parts&quot;:[[&quot;2023&quot;,6,13]]},&quot;issued&quot;:{&quot;date-parts&quot;:[[&quot;2022&quot;,12,1]]},&quot;citation-key&quot;:&quot;degner_digital_2022&quot;},&quot;prefix&quot;:&quot;&quot;,&quot;suffix&quot;:&quot;&quot;},{&quot;id&quot;:8724,&quot;uris&quot;:[&quot;http://zotero.org/users/1913249/items/RSMBNEVH&quot;,[&quot;http://zotero.org/users/1913249/items/RSMBNEVH&quot;]],&quot;itemData&quot;:{&quot;id&quot;:8724,&quot;type&quot;:&quot;article-journal&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container-title&quot;:&quot;Educational Psychologist&quot;,&quot;DOI&quot;:&quot;10.1080/00461520.2014.917588&quot;,&quot;ISSN&quot;:&quot;0046-1520&quot;,&quot;issue&quot;:&quot;2&quot;,&quot;note&quot;:&quot;publisher: Routledge\n_eprint: https://doi.org/10.1080/00461520.2014.917588&quot;,&quot;page&quot;:&quot;70-85&quot;,&quot;source&quot;:&quot;Taylor and Francis+NEJM&quot;,&quot;title&quot;:&quot;Understanding and Engagement in Places of Science Experience: Science Museums, Science Centers, Zoos, and Aquariums&quot;,&quot;title-short&quot;:&quot;Understanding and Engagement in Places of Science Experience&quot;,&quot;URL&quot;:&quot;https://doi.org/10.1080/00461520.2014.917588&quot;,&quot;volume&quot;:&quot;49&quot;,&quot;author&quot;:[{&quot;family&quot;:&quot;Schwan&quot;,&quot;given&quot;:&quot;Stephan&quot;},{&quot;family&quot;:&quot;Grajal&quot;,&quot;given&quot;:&quot;Alejandro&quot;},{&quot;family&quot;:&quot;Lewalter&quot;,&quot;given&quot;:&quot;Doris&quot;}],&quot;accessed&quot;:{&quot;date-parts&quot;:[[&quot;2023&quot;,6,13]]},&quot;issued&quot;:{&quot;date-parts&quot;:[[&quot;2014&quot;,4,3]]},&quot;citation-key&quot;:&quot;schwan_understanding_2014&quot;},&quot;prefix&quot;:&quot;&quot;,&quot;suffix&quot;:&quot;&quot;}],&quot;schema&quot;:&quot;https://github.com/citation-style-language/schema/raw/master/csl-citation.json&quot;} RNDL6oXmFg83e"/></text:p>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reformatted_20_Text">"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Preformatted_20_Text">Quote from [@franklin_analysis_2020]</text:p>
      <text:p text:style-name="First_20_paragraph"/>
      <text:h text:style-name="Heading_20_3" text:outline-level="3"><text:bookmark-start text:name="sketchy-pedagogies"/>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In addition, recent work on transformative agency within socio-cultural frameworks offers promising theoretical support. A special issue of Mind and Culture <text:reference-mark-start text:name="ZOTERO_ITEM CSL_CITATION {&quot;citationID&quot;:&quot;yphhqnmf&quot;,&quot;properties&quot;:{&quot;formattedCitation&quot;:&quot;(Kajamaa and Kumpulainen, 2019)&quot;,&quot;plainCitation&quot;:&quot;(Kajamaa and Kumpulainen, 2019)&quot;,&quot;noteIndex&quot;:0},&quot;citationItems&quot;:[{&quot;id&quot;:9515,&quot;uris&quot;:[&quot;http://zotero.org/users/1913249/items/NMNI59A8&quot;,[&quot;http://zotero.org/users/1913249/items/NMNI59A8&quot;]],&quot;itemData&quot;:{&quot;id&quot;:9515,&quot;type&quot;:&quot;article-journal&quot;,&quot;container-title&quot;:&quot;Mind, Culture, and Activity&quot;,&quot;DOI&quot;:&quot;10.1080/10749039.2019.1652653&quot;,&quot;ISSN&quot;:&quot;1074-9039, 1532-7884&quot;,&quot;issue&quot;:&quot;3&quot;,&quot;journalAbbreviation&quot;:&quot;Mind, Culture, and Activity&quot;,&quot;language&quot;:&quot;en&quot;,&quot;page&quot;:&quot;201-206&quot;,&quot;source&quot;:&quot;DOI.org (Crossref)&quot;,&quot;title&quot;:&quot;Young people, digital mediation, and transformative agency, special issue (part 1)&quot;,&quot;URL&quot;:&quot;https://www.tandfonline.com/doi/full/10.1080/10749039.2019.1652653&quot;,&quot;volume&quot;:&quot;26&quot;,&quot;author&quot;:[{&quot;family&quot;:&quot;Kajamaa&quot;,&quot;given&quot;:&quot;Anu&quot;},{&quot;family&quot;:&quot;Kumpulainen&quot;,&quot;given&quot;:&quot;Kristiina&quot;}],&quot;accessed&quot;:{&quot;date-parts&quot;:[[&quot;2024&quot;,6,26]]},&quot;issued&quot;:{&quot;date-parts&quot;:[[&quot;2019&quot;,7,3]]},&quot;citation-key&quot;:&quot;kajamaa_young_2019&quot;},&quot;prefix&quot;:&quot;&quot;,&quot;suffix&quot;:&quot;&quot;}],&quot;schema&quot;:&quot;https://github.com/citation-style-language/schema/raw/master/csl-citation.json&quot;} RNDW5TUf6lCIQ"/>(Kajamaa and Kumpulainen, 2019)<text:reference-mark-end text:name="ZOTERO_ITEM CSL_CITATION {&quot;citationID&quot;:&quot;yphhqnmf&quot;,&quot;properties&quot;:{&quot;formattedCitation&quot;:&quot;(Kajamaa and Kumpulainen, 2019)&quot;,&quot;plainCitation&quot;:&quot;(Kajamaa and Kumpulainen, 2019)&quot;,&quot;noteIndex&quot;:0},&quot;citationItems&quot;:[{&quot;id&quot;:9515,&quot;uris&quot;:[&quot;http://zotero.org/users/1913249/items/NMNI59A8&quot;,[&quot;http://zotero.org/users/1913249/items/NMNI59A8&quot;]],&quot;itemData&quot;:{&quot;id&quot;:9515,&quot;type&quot;:&quot;article-journal&quot;,&quot;container-title&quot;:&quot;Mind, Culture, and Activity&quot;,&quot;DOI&quot;:&quot;10.1080/10749039.2019.1652653&quot;,&quot;ISSN&quot;:&quot;1074-9039, 1532-7884&quot;,&quot;issue&quot;:&quot;3&quot;,&quot;journalAbbreviation&quot;:&quot;Mind, Culture, and Activity&quot;,&quot;language&quot;:&quot;en&quot;,&quot;page&quot;:&quot;201-206&quot;,&quot;source&quot;:&quot;DOI.org (Crossref)&quot;,&quot;title&quot;:&quot;Young people, digital mediation, and transformative agency, special issue (part 1)&quot;,&quot;URL&quot;:&quot;https://www.tandfonline.com/doi/full/10.1080/10749039.2019.1652653&quot;,&quot;volume&quot;:&quot;26&quot;,&quot;author&quot;:[{&quot;family&quot;:&quot;Kajamaa&quot;,&quot;given&quot;:&quot;Anu&quot;},{&quot;family&quot;:&quot;Kumpulainen&quot;,&quot;given&quot;:&quot;Kristiina&quot;}],&quot;accessed&quot;:{&quot;date-parts&quot;:[[&quot;2024&quot;,6,26]]},&quot;issued&quot;:{&quot;date-parts&quot;:[[&quot;2019&quot;,7,3]]},&quot;citation-key&quot;:&quot;kajamaa_young_2019&quot;},&quot;prefix&quot;:&quot;&quot;,&quot;suffix&quot;:&quot;&quot;}],&quot;schema&quot;:&quot;https://github.com/citation-style-language/schema/raw/master/csl-citation.json&quot;} RNDW5TUf6lCIQ"/> focuses on young people, digital mediation, and transformative agency.</text:p>
      <text:p text:style-name="Text_20_body">RECAP ON THE PROMISE HERE - AND SIGNPOST TO LATER CHATPERS.</text:p>
      <text:p text:style-name="Text_20_body">SUMMARY OF PROMISE OF DBR TO REFLECT SKETCHYNESS</text:p>
      <text:h text:style-name="Heading_20_3" text:outline-level="3"><text:bookmark-start text:name="funds-of-knowledge-and-third-space"/><text:soft-page-break/>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citationID&quot;:&quot;csfcplla&quot;,&quot;properties&quot;:{&quot;formattedCitation&quot;:&quot;(Moll et al., 1992)&quot;,&quot;plainCitation&quot;:&quot;(Moll et al., 1992)&quot;,&quot;noteIndex&quot;:0},&quot;citationItems&quot;:[{&quot;id&quot;:3871,&quot;uris&quot;:[&quot;http://zotero.org/users/1913249/items/EXBRQZWW&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RVwtT64CBO"/>(Moll et al., 1992)<text:reference-mark-end text:name="ZOTERO_ITEM CSL_CITATION {&quot;citationID&quot;:&quot;csfcplla&quot;,&quot;properties&quot;:{&quot;formattedCitation&quot;:&quot;(Moll et al., 1992)&quot;,&quot;plainCitation&quot;:&quot;(Moll et al., 1992)&quot;,&quot;noteIndex&quot;:0},&quot;citationItems&quot;:[{&quot;id&quot;:3871,&quot;uris&quot;:[&quot;http://zotero.org/users/1913249/items/EXBRQZWW&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RVwtT64CBO"/>.</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citationID&quot;:&quot;rxmzgwwu&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WGMFFPaQeT"/>(Rajala et al., 2023)<text:reference-mark-end text:name="ZOTERO_ITEM CSL_CITATION {&quot;citationID&quot;:&quot;rxmzgwwu&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WGMFFPaQeT"/>.</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tmnsuruq&quot;,&quot;properties&quot;:{&quot;formattedCitation&quot;:&quot;(Moll et al., 1992)&quot;,&quot;plainCitation&quot;:&quot;(Moll et al., 1992)&quot;,&quot;noteIndex&quot;:0},&quot;citationItems&quot;:[{&quot;id&quot;:3871,&quot;uris&quot;:[&quot;http://zotero.org/users/1913249/items/EXBRQZWW&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qe2ngXjtQa"/>(Moll et al., 1992)<text:reference-mark-end text:name="ZOTERO_ITEM CSL_CITATION {&quot;citationID&quot;:&quot;tmnsuruq&quot;,&quot;properties&quot;:{&quot;formattedCitation&quot;:&quot;(Moll et al., 1992)&quot;,&quot;plainCitation&quot;:&quot;(Moll et al., 1992)&quot;,&quot;noteIndex&quot;:0},&quot;citationItems&quot;:[{&quot;id&quot;:3871,&quot;uris&quot;:[&quot;http://zotero.org/users/1913249/items/EXBRQZWW&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qe2ngXjtQa"/>.</text:p>
      <text:h text:style-name="Heading_20_3" text:outline-level="3"><text:bookmark-start text:name="third-spaces-and-the-context-of-this-study"/>Third spaces and the context of this study<text:bookmark-end text:name="third-spaces-and-the-context-of-this-study"/></text:h>
      <text:p text:style-name="First_20_paragraph">The concept of third space is helpful in the context of this study in particular as a space between home life and formal education.</text:p>
      <text:p text:style-name="Text_20_body">It also is rooted in a sociocultural understanding of learning that is challenging to traditional classroom environments.</text:p>
      <text:h text:style-name="Heading_20_3" text:outline-level="3"><text:bookmark-start text:name="game-making-as-a-fund-of-knowledge"/>Game making as a fund of knowledge<text:bookmark-end text:name="game-making-as-a-fund-of-knowledge"/></text:h>
      <text:p text:style-name="First_20_paragraph">Research by the UK National Literacy Trust <text:reference-mark-start text:name="ZOTERO_ITEM CSL_CITATION {&quot;citationID&quot;:&quot;cgcnpxts&quot;,&quot;properties&quot;:{&quot;formattedCitation&quot;:&quot;(2020)&quot;,&quot;plainCitation&quot;:&quot;(2020)&quot;,&quot;noteIndex&quot;:0},&quot;citationItems&quot;:[{&quot;id&quot;:3767,&quot;uris&quot;:[&quot;http://zotero.org/users/1913249/items/T96LXVV8&quot;,[&quot;http://zotero.org/users/1913249/items/T96LXVV8&quot;]],&quot;itemData&quot;:{&quot;id&quot;:3767,&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SWjfNzG0hg"/>(2020)<text:reference-mark-end text:name="ZOTERO_ITEM CSL_CITATION {&quot;citationID&quot;:&quot;cgcnpxts&quot;,&quot;properties&quot;:{&quot;formattedCitation&quot;:&quot;(2020)&quot;,&quot;plainCitation&quot;:&quot;(2020)&quot;,&quot;noteIndex&quot;:0},&quot;citationItems&quot;:[{&quot;id&quot;:3767,&quot;uris&quot;:[&quot;http://zotero.org/users/1913249/items/T96LXVV8&quot;,[&quot;http://zotero.org/users/1913249/items/T96LXVV8&quot;]],&quot;itemData&quot;:{&quot;id&quot;:3767,&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SWjfNzG0hg"/>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text:p>
      <text:p text:style-name="Text_20_body">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D&quot;:&quot;kiveupin&quot;,&quot;properties&quot;:{&quot;formattedCitation&quot;:&quot;(2014)&quot;,&quot;plainCitation&quot;:&quot;(2014)&quot;,&quot;noteIndex&quot;:0},&quot;citationItems&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suppress-author&quot;:true,&quot;prefix&quot;:&quot;&quot;,&quot;suffix&quot;:&quot;&quot;}],&quot;schema&quot;:&quot;https://github.com/citation-style-language/schema/raw/master/csl-citation.json&quot;} RNDO7ZAoP24Kv"/>(2014)<text:reference-mark-end text:name="ZOTERO_ITEM CSL_CITATION {&quot;citationID&quot;:&quot;kiveupin&quot;,&quot;properties&quot;:{&quot;formattedCitation&quot;:&quot;(2014)&quot;,&quot;plainCitation&quot;:&quot;(2014)&quot;,&quot;noteIndex&quot;:0},&quot;citationItems&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suppress-author&quot;:true,&quot;prefix&quot;:&quot;&quot;,&quot;suffix&quot;:&quot;&quot;}],&quot;schema&quot;:&quot;https://github.com/citation-style-language/schema/raw/master/csl-citation.json&quot;} RNDO7ZAoP24Kv"/> found that the use of design patterns and game mechanics when teaching novice coders can increase accessibility for learners due the concrete and relatable approach.</text:p>
      <text:h text:style-name="Heading_20_4" text:outline-level="4"><text:bookmark-start text:name="play-circles-and-moe-as-a-third-space"/><text:soft-page-break/>Play circles and MOE as a third space<text:bookmark-end text:name="play-circles-and-moe-as-a-third-space"/></text:h>
      <text:p text:style-name="First_20_paragraph">The concept arose in research of this PhD, however it resonated with my past work on forum theatre, art activism and performant art.</text:p>
      <text:p text:style-name="Text_20_body">A foundation of link between between play theory, MOE and third space theory.</text:p>
      <text:p text:style-name="Text_20_body">A detailed analysis is beyond remit of this review but broad alignments include: - use of concept of a new creative space for all participants - use of mediated strategies to reduce learner stress - ability to bring self identify to share in a scaffolded and protected way</text:p>
      <text:h text:style-name="Heading_20_3" text:outline-level="3"><text:bookmark-start text:name="work-in-non-formal-settings-drawing-on-home-interests"/>Work in non-formal settings drawing on home interests<text:bookmark-end text:name="work-in-non-formal-settings-drawing-on-home-interests"/></text:h>
      <text:p text:style-name="First_20_paragraph">The work aligns with STEM work on tinkering which mobilises home interests in non-formal settings.</text:p>
      <text:p text:style-name="Text_20_body">The practices of code patching and remixing are authentic skills used by professional coders who find and combine existing code libraries rather than coding everything from scratch.</text:p>
      <text:h text:style-name="Heading_20_3" text:outline-level="3"><text:bookmark-start text:name="mozilla---teach-the-web-as-context-and-community"/>Mozilla - Teach the Web as context and community<text:bookmark-end text:name="mozilla---teach-the-web-as-context-and-community"/></text:h>
      <text:p text:style-name="First_20_paragraph">A Mozilla white paper <text:reference-mark-start text:name="ZOTERO_ITEM CSL_CITATION {&quot;citationID&quot;:&quot;qdamvaka&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PC8KkQu6SP"/>(Mozilla Foundation, 2014)<text:reference-mark-end text:name="ZOTERO_ITEM CSL_CITATION {&quot;citationID&quot;:&quot;qdamvaka&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PC8KkQu6SP"/> outlines the power of exploring web technology as an empowering activity.</text:p>
      <text:p text:style-name="Text_20_body">In 2011 I co-wrote an open web collaboratively with other authors as part of a collaborative writing process called Book Sprint (model on code sprints and other corroborative processes). One of the co-writer Michelle Thorne went on to work with Mozilla as part of their teach the web and web literacy programme. One of her posts is a good illustration of the kinds of activities drawing on home interests to explore authentic web technologies, and some of the digital literacy elements needed to be an effective citizen of the web. https://michellethorne.cc/2015/03/clubs-web-literacy-basics-curriculum/</text:p>
      <text:p text:style-name="Text_20_body">The tools created by Mozilla to investigate and to remix HTML pages scaffolded the experiences of new learners and paralleled my own early experiences of self-expression through hacking a new technology.</text:p>
      <text:p text:style-name="Text_20_body">Like Michelle, my path had shifted towards a younger audience.</text:p>
      <text:p text:style-name="Text_20_body">As part of my PGCE studies I developed some teaching materials for the Mozilla Foundation as part of the Teach the Web programme. I write a course called Quacking Javascript. My report on the underlying pedagogical approach outlines the following possibilities; playful approach, use of online games, use of popular culture references to increase engagement <text:reference-mark-start text:name="ZOTERO_ITEM CSL_CITATION {&quot;citationID&quot;:&quot;kpylytxp&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RveIYbMF36"/>(Chesterman, 2015)<text:reference-mark-end text:name="ZOTERO_ITEM CSL_CITATION {&quot;citationID&quot;:&quot;kpylytxp&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RveIYbMF36"/>.</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
      <text:h text:style-name="Heading_20_3" text:outline-level="3"><text:bookmark-start text:name="authentic-web-technology-code-playgrounds"/><text:soft-page-break/>Authentic web technology &amp; Code playgrounds<text:bookmark-end text:name="authentic-web-technology-code-playgrounds"/></text:h>
      <text:p text:style-name="First_20_paragraph">Later in this thesis I problematise the use of the work authentic in learning <text:reference-mark-start text:name="ZOTERO_ITEM CSL_CITATION {&quot;citationID&quot;:&quot;ywzuqsc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lhrqexM1c3"/>(Lee and Soep, 2016)<text:reference-mark-end text:name="ZOTERO_ITEM CSL_CITATION {&quot;citationID&quot;:&quot;ywzuqsco&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lhrqexM1c3"/>.</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D&quot;:&quot;wcgmspmq&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9QZpoNXbYv"/>(Shaffer and Resnick, 1999; Warr and West, 2020)<text:reference-mark-end text:name="ZOTERO_ITEM CSL_CITATION {&quot;citationID&quot;:&quot;wcgmspmq&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9QZpoNXbYv"/>.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h text:style-name="Heading_20_4" text:outline-level="4"><text:bookmark-start text:name="code-playgrounds---too-specific-move-or-summarise-and-merge-up"/>Code playgrounds - TOO SPECIFIC? MOVE OR SUMMARISE AND MERGE UP<text:bookmark-end text:name="code-playgrounds---too-specific-move-or-summarise-and-merge-up"/></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3" text:outline-level="3"><text:bookmark-start text:name="mantle-of-the-expert---processes-drama-used-in-teaching-technology"/>Mantle of the Expert - processes drama used in teaching technology<text:bookmark-end text:name="mantle-of-the-expert---processes-drama-used-in-teaching-technology"/></text:h>
      <text:p text:style-name="First_20_paragraph">A way of leveraging some of the processes outline above in a schooling context.</text:p>
      <text:p text:style-name="Text_20_body">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citationID&quot;:&quot;hkcddmgh&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OJ01R0Ev3w"/>(Aitken, 2013)<text:reference-mark-end text:name="ZOTERO_ITEM CSL_CITATION {&quot;citationID&quot;:&quot;hkcddmgh&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OJ01R0Ev3w"/>.</text:p>
      <text:p text:style-name="Text_20_body">Heathcote discusses authenticity in detail in her writings <text:reference-mark-start text:name="ZOTERO_ITEM CSL_CITATION {&quot;citationID&quot;:&quot;lfvawkcl&quot;,&quot;properties&quot;:{&quot;formattedCitation&quot;:&quot;(Heathcote et al., 1984)&quot;,&quot;plainCitation&quot;:&quot;(Heathcote et al., 1984)&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prefix&quot;:&quot;&quot;,&quot;suffix&quot;:&quot;&quot;}],&quot;schema&quot;:&quot;https://github.com/citation-style-language/schema/raw/master/csl-citation.json&quot;} RND5Jwrd9Qenr"/>(Heathcote et al., 1984)<text:reference-mark-end text:name="ZOTERO_ITEM CSL_CITATION {&quot;citationID&quot;:&quot;lfvawkcl&quot;,&quot;properties&quot;:{&quot;formattedCitation&quot;:&quot;(Heathcote et al., 1984)&quot;,&quot;plainCitation&quot;:&quot;(Heathcote et al., 1984)&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prefix&quot;:&quot;&quot;,&quot;suffix&quot;:&quot;&quot;}],&quot;schema&quot;:&quot;https://github.com/citation-style-language/schema/raw/master/csl-citation.json&quot;} RND5Jwrd9Qenr"/>.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text:soft-page-break/>matter of learning to the computer system to carry out a task.</text:p>
      <text:p text:style-name="Text_20_body">Writing in role or writing in action is a technique used in MoE <text:reference-mark-start text:name="ZOTERO_ITEM CSL_CITATION {&quot;citationID&quot;:&quot;ctaitlsj&quot;,&quot;properties&quot;:{&quot;formattedCitation&quot;:&quot;(Hinton, n.d.)&quot;,&quot;plainCitation&quot;:&quot;(Hinton, n.d.)&quot;,&quot;noteIndex&quot;:0},&quot;citationItems&quot;:[{&quot;id&quot;:3677,&quot;uris&quot;:[&quot;http://zotero.org/users/1913249/items/2NLLQFAQ&quot;,[&quot;http://zotero.org/users/1913249/items/2NLLQFAQ&quot;]],&quot;itemData&quot;:{&quot;id&quot;:3677,&quot;type&quot;:&quot;article-journal&quot;,&quot;language&quot;:&quot;en&quot;,&quot;source&quot;:&quot;Zotero&quot;,&quot;title&quot;:&quot;Workplace-focused Development Drama (Mantle of the Expert) and Writing&quot;,&quot;author&quot;:[{&quot;family&quot;:&quot;Hinton&quot;,&quot;given&quot;:&quot;Lisa&quot;}],&quot;citation-key&quot;:&quot;hinton_workplace-focused_nodate&quot;},&quot;prefix&quot;:&quot;&quot;,&quot;suffix&quot;:&quot;&quot;}],&quot;schema&quot;:&quot;https://github.com/citation-style-language/schema/raw/master/csl-citation.json&quot;} RNDlQiobTvea5"/>(Hinton, n.d.)<text:reference-mark-end text:name="ZOTERO_ITEM CSL_CITATION {&quot;citationID&quot;:&quot;ctaitlsj&quot;,&quot;properties&quot;:{&quot;formattedCitation&quot;:&quot;(Hinton, n.d.)&quot;,&quot;plainCitation&quot;:&quot;(Hinton, n.d.)&quot;,&quot;noteIndex&quot;:0},&quot;citationItems&quot;:[{&quot;id&quot;:3677,&quot;uris&quot;:[&quot;http://zotero.org/users/1913249/items/2NLLQFAQ&quot;,[&quot;http://zotero.org/users/1913249/items/2NLLQFAQ&quot;]],&quot;itemData&quot;:{&quot;id&quot;:3677,&quot;type&quot;:&quot;article-journal&quot;,&quot;language&quot;:&quot;en&quot;,&quot;source&quot;:&quot;Zotero&quot;,&quot;title&quot;:&quot;Workplace-focused Development Drama (Mantle of the Expert) and Writing&quot;,&quot;author&quot;:[{&quot;family&quot;:&quot;Hinton&quot;,&quot;given&quot;:&quot;Lisa&quot;}],&quot;citation-key&quot;:&quot;hinton_workplace-focused_nodate&quot;},&quot;prefix&quot;:&quot;&quot;,&quot;suffix&quot;:&quot;&quot;}],&quot;schema&quot;:&quot;https://github.com/citation-style-language/schema/raw/master/csl-citation.json&quot;} RNDlQiobTvea5"/></text:p>
      <text:p text:style-name="Text_20_body">Rainer and Bolton explore some of the rigidity of the MoE approach in terms of time allocated and other factors. Rainer outlines a wider scope of a process drama <text:reference-mark-start text:name="ZOTERO_ITEM CSL_CITATION {&quot;citationID&quot;:&quot;puanubsi&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FhDnIsvZ2o"/>(2012)<text:reference-mark-end text:name="ZOTERO_ITEM CSL_CITATION {&quot;citationID&quot;:&quot;puanubsi&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FhDnIsvZ2o"/>.</text:p>
      <text:p text:style-name="P30">Other forms of process dramas and STEM education</text:p>
      <text:p text:style-name="Text_20_body">MoE is one form of other process drama. Others exist. They share similar aims. MoE can be seen as formulaic <text:reference-mark-start text:name="ZOTERO_ITEM CSL_CITATION {&quot;citationID&quot;:&quot;mctfhzrr&quot;,&quot;properties&quot;:{&quot;formattedCitation&quot;:&quot;(Rainer and Lewis, 2012)&quot;,&quot;plainCitation&quot;:&quot;(Rainer and Lewis, 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prefix&quot;:&quot;&quot;,&quot;suffix&quot;:&quot;&quot;}],&quot;schema&quot;:&quot;https://github.com/citation-style-language/schema/raw/master/csl-citation.json&quot;} RNDC23xbytwdU"/>(Rainer and Lewis, 2012)<text:reference-mark-end text:name="ZOTERO_ITEM CSL_CITATION {&quot;citationID&quot;:&quot;mctfhzrr&quot;,&quot;properties&quot;:{&quot;formattedCitation&quot;:&quot;(Rainer and Lewis, 2012)&quot;,&quot;plainCitation&quot;:&quot;(Rainer and Lewis, 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prefix&quot;:&quot;&quot;,&quot;suffix&quot;:&quot;&quot;}],&quot;schema&quot;:&quot;https://github.com/citation-style-language/schema/raw/master/csl-citation.json&quot;} RNDC23xbytwdU"/>, or prohibitively time consuming <text:reference-mark-start text:name="ZOTERO_ITEM CSL_CITATION {&quot;citationID&quot;:&quot;ashlafia&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zQO5ronSNY"/>(Heathcote and Bolton, 1994)<text:reference-mark-end text:name="ZOTERO_ITEM CSL_CITATION {&quot;citationID&quot;:&quot;ashlafia&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zQO5ronSNY"/>.</text:p>
      <text:p text:style-name="Text_20_body">Rainer chapter <text:reference-mark-start text:name="ZOTERO_ITEM CSL_CITATION {&quot;citationID&quot;:&quot;dmruwoeu&quot;,&quot;properties&quot;:{&quot;formattedCitation&quot;:&quot;(Rainer and Lewis, 2012)&quot;,&quot;plainCitation&quot;:&quot;(Rainer and Lewis, 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prefix&quot;:&quot;&quot;,&quot;suffix&quot;:&quot;&quot;}],&quot;schema&quot;:&quot;https://github.com/citation-style-language/schema/raw/master/csl-citation.json&quot;} RNDUeVrjNDtYo"/>(Rainer and Lewis, 2012)<text:reference-mark-end text:name="ZOTERO_ITEM CSL_CITATION {&quot;citationID&quot;:&quot;dmruwoeu&quot;,&quot;properties&quot;:{&quot;formattedCitation&quot;:&quot;(Rainer and Lewis, 2012)&quot;,&quot;plainCitation&quot;:&quot;(Rainer and Lewis, 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prefix&quot;:&quot;&quot;,&quot;suffix&quot;:&quot;&quot;}],&quot;schema&quot;:&quot;https://github.com/citation-style-language/schema/raw/master/csl-citation.json&quot;} RNDUeVrjNDtYo"/>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citationID&quot;:&quot;uowcoyty&quot;,&quot;properties&quot;:{&quot;formattedCitation&quot;:&quot;(Gill, 2012; Fields and Enyedy, 2013)&quot;,&quot;plainCitation&quot;:&quot;(Gill, 2012; Fields and Enyedy, 2013)&quot;,&quot;noteIndex&quot;:0},&quot;citationItems&quot;:[{&quot;id&quot;:3888,&quot;uris&quot;:[&quot;http://zotero.org/users/1913249/items/5JSJU8ID&quot;,[&quot;http://zotero.org/users/1913249/items/5JSJU8ID&quot;]],&quot;itemData&quot;:{&quot;id&quot;:3888,&quot;type&quot;:&quot;article-journal&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container-title&quot;:&quot;Mind, Culture, and Activity&quot;,&quot;DOI&quot;:&quot;10.1080/10749039.2012.691199&quot;,&quot;ISSN&quot;:&quot;1074-9039&quot;,&quot;issue&quot;:&quot;2&quot;,&quot;note&quot;:&quot;publisher: Routledge\n_eprint: https://doi.org/10.1080/10749039.2012.691199&quot;,&quot;page&quot;:&quot;113-131&quot;,&quot;source&quot;:&quot;Taylor and Francis+NEJM&quot;,&quot;title&quot;:&quot;Picking Up the Mantle of “Expert”: Assigned Roles, Assertion of Identity, and Peer Recognition Within a Programming Class&quot;,&quot;title-short&quot;:&quot;Picking Up the Mantle of “Expert”&quot;,&quot;URL&quot;:&quot;https://doi.org/10.1080/10749039.2012.691199&quot;,&quot;volume&quot;:&quot;20&quot;,&quot;author&quot;:[{&quot;family&quot;:&quot;Fields&quot;,&quot;given&quot;:&quot;Deborah&quot;},{&quot;family&quot;:&quot;Enyedy&quot;,&quot;given&quot;:&quot;Noel&quot;}],&quot;accessed&quot;:{&quot;date-parts&quot;:[[&quot;2022&quot;,7,21]]},&quot;issued&quot;:{&quot;date-parts&quot;:[[&quot;2013&quot;,4,1]]},&quot;citation-key&quot;:&quot;fields_picking_2013&quot;},&quot;prefix&quot;:&quot;&quot;,&quot;suffix&quot;:&quot;&quot;},{&quot;id&quot;:3670,&quot;uris&quot;:[&quot;http://zotero.org/users/1913249/items/6EJQTJ7J&quot;,[&quot;http://zotero.org/users/1913249/items/6EJQTJ7J&quot;]],&quot;itemData&quot;:{&quot;id&quot;:3670,&quot;type&quot;:&quot;article-journal&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ontainer-title&quot;:&quot;Pertanika Journal of Social Science and Humanities&quot;,&quot;journalAbbreviation&quot;:&quot;Pertanika Journal of Social Science and Humanities&quot;,&quot;page&quot;:&quot;1299-1310&quot;,&quot;source&quot;:&quot;ResearchGate&quot;,&quot;title&quot;:&quot;Process drama: Bridging the Arts and the Sciences&quot;,&quot;title-short&quot;:&quot;Process drama&quot;,&quot;volume&quot;:&quot;20&quot;,&quot;author&quot;:[{&quot;family&quot;:&quot;Gill&quot;,&quot;given&quot;:&quot;Chamkaur&quot;}],&quot;issued&quot;:{&quot;date-parts&quot;:[[&quot;2012&quot;,2,13]]},&quot;citation-key&quot;:&quot;gill_process_2012&quot;},&quot;prefix&quot;:&quot;&quot;,&quot;suffix&quot;:&quot;&quot;}],&quot;schema&quot;:&quot;https://github.com/citation-style-language/schema/raw/master/csl-citation.json&quot;} RNDPHrnQqWuQv"/>(Gill, 2012; Fields and Enyedy, 2013)<text:reference-mark-end text:name="ZOTERO_ITEM CSL_CITATION {&quot;citationID&quot;:&quot;uowcoyty&quot;,&quot;properties&quot;:{&quot;formattedCitation&quot;:&quot;(Gill, 2012; Fields and Enyedy, 2013)&quot;,&quot;plainCitation&quot;:&quot;(Gill, 2012; Fields and Enyedy, 2013)&quot;,&quot;noteIndex&quot;:0},&quot;citationItems&quot;:[{&quot;id&quot;:3888,&quot;uris&quot;:[&quot;http://zotero.org/users/1913249/items/5JSJU8ID&quot;,[&quot;http://zotero.org/users/1913249/items/5JSJU8ID&quot;]],&quot;itemData&quot;:{&quot;id&quot;:3888,&quot;type&quot;:&quot;article-journal&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container-title&quot;:&quot;Mind, Culture, and Activity&quot;,&quot;DOI&quot;:&quot;10.1080/10749039.2012.691199&quot;,&quot;ISSN&quot;:&quot;1074-9039&quot;,&quot;issue&quot;:&quot;2&quot;,&quot;note&quot;:&quot;publisher: Routledge\n_eprint: https://doi.org/10.1080/10749039.2012.691199&quot;,&quot;page&quot;:&quot;113-131&quot;,&quot;source&quot;:&quot;Taylor and Francis+NEJM&quot;,&quot;title&quot;:&quot;Picking Up the Mantle of “Expert”: Assigned Roles, Assertion of Identity, and Peer Recognition Within a Programming Class&quot;,&quot;title-short&quot;:&quot;Picking Up the Mantle of “Expert”&quot;,&quot;URL&quot;:&quot;https://doi.org/10.1080/10749039.2012.691199&quot;,&quot;volume&quot;:&quot;20&quot;,&quot;author&quot;:[{&quot;family&quot;:&quot;Fields&quot;,&quot;given&quot;:&quot;Deborah&quot;},{&quot;family&quot;:&quot;Enyedy&quot;,&quot;given&quot;:&quot;Noel&quot;}],&quot;accessed&quot;:{&quot;date-parts&quot;:[[&quot;2022&quot;,7,21]]},&quot;issued&quot;:{&quot;date-parts&quot;:[[&quot;2013&quot;,4,1]]},&quot;citation-key&quot;:&quot;fields_picking_2013&quot;},&quot;prefix&quot;:&quot;&quot;,&quot;suffix&quot;:&quot;&quot;},{&quot;id&quot;:3670,&quot;uris&quot;:[&quot;http://zotero.org/users/1913249/items/6EJQTJ7J&quot;,[&quot;http://zotero.org/users/1913249/items/6EJQTJ7J&quot;]],&quot;itemData&quot;:{&quot;id&quot;:3670,&quot;type&quot;:&quot;article-journal&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ontainer-title&quot;:&quot;Pertanika Journal of Social Science and Humanities&quot;,&quot;journalAbbreviation&quot;:&quot;Pertanika Journal of Social Science and Humanities&quot;,&quot;page&quot;:&quot;1299-1310&quot;,&quot;source&quot;:&quot;ResearchGate&quot;,&quot;title&quot;:&quot;Process drama: Bridging the Arts and the Sciences&quot;,&quot;title-short&quot;:&quot;Process drama&quot;,&quot;volume&quot;:&quot;20&quot;,&quot;author&quot;:[{&quot;family&quot;:&quot;Gill&quot;,&quot;given&quot;:&quot;Chamkaur&quot;}],&quot;issued&quot;:{&quot;date-parts&quot;:[[&quot;2012&quot;,2,13]]},&quot;citation-key&quot;:&quot;gill_process_2012&quot;},&quot;prefix&quot;:&quot;&quot;,&quot;suffix&quot;:&quot;&quot;}],&quot;schema&quot;:&quot;https://github.com/citation-style-language/schema/raw/master/csl-citation.json&quot;} RNDPHrnQqWuQv"/>.</text:p>
      <text:p text:style-name="Text_20_body">My own work with Manchester Met University drama education department explored the value of coding in role. <text:reference-mark-start text:name="ZOTERO_ITEM CSL_CITATION {&quot;citationID&quot;:&quot;tfluofwv&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ZsfbI6ty7P"/>(Patterson et al., 2019)<text:reference-mark-end text:name="ZOTERO_ITEM CSL_CITATION {&quot;citationID&quot;:&quot;tfluofwv&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ZsfbI6ty7P"/></text:p>
      <text:h text:style-name="Heading_20_2" text:outline-level="2"><text:bookmark-start text:name="to-perhaps-add-to-lit-review"/>To perhaps add to Lit REVIEW<text:bookmark-end text:name="to-perhaps-add-to-lit-review"/></text:h>
      <text:list text:style-name="L44">
        <text:list-item>
          <text:p text:style-name="P49">Hands on Education - what is it? Examples in STEM context<text:reference-mark-start text:name="ZOTERO_ITEM CSL_CITATION {&quot;citationID&quot;:&quot;hafunhca&quot;,&quot;properties&quot;:{&quot;formattedCitation&quot;:&quot;(Holstermann et al., 2010)&quot;,&quot;plainCitation&quot;:&quot;(Holstermann et al., 2010)&quot;,&quot;noteIndex&quot;:0},&quot;citationItems&quot;:[{&quot;id&quot;:9077,&quot;uris&quot;:[&quot;http://zotero.org/users/1913249/items/LAUUU8X9&quot;,[&quot;http://zotero.org/users/1913249/items/LAUUU8X9&quot;]],&quot;itemData&quot;:{&quot;id&quot;:9077,&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URL&quot;:&quot;https://doi.org/10.1007/s11165-009-9142-0&quot;,&quot;volume&quot;:&quot;40&quot;,&quot;author&quot;:[{&quot;family&quot;:&quot;Holstermann&quot;,&quot;given&quot;:&quot;Nina&quot;},{&quot;family&quot;:&quot;Grube&quot;,&quot;given&quot;:&quot;Dietmar&quot;},{&quot;family&quot;:&quot;Bögeholz&quot;,&quot;given&quot;:&quot;Susanne&quot;}],&quot;accessed&quot;:{&quot;date-parts&quot;:[[&quot;2023&quot;,11,20]]},&quot;issued&quot;:{&quot;date-parts&quot;:[[&quot;2010&quot;,11,1]]},&quot;citation-key&quot;:&quot;holstermann_hands-activities_2010&quot;},&quot;prefix&quot;:&quot;&quot;,&quot;suffix&quot;:&quot;&quot;}],&quot;schema&quot;:&quot;https://github.com/citation-style-language/schema/raw/master/csl-citation.json&quot;} RNDjJXDpsqLny"/>(Holstermann et al., 2010)<text:reference-mark-end text:name="ZOTERO_ITEM CSL_CITATION {&quot;citationID&quot;:&quot;hafunhca&quot;,&quot;properties&quot;:{&quot;formattedCitation&quot;:&quot;(Holstermann et al., 2010)&quot;,&quot;plainCitation&quot;:&quot;(Holstermann et al., 2010)&quot;,&quot;noteIndex&quot;:0},&quot;citationItems&quot;:[{&quot;id&quot;:9077,&quot;uris&quot;:[&quot;http://zotero.org/users/1913249/items/LAUUU8X9&quot;,[&quot;http://zotero.org/users/1913249/items/LAUUU8X9&quot;]],&quot;itemData&quot;:{&quot;id&quot;:9077,&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URL&quot;:&quot;https://doi.org/10.1007/s11165-009-9142-0&quot;,&quot;volume&quot;:&quot;40&quot;,&quot;author&quot;:[{&quot;family&quot;:&quot;Holstermann&quot;,&quot;given&quot;:&quot;Nina&quot;},{&quot;family&quot;:&quot;Grube&quot;,&quot;given&quot;:&quot;Dietmar&quot;},{&quot;family&quot;:&quot;Bögeholz&quot;,&quot;given&quot;:&quot;Susanne&quot;}],&quot;accessed&quot;:{&quot;date-parts&quot;:[[&quot;2023&quot;,11,20]]},&quot;issued&quot;:{&quot;date-parts&quot;:[[&quot;2010&quot;,11,1]]},&quot;citation-key&quot;:&quot;holstermann_hands-activities_2010&quot;},&quot;prefix&quot;:&quot;&quot;,&quot;suffix&quot;:&quot;&quot;}],&quot;schema&quot;:&quot;https://github.com/citation-style-language/schema/raw/master/csl-citation.json&quot;} RNDjJXDpsqLny"/>.</text:p>
        </text:list-item>
      </text:list>
      <text:p text:style-name="P51"/>
      <text:section text:style-name="Sect1" text:name="ZOTERO_BIBL {&quot;uncited&quot;:[],&quot;omitted&quot;:[],&quot;custom&quot;:[]} CSL_BIBLIOGRAPHY RNDhH5BKUF4pj">
        <text:p text:style-name="Bibliography_20_1">Aitken, V. (2013) ‘Dorothy Heathcote’s Mantle of the expert approach to teaching and learning: A brief introduction.’ <text:span text:style-name="T2">Connecting curriculum linking learning</text:span> pp. 34–56.</text:p>
        <text:p text:style-name="Bibliography_20_1">Amanullah, K. and Bell, T. (2019) ‘Evaluating the Use of Remixing in Scratch Projects Based on Repertoire, Lines of Code (LOC), and Elementary Patterns.’ <text:span text:style-name="T2">In</text:span> <text:span text:style-name="T2">2019 IEEE Frontiers in Education Conference (FIE)</text:span>. Covington, KY, USA: IEEE, pp. 1–8.</text:p>
        <text:p text:style-name="Bibliography_20_1">Arya, A., Chastine, J., Preston, J. and Fowler, A. (2013) ‘An International Study on Learning and Process Choices in the Global Game Jam:’ <text:span text:style-name="T2">International Journal of Game-Based Learning</text:span>, 3(4) pp. 27–46.</text:p>
        <text:p text:style-name="Bibliography_20_1">Azimullah, Z., An, Y. S. and Denny, P. (2020) ‘Evaluating an Interactive Tool for Teaching Design Patterns.’ <text:span text:style-name="T2">In</text:span> <text:span text:style-name="T2">Proceedings of the Twenty-Second Australasian Computing Education Conference</text:span>. Melbourne, VIC, Australia: Association for Computing Machinery (ACE’20), pp. 167–176.</text:p>
        <text:p text:style-name="Bibliography_20_1">Basham, J. D. and Marino, M. T. (2013) ‘Understanding stem education and supporting students through universal design for learning.’ <text:span text:style-name="T2">Teaching Exceptional Children</text:span>, 45(4) pp. 8–15.</text:p>
        <text:p text:style-name="Bibliography_20_1">Baykal, G. E., Eriksson, E., Björk, S. and Torgersson, O. (2019) ‘Using Gameplay Design Patterns to Support Children’s Collaborative Interactions for Learning.’ <text:span text:style-name="T2">In</text:span> <text:span text:style-name="T2">Extended Abstracts of the 2019 CHI Conference on Human Factors in Computing Systems</text:span>. Glasgow Scotland Uk: <text:soft-page-break/>ACM, pp. 1–6.</text:p>
        <text:p text:style-name="Bibliography_20_1">BBC Bitesize (n.d.) <text:span text:style-name="T2">Introduction to computational thinking - KS3 Computer Science Revision</text:span>. BBC Bitesize. [Online] [Accessed on 26th March 2021] https://www.bbc.co.uk/bitesize/guides/zp92mp3/revision/1.</text:p>
        <text:p text:style-name="Bibliography_20_1">Beyer, S., Rynes, K., Perrault, J., Hay, K. and Haller, S. (2003) ‘Gender Differences in Computer Science Students.’ <text:span text:style-name="T2">In</text:span> <text:span text:style-name="T2">Proceedings of the 34th SIGCSE Technical Symposium on Computer Science Education</text:span>. New York, NY, USA: ACM (SIGCSE ’03), pp. 49–53.</text:p>
        <text:p text:style-name="Bibliography_20_1">Bjork, S. and Holopainen, J. (2005) <text:span text:style-name="T2">Patterns in game design</text:span>. 1st ed, Hingham, Mass: Charles River Media (Charles River Media game development series).</text:p>
        <text:p text:style-name="Bibliography_20_1">Black-Hawkins, K., Florian, L. and Rouse, M. (2008) ‘Achievement and inclusion in schools and classrooms: Participation and pedagogy.’ <text:span text:style-name="T2">In</text:span> <text:span text:style-name="T2">Artículo presentado en la conferencia de British Educational Research Association. Universidad Heriot Watt. Edinburgh</text:span>.</text:p>
        <text:p text:style-name="Bibliography_20_1">Boyle, J. and Kao, W.-C. (eds) (2017) <text:span text:style-name="T2">The retro-futurism of cuteness</text:span>. punctum books.</text:p>
        <text:p text:style-name="Bibliography_20_1">Brennan, K. and Resnick, M. (2012) ‘New frameworks for studying and assessing the development of computational thinking’ p. 25.</text:p>
        <text:p text:style-name="Bibliography_20_1">Brennan, K. and Resnick, M. (2013) ‘Imagining, Creating, Playing, Sharing, Reflecting: How Online Community Supports Young People as Designers of Interactive Media.’ <text:span text:style-name="T2">In</text:span> Mouza, C. and Lavigne, N. (eds) <text:span text:style-name="T2">Emerging Technologies for the Classroom</text:span>. New York, NY: Springer New York, pp. 253–268.</text:p>
        <text:p text:style-name="Bibliography_20_1">Brown, K. and Cole, M. (2008) ‘Cultural Historical Activity Theory and the Expansion of Opportunities for Learning After School.’ <text:span text:style-name="T2">In</text:span> <text:span text:style-name="T2">Learning for Life in the 21st Century: Sociocultural Perspectives on the Future of Education</text:span>. Blackwell Publishing Ltd, pp. 225–238.</text:p>
        <text:p text:style-name="Bibliography_20_1">Buechley, L., Eisenberg, M., Catchen, J. and Crockett, A. (2008) ‘The LilyPad Arduino: using computational textiles to investigate engagement, aesthetics, and diversity in computer science education.’ <text:span text:style-name="T2">In</text:span> <text:span text:style-name="T2">Proceedings of the SIGCHI Conference on Human Factors in Computing Systems</text:span>. Florence Italy: ACM, pp. 423–432.</text:p>
        <text:p text:style-name="Bibliography_20_1">Caillois, R. (2001) <text:span text:style-name="T2">Man, Play and Games</text:span>. Reprint edition, Urbana: University of Illinois Press.</text:p>
        <text:p text:style-name="Bibliography_20_1">Chesterman, M. (2015) <text:span text:style-name="T2">Webmaking using Javascript to promote student engagement and constructivist learning approaches at KS3</text:span>. [Online] [Accessed on 19th March 2016] http://digitalducks.org/blog/project-report-webmaking/.</text:p>
        <text:p text:style-name="Bibliography_20_1">Cole, M. and Packer, M. (2016) ‘Design-Based Intervention Research as the Science of the Doubly Artificial.’ <text:span text:style-name="T2">Journal of the Learning Sciences</text:span>. Routledge, 25(4) pp. 503–530.</text:p>
        <text:p text:style-name="Bibliography_20_1">Cook, S., Rao, K. and Cook, B. (2016) ‘Using universal design for learning to personalize an <text:soft-page-break/>evidence-based practice for students with disabilities.’ <text:span text:style-name="T2">In</text:span>, pp. 239–248.</text:p>
        <text:p text:style-name="Bibliography_20_1">da Cruz Silva, D. S., Schots, M. and Duboc, L. (2019) ‘Fostering Design Patterns Education: An Exemplar Inspired in the Angry Birds Game Franchise.’ <text:span text:style-name="T2">In</text:span> <text:span text:style-name="T2">Proceedings of the XVIII Brazilian Symposium on Software Quality</text:span>. Fortaleza, Brazil: Association for Computing Machinery (SBQS’19), pp. 168–177.</text:p>
        <text:p text:style-name="Bibliography_20_1">Csizmadia, A., Curzon, P., Dorling, M., Humphreys, S., Ng, T., Selby, C. and Woollard, J. (2015a) <text:span text:style-name="T2">Computational thinking - a guide for teachers</text:span>. Computing at School.</text:p>
        <text:p text:style-name="Bibliography_20_1">Csizmadia, A., Curzon, P., Dorling, M., Humphreys, S., Ng, T., Selby, C. and Woollard, J. (2015b) <text:span text:style-name="T2">Computational thinking - A guide for teachers</text:span>.</text:p>
        <text:p text:style-name="Bibliography_20_1">Curzon, P., Waite, J., Maton, K. and Donohue, J. (2020) ‘Using semantic waves to analyse the effectiveness of unplugged computing activities.’ <text:span text:style-name="T2">In</text:span> <text:span text:style-name="T2">Proceedings of the 15th Workshop on Primary and Secondary Computing Education</text:span>. New York, NY, USA: Association for Computing Machinery (WiPSCE ’20), pp. 1–10.</text:p>
        <text:p text:style-name="Bibliography_20_1">Degner, M., Moser, S. and Lewalter, D. (2022) ‘Digital media in institutional informal learning places: A systematic literature review.’ <text:span text:style-name="T2">Computers and Education Open</text:span>, 3, December, p. 100068.</text:p>
        <text:p text:style-name="Bibliography_20_1">Denner, J. (2007) ‘The Girls Creating Games Program: An Innovative Approach to Integrating Technology into Middle School.’ <text:span text:style-name="T2">Meridian: A Middle School Computer Technologies Journal</text:span>, 10(1).</text:p>
        <text:p text:style-name="Bibliography_20_1">Denner, J. and Campe, S. (2008) ‘What do girls want? What games made by girls can tell us.’ <text:span text:style-name="T2">Beyond Barbie and Mortal Kombat: New perspectives on gender and gaming</text:span> pp. 128–144.</text:p>
        <text:p text:style-name="Bibliography_20_1">Denner, J., Ortiz, E., Campe, S. and Werner, L. (2014) ‘Beyond Stereotypes of Gender and Gaming: Video Games Made by Middle School Students.’ <text:span text:style-name="T2">In</text:span> Angelides, M. C. and Agius, H. (eds) <text:span text:style-name="T2">Handbook of Digital Games</text:span>. Hoboken, NJ, USA: John Wiley &amp; Sons, Inc., pp. 667–688.</text:p>
        <text:p text:style-name="Bibliography_20_1">Denner, J., Werner, L., Campe, S. and Ortiz, E. (2014) ‘Using game mechanics to measure what students learn from programming games.’ <text:span text:style-name="T2">International Journal of Game-Based Learning (IJGBL)</text:span>, 4(3) pp. 13–22.</text:p>
        <text:p text:style-name="Bibliography_20_1">Denner, J., Werner, L. and Ortiz, E. (2012) ‘Computer games created by middle school girls: Can they be used to measure understanding of computer science concepts?’ <text:span text:style-name="T2">Computers &amp; Education</text:span>, 58(1) pp. 240–249.</text:p>
        <text:p text:style-name="Bibliography_20_1">DiSalvo, B., Guzdial, M., Bruckman, A. and McKlin, T. (2014) ‘Saving Face While Geeking Out: Video Game Testing as a Justification for Learning Computer Science.’ <text:span text:style-name="T2">Journal of the Learning Sciences</text:span>, 23(3) pp. 272–315.</text:p>
        <text:p text:style-name="Bibliography_20_1">DiSalvo, B. J., Crowley, K. and Norwood, R. (2008) ‘Learning in Context <text:s text:c="51"/>, <text:s text:c="60"/>Learning in Context: Digital Games and Young Black <text:soft-page-break/>Men <text:s text:c="12"/>, <text:s text:c="21"/>Digital Games and Young Black Men.’ <text:span text:style-name="T2">Games and Culture</text:span>, 3(2) pp. 131–141.</text:p>
        <text:p text:style-name="Bibliography_20_1">DiSalvo, B. J., Guzdail, M., Mcklin, T., Meadows, C., Perry, K., Steward, C. and Bruckman, A. (2009) ‘Glitch Game Testers: African American Men Breaking Open the Console.’ <text:span text:style-name="T2">In</text:span> <text:span text:style-name="T2">Breaking New Ground: Innovation in Games, Play, Practice and Theory.</text:span>, p. 7.</text:p>
        <text:p text:style-name="Bibliography_20_1">Doroudi, S. and Ahmad, Y. (2023) ‘The Relevance of Ivan Illich’s Learning Webs 50 Years On.’ <text:span text:style-name="T2">In</text:span> <text:span text:style-name="T2">Proceedings of the Tenth ACM Conference on Learning @ Scale</text:span>. New York, NY, USA: Association for Computing Machinery (L@S ’23), pp. 99–109.</text:p>
        <text:p text:style-name="Bibliography_20_1">Eberhardt, R. (2016) ‘No One Way to Jam: Game Jams for Creativity, Learning, Entertainment, and Research.’ <text:span text:style-name="T2">In</text:span>. ACM Press, pp. 34–37.</text:p>
        <text:p text:style-name="Bibliography_20_1">Eladhari, M. P. and Ollila, E. M. (2012) ‘Design for research results: experimental prototyping and play testing.’ <text:span text:style-name="T2">Simulation &amp; Gaming</text:span>, 43(3) pp. 391–412.</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Eshach, H. (2007) ‘Bridging In-school and Out-of-school Learning: Formal, Non-Formal, and Informal Education.’ <text:span text:style-name="T2">Journal of Science Education and Technology</text:span>, 16(2) pp. 171–190.</text:p>
        <text:p text:style-name="Bibliography_20_1">Fensham-Smith, A. J. (2021) ‘Invisible pedagogies in home education: Freedom, power and control.’ <text:span text:style-name="T2">Journal of Pedagogy</text:span>, 12(1) pp. 5–27.</text:p>
        <text:p text:style-name="Bibliography_20_1">Fields, D. and Enyedy, N. (2013) ‘Picking Up the Mantle of “Expert”: Assigned Roles, Assertion of Identity, and Peer Recognition Within a Programming Class.’ <text:span text:style-name="T2">Mind, Culture, and Activity</text:span>. Routledge, 20(2) pp. 113–131.</text:p>
        <text:p text:style-name="Bibliography_20_1">Franklin, D., Coenraad, M., Palmer, J., Eatinger, D., Zipp, A., Anaya, M., White, M., Pham, H., Gökdemir, O. and Weintrop, D. (2020) ‘An Analysis of Use-Modify-Create Pedagogical Approach’s Success in Balancing Structure and Student Agency.’ <text:span text:style-name="T2">In</text:span> <text:span text:style-name="T2">Proceedings of the 2020 ACM Conference on International Computing Education Research</text:span>. Virtual Event New Zealand: ACM, pp. 14–24.</text:p>
        <text:p text:style-name="Bibliography_20_1">Fuller, G. (2015) ‘IN THE GARAGE: assemblage, opportunity and techno-aesthetics.’ <text:span text:style-name="T2">Angelaki</text:span>, 20(1) pp. 125–136.</text:p>
        <text:p text:style-name="Bibliography_20_1">Fyfe, E. R., McNeil, N. M., Son, J. Y. and Goldstone, R. L. (2014) ‘Concreteness Fading in Mathematics and Science Instruction: a Systematic Review.’ <text:span text:style-name="T2">Educational Psychology Review</text:span>, 26(1) pp. 9–25.</text:p>
        <text:p text:style-name="Bibliography_20_1">Gabler, K., Gray, K., Shodhan, S. and Kucic, M. (2005) ‘How to prototype a game in under 7 <text:soft-page-break/>days.’ <text:span text:style-name="T2">Gamasutra, October</text:span>, 26.</text:p>
        <text:p text:style-name="Bibliography_20_1">Galen, J. V. and Pitman, M. A. (1991) <text:span text:style-name="T2">Home Schooling: Political, Historical, and Pedagogical Perspectives</text:span>. Bloomsbury Publishing USA.</text:p>
        <text:p text:style-name="Bibliography_20_1">Games for Change (2017) <text:span text:style-name="T2">Get your copy of The Game Jam Guide</text:span>. Games for Change. [Online] [Accessed on 30th October 2017] http://www.gamesforchange.org/2017/08/get-your-copy-of-the-the-game-jam-guide/.</text:p>
        <text:p text:style-name="Bibliography_20_1">Gamma, E., Johnson, R., Vlissides, J. and Helm, R. (1995) <text:span text:style-name="T2">Design patterns: elements of reusable object-oriented software</text:span>. Addison-Wesley.</text:p>
        <text:p text:style-name="Bibliography_20_1">Garda, M. B. (2014) ‘Nostalgia in retro game design.’ <text:span text:style-name="T2">In</text:span> <text:span text:style-name="T2">DiGRA - Proceedings of the 2013 DiGRA International Conference: DeFragging Game Studies</text:span>.</text:p>
        <text:p text:style-name="Bibliography_20_1">Garneli, V., Giannakos, M. N. and Chorianopoulos, K. (2015) ‘Computing education in K-12 schools: A review of the literature.’ <text:span text:style-name="T2">In</text:span> <text:span text:style-name="T2">2015 IEEE Global Engineering Education Conference (EDUCON)</text:span>, pp. 543–551.</text:p>
        <text:p text:style-name="Bibliography_20_1">Gee, J. P. (2004) <text:span text:style-name="T2">What video games have to teach us about learning and literacy</text:span>. 1. paperback ed, New York, NY: Palgrave Macmillan (Education).</text:p>
        <text:p text:style-name="Bibliography_20_1">Gill, C. (2012) ‘Process drama: Bridging the Arts and the Sciences.’ <text:span text:style-name="T2">Pertanika Journal of Social Science and Humanities</text:span>, 20, February, pp. 1299–1310.</text:p>
        <text:p text:style-name="Bibliography_20_1">Goddard, W., Byrne, R. and Mueller, F. ‘Floyd’ (2014) ‘Playful Game Jams: Guidelines for Designed Outcomes.’ <text:span text:style-name="T2">In</text:span>. ACM Press, pp. 1–10.</text:p>
        <text:p text:style-name="Bibliography_20_1">Gomes, A. and Mendes, A. J. (2007) ‘Learning to program-difficulties and solutions.’ <text:span text:style-name="T2">In</text:span> <text:span text:style-name="T2">International conference on engineering Education–ICEE</text:span>.</text:p>
        <text:p text:style-name="Bibliography_20_1">Gray, P. and Riley, G. (2013) ‘The Challenges and Benefits of Unschooling, According to 232 Families Who Have Chosen that Route,’ 7(14).</text:p>
        <text:p text:style-name="Bibliography_20_1">Harel, I. and Papert, S. (eds) (1991) <text:span text:style-name="T2">Constructionism: research reports and essays, 1985-1990</text:span>. Norwood, N.J: Ablex Pub. Corp.</text:p>
        <text:p text:style-name="Bibliography_20_1">Hazzan, O. (2002) ‘Reducing abstraction level when learning computability theory concepts.’ <text:span text:style-name="T2">ACM SIGCSE Bulletin</text:span>, 34(3) pp. 156–160.</text:p>
        <text:p text:style-name="Bibliography_20_1">Head, A., Jiang, J., Smith, J., Hearst, M. A. and Hartmann, B. (2020) ‘Composing Flexibly-Organized Step-by-Step Tutorials from Linked Source Code, Snippets, and Outputs.’ <text:span text:style-name="T2">In</text:span> <text:span text:style-name="T2">Proceedings of the 2020 CHI Conference on Human Factors in Computing Systems</text:span>. New York, NY, USA: Association for Computing Machinery (CHI ’20), pp. 1–12.</text:p>
        <text:p text:style-name="Bibliography_20_1">Heathcote, D. and Bolton, G. (1994) <text:span text:style-name="T2">Drama for Learning: Dorothy Heathcote’s Mantle of the </text:span><text:soft-page-break/><text:span text:style-name="T2">Expert Approach to Education. Dimensions of Drama Series.</text:span> ERIC.</text:p>
        <text:p text:style-name="Bibliography_20_1">Heathcote, D., Johnson, L. and O’Neill, C. (1984) <text:span text:style-name="T2">Dorothy Heathcote: collected writings on education and drama</text:span>. London: Hutchinson.</text:p>
        <text:p text:style-name="Bibliography_20_1">Heineman, D. S. (2014) ‘Public memory and gamer identity: Retrogaming as nostalgia.’ <text:span text:style-name="T2">Journal of Games Criticism</text:span>, 1(1) pp. 1–24.</text:p>
        <text:p text:style-name="Bibliography_20_1">Hernandez, C., Ravn, O. and Valero, P. (2015) ‘The Aalborg University PO-PBL Model from a Socio-cultural Learning Perspective.’ <text:span text:style-name="T2">Journal of Problem Based Learning in Higher Education</text:span>, 3(2).</text:p>
        <text:p text:style-name="Bibliography_20_1">Hinton, L. (n.d.) ‘Workplace-focused Development Drama (Mantle of the Expert) and Writing.’</text:p>
        <text:p text:style-name="Bibliography_20_1">Holstermann, N., Grube, D. and Bögeholz, S. (2010) ‘Hands-on Activities and Their Influence on Students’ Interest.’ <text:span text:style-name="T2">Research in Science Education</text:span>, 40(5) pp. 743–757.</text:p>
        <text:p text:style-name="Bibliography_20_1">Hoyles, C. (1993) ‘Microworlds/Schoolworlds: The Transformation of an Innovation.’ <text:span text:style-name="T2">In</text:span> Keitel, C. and Ruthven, K. (eds) <text:span text:style-name="T2">Learning from Computers: Mathematics Education and Technology</text:span>. Berlin, Heidelberg: Springer (NATO ASI Series), pp. 1–17.</text:p>
        <text:p text:style-name="Bibliography_20_1">Hoyles, C. and Noss, R. (1992) ‘A pedagogy for mathematical microworlds.’ <text:span text:style-name="T2">Educational Studies in Mathematics</text:span>, 23(1) pp. 31–57.</text:p>
        <text:p text:style-name="Bibliography_20_1">Humble, N. (n.d.) ‘The use of Programming Tools in Teaching and Learning Material by K-12 Teachers.’</text:p>
        <text:p text:style-name="Bibliography_20_1">Itō, M., Baumer, S., Bittanti, M. and Antin, J. (eds) (2010) <text:span text:style-name="T2">Hanging out, messing around, and geeking out: kids living and learning with new media</text:span>. Cambridge, Mass.: MIT Press (The John D. and Catherine T. MacArthur Foundation series on digital media and learning).</text:p>
        <text:p text:style-name="Bibliography_20_1">Ito, M., Gutiérrez, K., Livingstone, S., Penuel, B., Rhodes, J., Salen, K., Schor, J., Sefton-Green, J. and Watkins, S. C. (2013) <text:span text:style-name="T2">Connected Learning.</text:span> Cork: BookBaby.</text:p>
        <text:p text:style-name="Bibliography_20_1">Jaffurs, S. E. (2004) ‘The impact of informal music learning practices in the classroom, or how I learned how to teach from a garage band.’ <text:span text:style-name="T2">International Journal of Music Education</text:span>, 22(3) pp. 189–200.</text:p>
        <text:p text:style-name="Bibliography_20_1">Jenkins, H. (2009) <text:span text:style-name="T2">Confronting the challenges of participatory culture: media education for the 21st century</text:span>. Cambridge, MA: The MIT Press (The John D. and Catherine T. MacArthur Foundation Reports on Digital Media and Learning).</text:p>
        <text:p text:style-name="Bibliography_20_1">João, P., Nuno, D., Fábio, S. F. and Ana, P. (2019) ‘A Cross-analysis of Block-based and Visual Programming Apps with Computer Science Student-Teachers.’ <text:span text:style-name="T2">Education Sciences</text:span>. Multidisciplinary Digital Publishing Institute, 9(3) p. 181.</text:p>
        <text:p text:style-name="Bibliography_20_1"><text:soft-page-break/>Johnson, P. and Robinson, P. (2014) ‘Civic Hackathons: Innovation, Procurement, or Civic Engagement?: Civic Hackathon: Procurement or Civic Engagement?’ <text:span text:style-name="T2">Review of Policy Research</text:span>, 31(4) pp. 349–357.</text:p>
        <text:p text:style-name="Bibliography_20_1">Kafai, Y. B., Burke, Q. and Resnick, M. (2014) <text:span text:style-name="T2">Connected Code: Why Children Need to Learn Programming</text:span>. Cambridge, UNITED STATES: MIT Press.</text:p>
        <text:p text:style-name="Bibliography_20_1">Kafai, Y. B., Burke, Q. and Steinkuehler, C. (2016) <text:span text:style-name="T2">Connected Gaming: What Making Video Games Can Teach Us about Learning and Literacy</text:span>. MIT Press.</text:p>
        <text:p text:style-name="Bibliography_20_1">Kafai, Y. B. and Resnick, M. (1996) <text:span text:style-name="T2">Constructionism in Practice: Designing, Thinking, and Learning in A Digital World</text:span>. 1 edition, Mahwah, N.J: Routledge.</text:p>
        <text:p text:style-name="Bibliography_20_1">Kafai, Y. and Burke, Q. (2014a) ‘Beyond game design for broadening participation: building new clubhouses of computing for girls.’ <text:span text:style-name="T2">In</text:span> <text:span text:style-name="T2">Proceedings of Gender and IT Appropriation. Science and Practice on Dialogue - Forum for Interdisciplinary Exchange</text:span>. Siegen, Germany, Germany: European Society for Socially Embedded Technologies (Gender IT ’14), p. 21:21-21:28.</text:p>
        <text:p text:style-name="Bibliography_20_1">Kafai, Y. and Burke, Q. (2014b) ‘Mindstorms 2.0 Children, Programming, and Computational Participation.’ <text:span text:style-name="T2">In</text:span>.</text:p>
        <text:p text:style-name="Bibliography_20_1">Kafai, Y. and Burke, Q. (2015) ‘Constructionist gaming: understanding the benefits of making games for learning.’ <text:span text:style-name="T2">Educational Psychologist</text:span>, 50(4) pp. 313–334.</text:p>
        <text:p text:style-name="Bibliography_20_1">Kafai, Y., Richard, G. T. and Tynes, B. M. (2017) <text:span text:style-name="T2">Diversifying barbie and mortal kombat: intersectional perspectives and inclusive designs in gaming</text:span>. Pittsburgh: ETC Press.</text:p>
        <text:p text:style-name="Bibliography_20_1">Kajamaa, A. and Kumpulainen, K. (2019) ‘Young people, digital mediation, and transformative agency, special issue (part 1).’ <text:span text:style-name="T2">Mind, Culture, and Activity</text:span>, 26(3) pp. 201–206.</text:p>
        <text:p text:style-name="Bibliography_20_1">Kienzler, H. and Fontanesi, C. (2017) ‘Learning through inquiry: a Global Health Hackathon.’ <text:span text:style-name="T2">Teaching in Higher Education</text:span>, 22(2) pp. 129–142.</text:p>
        <text:p text:style-name="Bibliography_20_1">Kim, A. S. and Ko, A. J. (2017) ‘A Pedagogical Analysis of Online Coding Tutorials.’ <text:span text:style-name="T2">In</text:span> <text:span text:style-name="T2">Proceedings of the 2017 ACM SIGCSE Technical Symposium on Computer Science Education</text:span>. New York, NY, USA: Association for Computing Machinery (SIGCSE ’17), pp. 321–326.</text:p>
        <text:p text:style-name="Bibliography_20_1">Kirschner, P. A., Sweller, J. and Clark, R. E. (2006) ‘Why minimal guidance during instruction does not work: An analysis of the failure of constructivist, discovery, problem-based, experiential, and inquiry-based teaching.’ <text:span text:style-name="T2">Educational psychologist</text:span>, 41(2) pp. 75–86.</text:p>
        <text:p text:style-name="Bibliography_20_1">Kollar, I., Fischer, F. and Hesse, F. W. (2006) ‘Collaboration Scripts – A Conceptual Analysis.’ <text:span text:style-name="T2">Educational Psychology Review</text:span>, 18(2) pp. 159–185.</text:p>
        <text:p text:style-name="Bibliography_20_1">Kynigos, C. (2007) ‘Half-Baked Logo Microworlds as Boundary Objects in Integrated Design.’ <text:span text:style-name="T2">Informatics in Education - An International Journal</text:span>, 6(2) pp. 335–359.</text:p>
        <text:p text:style-name="Bibliography_20_1"><text:soft-page-break/>Kynigos, C. and Yiannoutsou, N. (2018) ‘Children challenging the design of half-baked games: Expressing values through the process of game modding.’ <text:span text:style-name="T2">International Journal of Child-Computer Interaction</text:span>, April.</text:p>
        <text:p text:style-name="Bibliography_20_1">Lee, C. H. and Soep, E. (2016) ‘None But Ourselves Can Free Our Minds: Critical Computational Literacy as a Pedagogy of Resistance.’ <text:span text:style-name="T2">Equity &amp; Excellence in Education</text:span>. Routledge, 49(4) pp. 480–492.</text:p>
        <text:p text:style-name="Bibliography_20_1">Lee, I., Martin, F., Denner, J., Coulter, B., Allan, W., Erickson, J., Malyn-Smith, J. and Werner, L. (2011) ‘Computational thinking for youth in practice.’ <text:span text:style-name="T2">ACM Inroads</text:span>, 2(1) pp. 32–37.</text:p>
        <text:p text:style-name="Bibliography_20_1">Livingstone, I. and Hope, A. (2011) <text:span text:style-name="T2">Next Gen: Transforming the UK into the world’s leading talent hub for the video games and visual effects industries</text:span>. National Endowment for Science, Technology and the Arts (NESTA),.</text:p>
        <text:p text:style-name="Bibliography_20_1">Livingstone, S., Blum-Ross, A., Pavlick, J. and Ólafsson, K. (2018) ‘In the digital home, how do parents support their children and who supports them?’</text:p>
        <text:p text:style-name="Bibliography_20_1">Lodi, M. and Martini, S. (2021) ‘Computational Thinking, Between Papert and Wing.’ <text:span text:style-name="T2">Science &amp; Education</text:span>, 30(4) pp. 883–908.</text:p>
        <text:p text:style-name="Bibliography_20_1">Luther, K., Caine, K., Ziegler, K. and Bruckman, A. (2010) ‘Why It Works (when It Works): Success Factors in Online Creative Collaboration.’ <text:span text:style-name="T2">In</text:span> <text:span text:style-name="T2">Proceedings of the 16th ACM International Conference on Supporting Group Work</text:span>. New York, NY, USA: ACM (GROUP ’10), pp. 1–10.</text:p>
        <text:p text:style-name="Bibliography_20_1">Lye, S. Y. and Koh, J. H. L. (2014) ‘Review on teaching and learning of computational thinking through programming: What is next for K-12?’ <text:span text:style-name="T2">Computers in Human Behavior</text:span>, 41, December, pp. 51–61.</text:p>
        <text:p text:style-name="Bibliography_20_1">Lytle, N., Cateté, V., Boulden, D., Dong, Y., Houchins, J., Milliken, A., Isvik, A., Bounajim, D., Wiebe, E. and Barnes, T. (2019) ‘Use, Modify, Create: Comparing Computational Thinking Lesson Progressions for STEM Classes.’ <text:span text:style-name="T2">In</text:span> <text:span text:style-name="T2">Proceedings of the 2019 ACM Conference on Innovation and Technology in Computer Science Education</text:span>. Aberdeen Scotland Uk: ACM, pp. 395–401.</text:p>
        <text:p text:style-name="Bibliography_20_1">Lytle, N., Catete, V., Isvik, A., Boulden, D., Dong, Y., Wiebe, E. and Barnes, T. (2019) ‘From “Use” to “Choose”: Scaffolding CT Curricula and Exploring Student Choices while Programming (Practical Report).’ <text:span text:style-name="T2">In</text:span> <text:span text:style-name="T2">Proceedings of the 14th Workshop in Primary and Secondary Computing Education</text:span>. New York, NY, USA: Association for Computing Machinery (WiPSCE’19), pp. 1–6.</text:p>
        <text:p text:style-name="Bibliography_20_1">Macnaught, L., Maton, K., Martin, J. R. and Matruglio, E. (2013) ‘Jointly constructing semantic waves: Implications for teacher training.’ <text:span text:style-name="T2">Linguistics and Education</text:span>. (Cumulative knowledge-building in secondary schooling), 24(1) pp. 50–63.</text:p>
        <text:p text:style-name="Bibliography_20_1">Margolis, J. and Fisher, A. (2002) <text:span text:style-name="T2">Unlocking the clubhouse: women in computing</text:span>. Cambridge, <text:soft-page-break/>Mass: MIT Press.</text:p>
        <text:p text:style-name="Bibliography_20_1">Mayer, R. E. (2004) ‘Should There Be a Three-Strikes Rule Against Pure Discovery Learning?’ <text:span text:style-name="T2">American Psychologist</text:span>, 59(1) pp. 14–19.</text:p>
        <text:p text:style-name="Bibliography_20_1">Meriläinen, M., Aurava, R., Kultima, A. and Stenros, J. (2020) ‘Game Jams for Learning and Teaching: A Review.’ <text:span text:style-name="T2">International Journal of Game-Based Learning</text:span>, 10(2) pp. 54–71.</text:p>
        <text:p text:style-name="Bibliography_20_1">Moll, L. C., Amanti, C., Neff, D. and Gonzalez, N. (1992) ‘Funds of knowledge for teaching: using a qualitative approach to connect homes and classrooms.’ <text:span text:style-name="T2">Theory into Practice</text:span>, 31(2,) pp. 132–141.</text:p>
        <text:p text:style-name="Bibliography_20_1">Mozilla Foundation (2014) <text:span text:style-name="T2">Webmaker Whitepaper</text:span>. [Online] [Accessed on 9th May 2015] https://wiki.mozilla.org/Webmaker/Whitepaper.</text:p>
        <text:p text:style-name="Bibliography_20_1">Olsson, C. M., Björk, S. and Dahlskog, S. (2014) ‘The conceptual relationship model: understanding patterns and mechanics in game design.’ <text:span text:style-name="T2">In</text:span> <text:span text:style-name="T2">Digital games research association (DiGRA), snowbird, utah, USA (2014)</text:span>. DiGRA, pp. 1–16.</text:p>
        <text:p text:style-name="Bibliography_20_1">Papert, S. (1980a) <text:span text:style-name="T2">Mindstorms: children, computers, and powerful ideas</text:span>. New York: Basic Books.</text:p>
        <text:p text:style-name="Bibliography_20_1">Papert, S. (1980b) <text:span text:style-name="T2">Mindstorms: children, computers, and powerful ideas</text:span>. 2nd ed, New York: Basic Books.</text:p>
        <text:p text:style-name="Bibliography_20_1">Papert, S. (1993) <text:span text:style-name="T2">The children’s machine: rethinking school in the age of the computer</text:span>. New York: BasicBooks.</text:p>
        <text:p text:style-name="Bibliography_20_1">Papert, S. (2002) ‘The Turtle’s Long Slow Trip: Macro-Educological Perspectives on Microworlds.’ <text:span text:style-name="T2">Journal of Educational Computing Research</text:span>, 27(1) pp. 7–27.</text:p>
        <text:p text:style-name="Bibliography_20_1">Papert, S. and Turkle, S. (1990) ‘Epistemological Pluralism and the Revaluation of the Concrete.’ <text:span text:style-name="T2">Signs</text:span>, 16(1).</text:p>
        <text:p text:style-name="Bibliography_20_1">Patterson, R., Chesterman, M. and Ramsey, A. (2019) ‘Drama and STEM.’ <text:span text:style-name="T2">In</text:span> Caldwell, H. and Pope, S. (eds) <text:span text:style-name="T2">STEM in the Primary Curriculum</text:span>. 1 edition, Thousand Oaks, CA: Learning Matters.</text:p>
        <text:p text:style-name="Bibliography_20_1">Pelletier, C. (2008) ‘Gaming in Context: How Young People Construct Their Gendered Identities in Playing and Making Games.’ <text:span text:style-name="T2">In</text:span> Kafai, Y. B., Heeter, C., Denner, J., Sun, J. Y., Kafai, Y. B., and Sun, J. Y. (eds) <text:span text:style-name="T2">Beyond Barbie and Mortal Kombat: New Perspectives on Gender and Gaming</text:span>. Cambridge, MA: MIT Press, pp. 145–159.</text:p>
        <text:p text:style-name="Bibliography_20_1">Picton, I., Clark, C. and Judge, T. (2020) <text:span text:style-name="T2">Video game playing and literacy: a survey of young people aged 11 to 16</text:span>. National Literacy Trust, p. 31.</text:p>
        <text:p text:style-name="Bibliography_20_1"><text:soft-page-break/>Pinheiro, R. (2011) ‘The creative process in the context of jazz jam sessions.’ <text:span text:style-name="T2">Journal of Music and Dance</text:span>, 1(1) pp. 1–5.</text:p>
        <text:p text:style-name="Bibliography_20_1">Preston, D. (2006) ‘Using collaborative learning research to enhance pair programming pedagogy.’ <text:span text:style-name="T2">ACM SIGITE Newsletter</text:span>, 3(1) pp. 16–21.</text:p>
        <text:p text:style-name="Bibliography_20_1">Rainer, J. and Lewis, M. (2012) <text:span text:style-name="T2">Drama at the Heart of the Secondary School: Projects to Promote Authentic Learning</text:span>. Routledge.</text:p>
        <text:p text:style-name="Bibliography_20_1">Rajala, A., Cole, M. and Esteban-Guitart, M. (2023) ‘Utopian methodology: Researching educational interventions to promote equity over multiple timescales.’ <text:span text:style-name="T2">Journal of the Learning Sciences</text:span>, 32(1) pp. 110–136.</text:p>
        <text:p text:style-name="Bibliography_20_1">Resnick, M. (2007) ‘All I really need to know (about creative thinking) I learned (by studying how children learn) in kindergarten.’ <text:span text:style-name="T2">In</text:span> <text:span text:style-name="T2">Proceedings of the 6th ACM SIGCHI conference on Creativity &amp; cognition</text:span>. ACM, pp. 1–6.</text:p>
        <text:p text:style-name="Bibliography_20_1">Resnick, M. (2012) <text:span text:style-name="T2">ScratchEd: Working with teachers to develop design-based <text:s/>approaches to the cultivation of computational thinking</text:span>. MIT.</text:p>
        <text:p text:style-name="Bibliography_20_1">Resnick, M. and Rusk, N. (2020) ‘Coding at a crossroads.’ <text:span text:style-name="T2">Communications of the ACM</text:span>, 63(11) pp. 120–127.</text:p>
        <text:p text:style-name="Bibliography_20_1">Resnick, M. and Silverman, B. (2005) ‘Some reflections on designing construction kits for kids.’ <text:span text:style-name="T2">In</text:span> <text:span text:style-name="T2">Proceedings of the 2005 conference on Interaction design and children</text:span>. ACM, pp. 117–122.</text:p>
        <text:p text:style-name="Bibliography_20_1">Rieber, L. P. (2004) ‘Microworlds.’ <text:span text:style-name="T2">In</text:span> <text:span text:style-name="T2">Handbook of Research on Educational Communications and Technology</text:span>. 2nd ed., Routledge.</text:p>
        <text:p text:style-name="Bibliography_20_1">Robertson, J. (2012) ‘Making games in the classroom: Benefits and gender concerns.’ <text:span text:style-name="T2">Computers &amp; Education</text:span>, 59(2) pp. 385–398.</text:p>
        <text:p text:style-name="Bibliography_20_1">Robertson, J. (2013) ‘The influence of a game-making project on male and female learners’ attitudes to computing.’ <text:span text:style-name="T2">Computer Science Education</text:span>, 23(1) pp. 58–83.</text:p>
        <text:p text:style-name="Bibliography_20_1">Robertson, J. and Nicholson, K. (2007) ‘Adventure Author: a learning environment to support creative design.’ <text:span text:style-name="T2">In</text:span> <text:span text:style-name="T2">Proceedings of the 6th international conference on Interaction design and children</text:span>. ACM, pp. 37–44.</text:p>
        <text:p text:style-name="Bibliography_20_1">Roque, R. and Jain, R. (2018) ‘Becoming Facilitators of Creative Computing in Out-of-School Settings’ p. 8.</text:p>
        <text:p text:style-name="Bibliography_20_1">Roque, R., Lin, K. and Liuzzi, R. (n.d.) ‘Engaging Parents as Creative Learning Partners in Computing’ p. 2.</text:p>
        <text:p text:style-name="Bibliography_20_1">Roque, R. V. (2016) <text:span text:style-name="T2">Family creative learning : designing structures to engage kids and parents </text:span><text:soft-page-break/><text:span text:style-name="T2">as computational creators</text:span>. Thesis. Massachusetts Institute of Technology.</text:p>
        <text:p text:style-name="Bibliography_20_1">Rothermel, P. (2003) ‘Can We Classify Motives for Home Education?’ <text:span text:style-name="T2">Evaluation &amp; Research in Education</text:span>. Routledge, 17(2–3) pp. 74–89.</text:p>
        <text:p text:style-name="Bibliography_20_1">Sawyer, R. K. (2003) <text:span text:style-name="T2">Group creativity: <text:s/>Music, theater, collaboration</text:span>. Mahwah, NJ, US: Lawrence Erlbaum Associates Publishers (Group creativity: <text:s/>Music, theater, collaboration), pp. ix, 214.</text:p>
        <text:p text:style-name="Bibliography_20_1">Schwan, S., Grajal, A. and Lewalter, D. (2014) ‘Understanding and Engagement in Places of Science Experience: Science Museums, Science Centers, Zoos, and Aquariums.’ <text:span text:style-name="T2">Educational Psychologist</text:span>. Routledge, 49(2) pp. 70–85.</text:p>
        <text:p text:style-name="Bibliography_20_1">Sefton-Green, J. and Erstad, O. (2012) ‘Identity, Community, and Learning Lives in the Digital Age.’ <text:span text:style-name="T2">In</text:span> Erstad, O. and Sefton-Green, J. (eds) <text:span text:style-name="T2">Identity, Community, and Learning Lives in the Digital Age</text:span>. 1st ed., Cambridge University Press, pp. 1–20.</text:p>
        <text:p text:style-name="Bibliography_20_1">Sentance, S., Waite, J. and Kallia, M. (2019) ‘Teaching computer programming with PRIMM: a sociocultural perspective.’ <text:span text:style-name="T2">Computer Science Education</text:span>. Routledge, 29(2–3) pp. 136–176.</text:p>
        <text:p text:style-name="Bibliography_20_1">Shaffer, D. and Resnick, M. (1999) ‘“Thick” Authenticity: New Media and Authentic Learning.’ <text:span text:style-name="T2">Journal of Interactive Learning Research</text:span>, 10, January.</text:p>
        <text:p text:style-name="Bibliography_20_1">Statter, D. and Armoni, M. (2016) ‘Teaching Abstract Thinking in Introduction to Computer Science for 7th Graders.’ <text:span text:style-name="T2">In</text:span> <text:span text:style-name="T2">Proceedings of the 11th Workshop in Primary and Secondary Computing Education on ZZZ - WiPSCE ’16</text:span>. M&amp;#252;nster, Germany: ACM Press, pp. 80–83.</text:p>
        <text:p text:style-name="Bibliography_20_1">Tedre, M. and Denning, P. J. (2016) ‘The long quest for computational thinking.’ <text:span text:style-name="T2">In</text:span> <text:span text:style-name="T2">Proceedings of the 16th Koli Calling International Conference on Computing Education Research</text:span>. Koli Finland: ACM, pp. 120–129.</text:p>
        <text:p text:style-name="Bibliography_20_1">Tekinbaş, K. S., Torres, R., Wolozin, L., Rufo-Tepper, R. and Shapiro, A. (2010) <text:span text:style-name="T2">Quest to learn: developing the school for digital kids</text:span>. Cambridge, Mass: The MIT Press.</text:p>
        <text:p text:style-name="Bibliography_20_1">Thayer, K. and Ko, A. J. (2017) ‘Barriers Faced by Coding Bootcamp Students.’ <text:span text:style-name="T2">In</text:span> <text:span text:style-name="T2">Proceedings of the 2017 ACM Conference on International Computing Education Research</text:span>. New York, NY, USA: Association for Computing Machinery (ICER ’17), pp. 245–253.</text:p>
        <text:p text:style-name="Bibliography_20_1">The Royal Society (2017) <text:span text:style-name="T2">After the Reboot: Computing Education in UK Schools</text:span>. The Royal Society.</text:p>
        <text:p text:style-name="Bibliography_20_1">Thorne, M. (2015) ‘Clubs: Web Literacy Basics curriculum.’ Mozilla Clubs. [Online] [Accessed on 11th July 2024] https://michellethorne.cc/2015/03/clubs-web-literacy-basics-curriculum/.</text:p>
        <text:p text:style-name="Bibliography_20_1">Vossoughi, S., Hooper, P. K. and Escudé, M. (2016) ‘Making through the lens of culture and power: Toward transformative visions for educational equity.’ <text:span text:style-name="T2">Harvard Educational Review</text:span>, <text:soft-page-break/>86(2) pp. 206–232.</text:p>
        <text:p text:style-name="Bibliography_20_1">Waite, J. (2017) <text:span text:style-name="T2">Pedagogy in teaching Computer Science in schools: A Literature Review</text:span>. Royal Society, p. 90.</text:p>
        <text:p text:style-name="Bibliography_20_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p. 14–40.</text:p>
        <text:p text:style-name="Bibliography_20_1">Waite, J. L., Curzon, P., Marsh, W., Sentance, S. and Hadwen-Bennett, A. (2018b) ‘Abstraction in action: K-5 teachers’ uses of levels of abstraction, particularly the design level, in teaching programming.’ <text:span text:style-name="T2">International Journal of Computer Science Education in Schools</text:span>, 2(1) p. 14.</text:p>
        <text:p text:style-name="Bibliography_20_1">Wang, W., Kwatra, A., Skripchuk, J., Gomes, N., Milliken, A., Martens, C., Barnes, T. and Price, T. (2021) ‘Novices’ Learning Barriers When Using Code Examples in Open-Ended Programming.’ <text:span text:style-name="T2">In</text:span> <text:span text:style-name="T2">Proceedings of the 26th ACM Conference on Innovation and Technology in Computer Science Education V. 1</text:span>. New York, NY, USA: Association for Computing Machinery (ITiCSE ’21), pp. 394–400.</text:p>
        <text:p text:style-name="Bibliography_20_1">Warr, M. and West, R. E. (2020) ‘Bridging Academic Disciplines with Interdisciplinary Project-based Learning: Challenges and Opportunities.’ <text:span text:style-name="T2">Interdisciplinary Journal of Problem-Based Learning</text:span>, 14(1).</text:p>
        <text:p text:style-name="Bibliography_20_1">Werner, L., Campe, S. and Denner, J. (2012) ‘Children learning computer science concepts via Alice game-programming.’ <text:span text:style-name="T2">In</text:span> <text:span text:style-name="T2">Proceedings of the 43rd ACM technical symposium on Computer Science Education</text:span>. New York, NY, USA: Association for Computing Machinery (SIGCSE ’12), pp. 427–432.</text:p>
        <text:p text:style-name="Bibliography_20_1">Werner, L., Denner, J. and Campe, S. (2014) ‘Children Programming Games: A Strategy for Measuring Computational Learning.’ <text:span text:style-name="T2">ACM Transactions on Computing Education</text:span>, 14(4) pp. 1–22.</text:p>
        <text:p text:style-name="Bibliography_20_1">Werner, L., Denner, J., Campe, S. and Kawamoto, D. C. (2012) ‘The Fairy Performance Assessment: Measuring Computational Thinking in Middle School.’ <text:span text:style-name="T2">In</text:span> <text:span text:style-name="T2">Proceedings of the 43rd ACM Technical Symposium on Computer Science Education</text:span>. New York, NY, USA: ACM (SIGCSE ’12), pp. 215–220.</text:p>
        <text:p text:style-name="Bibliography_20_1">Werner, L., Denner, J., Campe, S., Ortiz, E., DeLay, D., Hartl, A. C. and Laursen, B. (2013) ‘Pair programming for middle school students: does friendship influence academic outcomes?’ <text:span text:style-name="T2">In</text:span>. ACM Press, p. 421.</text:p>
        <text:p text:style-name="Bibliography_20_1">Werquin, P. (2009) ‘Recognition of Non-formal and Informal Learning in OECD Countries: an <text:soft-page-break/>Overview of Some Key Issues.’ <text:span text:style-name="T2">Recognition of Non-formal and Informal Learning in OECD Countries: an Overview of Some Key Issues</text:span>, (03/2009) March.</text:p>
        <text:p text:style-name="Bibliography_20_1">Wilensky, U. (1991) <text:span text:style-name="T2">Abstract meditations on the concrete and concrete implications for mathematics education</text:span>. Epistemology and Learning Group, MIT Media Laboratory Cambridge, MA.</text:p>
        <text:p text:style-name="Bibliography_20_1">Wi̇Narno, N., Rusdi̇Ana, D., Samsudi̇N, A., Susi̇Lowati̇, E., Ahmad, N. and Afi̇Fah, R. M. A. (2020) ‘The steps of the Engineering Design Process (EDP) in science education: A systematic literature review.’ <text:span text:style-name="T2">Journal for the Education of Gifted Young Scientists</text:span>, 8(4) pp. 1345–1360.</text:p>
        <text:p text:style-name="Bibliography_20_1">Wing, J. (2011) ‘Research notebook: Computational thinking—What and why.’ <text:span text:style-name="T2">The link magazine</text:span>, 6 pp. 20–23.</text:p>
        <text:p text:style-name="Bibliography_20_1">Wing, J. M. (2008) ‘Computational thinking and thinking about computing.’ <text:span text:style-name="T2">Philosophical Transactions of the Royal Society A: Mathematical, Physical and Engineering Sciences</text:span>, 366(1881) pp. 3717–3725.</text:p>
        <text:p text:style-name="Bibliography_20_1">Xiao, L. and Carroll, J. M. (2007) ‘Fostering an informal learning community of computer technologies at school.’ <text:span text:style-name="T2">Behaviour &amp; Information Technology</text:span>. Taylor &amp; Francis, 26(1) pp. 23–36.</text:p>
        <text:p text:style-name="Bibliography_20_1">Yu, J. and Roque, R. (2018) ‘A survey of computational kits for young children.’ <text:span text:style-name="T2">In</text:span> <text:span text:style-name="T2">Proceedings of the 17th ACM Conference on Interaction Design and Children <text:s/>- IDC ’18</text:span>. Trondheim, Norway: ACM Press, pp. 289–299.</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2. Literature Review</dc:title>
    <dc:description/>
    <dc:subject/>
    <meta:keyword/>
    <meta:initial-creator/>
    <dc:creator>Mick Chesterman</dc:creator>
    <meta:creation-date>2024-07-13T14:24:26Z</meta:creation-date>
    <dc:date>2024-07-13T15:28:21.190251573</dc:date>
    <meta:editing-duration>PT3M40S</meta:editing-duration>
    <meta:editing-cycles>2</meta:editing-cycles>
    <meta:document-statistic meta:table-count="0" meta:image-count="0" meta:object-count="0" meta:page-count="52" meta:paragraph-count="724" meta:word-count="20168" meta:character-count="130730" meta:non-whitespace-character-count="111365"/>
    <meta:user-defined meta:name="ZOTERO_PREF_1">&lt;data data-version="3" zotero-version="6.0.35"&gt;&lt;session id="OXnfe9Ez"/&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